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tailed_20_Poi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iled Poin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oted For</text:p>
          </table:table-cell>
          <table:table-cell table:style-name="ce3" office:value-type="string" calcext:value-type="string">
            <text:p>Juror A</text:p>
          </table:table-cell>
          <table:table-cell table:style-name="ce3" office:value-type="string" calcext:value-type="string">
            <text:p>Juror B</text:p>
          </table:table-cell>
          <table:table-cell table:style-name="ce3" office:value-type="string" calcext:value-type="string">
            <text:p>Juror C</text:p>
          </table:table-cell>
          <table:table-cell table:style-name="ce3" office:value-type="string" calcext:value-type="string">
            <text:p>Juror D</text:p>
          </table:table-cell>
          <table:table-cell table:style-name="ce3" office:value-type="string" calcext:value-type="string">
            <text:p>Juror E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Televoting</text:p>
          </table:table-cell>
          <table:table-cell table:style-name="ce3" office:value-type="string" calcext:value-type="string">
            <text:p>Jury points</text:p>
          </table:table-cell>
          <table:table-cell table:style-name="ce3" office:value-type="string" calcext:value-type="string">
            <text:p>Televoting points</text:p>
          </table:table-cell>
          <table:table-cell table:style-name="ce3" office:value-type="string" calcext:value-type="string">
            <text:p>Jury rank</text:p>
          </table:table-cell>
          <table:table-cell table:style-name="ce3" office:value-type="string" calcext:value-type="string">
            <text:p>Televoting rank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]);&quot;/grand-final/results/&quot;);LOWER([.B2]));[.B2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,&quot;&quot;\d+ points?&quot;&quot;),REGEXEXTRACT(J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,&quot;&quot;\d+ points?&quot;&quot;),REGEXEXTRACT(K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3]);&quot;/grand-final/results/&quot;);LOWER([.B3]));[.B3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,&quot;&quot;\d+ points?&quot;&quot;),REGEXEXTRACT(J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,&quot;&quot;\d+ points?&quot;&quot;),REGEXEXTRACT(K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4]);&quot;/grand-final/results/&quot;);LOWER([.B4]));[.B4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,&quot;&quot;\d+ points?&quot;&quot;),REGEXEXTRACT(J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,&quot;&quot;\d+ points?&quot;&quot;),REGEXEXTRACT(K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5]);&quot;/grand-final/results/&quot;);LOWER([.B5]));[.B5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,&quot;&quot;\d+ points?&quot;&quot;),REGEXEXTRACT(J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,&quot;&quot;\d+ points?&quot;&quot;),REGEXEXTRACT(K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6]);&quot;/grand-final/results/&quot;);LOWER([.B6]));[.B6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,&quot;&quot;\d+ points?&quot;&quot;),REGEXEXTRACT(J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,&quot;&quot;\d+ points?&quot;&quot;),REGEXEXTRACT(K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7]);&quot;/grand-final/results/&quot;);LOWER([.B7]));[.B7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7,&quot;&quot;\d+ points?&quot;&quot;),REGEXEXTRACT(J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,&quot;&quot;\d+ points?&quot;&quot;),REGEXEXTRACT(K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8]);&quot;/grand-final/results/&quot;);LOWER([.B8]));[.B8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,&quot;&quot;\d+ points?&quot;&quot;),REGEXEXTRACT(J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,&quot;&quot;\d+ points?&quot;&quot;),REGEXEXTRACT(K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9]);&quot;/grand-final/results/&quot;);LOWER([.B9]));[.B9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9,&quot;&quot;\d+ points?&quot;&quot;),REGEXEXTRACT(J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9,&quot;&quot;\d+ points?&quot;&quot;),REGEXEXTRACT(K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0]);&quot;/grand-final/results/&quot;);LOWER([.B10]));[.B10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0,&quot;&quot;\d+ points?&quot;&quot;),REGEXEXTRACT(J1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0,&quot;&quot;\d+ points?&quot;&quot;),REGEXEXTRACT(K1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1]);&quot;/grand-final/results/&quot;);LOWER([.B11]));[.B11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1,&quot;&quot;\d+ points?&quot;&quot;),REGEXEXTRACT(J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,&quot;&quot;\d+ points?&quot;&quot;),REGEXEXTRACT(K1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2]);&quot;/grand-final/results/&quot;);LOWER([.B12]));[.B12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2,&quot;&quot;\d+ points?&quot;&quot;),REGEXEXTRACT(J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,&quot;&quot;\d+ points?&quot;&quot;),REGEXEXTRACT(K1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3]);&quot;/grand-final/results/&quot;);LOWER([.B13]));[.B13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3,&quot;&quot;\d+ points?&quot;&quot;),REGEXEXTRACT(J1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3,&quot;&quot;\d+ points?&quot;&quot;),REGEXEXTRACT(K1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4]);&quot;/grand-final/results/&quot;);LOWER([.B14]));[.B14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4,&quot;&quot;\d+ points?&quot;&quot;),REGEXEXTRACT(J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,&quot;&quot;\d+ points?&quot;&quot;),REGEXEXTRACT(K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5]);&quot;/grand-final/results/&quot;);LOWER([.B15]));[.B15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5,&quot;&quot;\d+ points?&quot;&quot;),REGEXEXTRACT(J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,&quot;&quot;\d+ points?&quot;&quot;),REGEXEXTRACT(K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6]);&quot;/grand-final/results/&quot;);LOWER([.B16]));[.B16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6,&quot;&quot;\d+ points?&quot;&quot;),REGEXEXTRACT(J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,&quot;&quot;\d+ points?&quot;&quot;),REGEXEXTRACT(K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7]);&quot;/grand-final/results/&quot;);LOWER([.B17]));[.B17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7,&quot;&quot;\d+ points?&quot;&quot;),REGEXEXTRACT(J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,&quot;&quot;\d+ points?&quot;&quot;),REGEXEXTRACT(K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8]);&quot;/grand-final/results/&quot;);LOWER([.B18]));[.B18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8,&quot;&quot;\d+ points?&quot;&quot;),REGEXEXTRACT(J1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8,&quot;&quot;\d+ points?&quot;&quot;),REGEXEXTRACT(K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9]);&quot;/grand-final/results/&quot;);LOWER([.B19]));[.B19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9,&quot;&quot;\d+ points?&quot;&quot;),REGEXEXTRACT(J1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9,&quot;&quot;\d+ points?&quot;&quot;),REGEXEXTRACT(K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0]);&quot;/grand-final/results/&quot;);LOWER([.B20]));[.B20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0,&quot;&quot;\d+ points?&quot;&quot;),REGEXEXTRACT(J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,&quot;&quot;\d+ points?&quot;&quot;),REGEXEXTRACT(K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0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1]);&quot;/grand-final/results/&quot;);LOWER([.B21]));[.B21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1,&quot;&quot;\d+ points?&quot;&quot;),REGEXEXTRACT(J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,&quot;&quot;\d+ points?&quot;&quot;),REGEXEXTRACT(K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2]);&quot;/grand-final/results/&quot;);LOWER([.B22]));[.B22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2,&quot;&quot;\d+ points?&quot;&quot;),REGEXEXTRACT(J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,&quot;&quot;\d+ points?&quot;&quot;),REGEXEXTRACT(K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3]);&quot;/grand-final/results/&quot;);LOWER([.B23]));[.B23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3,&quot;&quot;\d+ points?&quot;&quot;),REGEXEXTRACT(J2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3,&quot;&quot;\d+ points?&quot;&quot;),REGEXEXTRACT(K2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4]);&quot;/grand-final/results/&quot;);LOWER([.B24]));[.B24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4,&quot;&quot;\d+ points?&quot;&quot;),REGEXEXTRACT(J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,&quot;&quot;\d+ points?&quot;&quot;),REGEXEXTRACT(K2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5]);&quot;/grand-final/results/&quot;);LOWER([.B25]));[.B25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5,&quot;&quot;\d+ points?&quot;&quot;),REGEXEXTRACT(J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,&quot;&quot;\d+ points?&quot;&quot;),REGEXEXTRACT(K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6]);&quot;/grand-final/results/&quot;);LOWER([.B26]));[.B26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6,&quot;&quot;\d+ points?&quot;&quot;),REGEXEXTRACT(J26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6,&quot;&quot;\d+ points?&quot;&quot;),REGEXEXTRACT(K2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6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7]);&quot;/grand-final/results/&quot;);LOWER([.B27]));[.B27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,&quot;&quot;\d+ points?&quot;&quot;),REGEXEXTRACT(J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,&quot;&quot;\d+ points?&quot;&quot;),REGEXEXTRACT(K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2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8]);&quot;/grand-final/results/&quot;);LOWER([.B28]));[.B28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8,&quot;&quot;\d+ points?&quot;&quot;),REGEXEXTRACT(J2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8,&quot;&quot;\d+ points?&quot;&quot;),REGEXEXTRACT(K2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9]);&quot;/grand-final/results/&quot;);LOWER([.B29]));[.B29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9,&quot;&quot;\d+ points?&quot;&quot;),REGEXEXTRACT(J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,&quot;&quot;\d+ points?&quot;&quot;),REGEXEXTRACT(K2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0]);&quot;/grand-final/results/&quot;);LOWER([.B30]));[.B30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0,&quot;&quot;\d+ points?&quot;&quot;),REGEXEXTRACT(J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,&quot;&quot;\d+ points?&quot;&quot;),REGEXEXTRACT(K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1]);&quot;/grand-final/results/&quot;);LOWER([.B31]));[.B31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1,&quot;&quot;\d+ points?&quot;&quot;),REGEXEXTRACT(J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,&quot;&quot;\d+ points?&quot;&quot;),REGEXEXTRACT(K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2]);&quot;/grand-final/results/&quot;);LOWER([.B32]));[.B32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2,&quot;&quot;\d+ points?&quot;&quot;),REGEXEXTRACT(J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,&quot;&quot;\d+ points?&quot;&quot;),REGEXEXTRACT(K3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3]);&quot;/grand-final/results/&quot;);LOWER([.B33]));[.B33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3,&quot;&quot;\d+ points?&quot;&quot;),REGEXEXTRACT(J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,&quot;&quot;\d+ points?&quot;&quot;),REGEXEXTRACT(K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4]);&quot;/grand-final/results/&quot;);LOWER([.B34]));[.B34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34,&quot;&quot;\d+ points?&quot;&quot;),REGEXEXTRACT(J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,&quot;&quot;\d+ points?&quot;&quot;),REGEXEXTRACT(K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5]);&quot;/grand-final/results/&quot;);LOWER([.B35]));[.B35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5,&quot;&quot;\d+ points?&quot;&quot;),REGEXEXTRACT(J35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5,&quot;&quot;\d+ points?&quot;&quot;),REGEXEXTRACT(K35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5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5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6]);&quot;/grand-final/results/&quot;);LOWER([.B36]));[.B36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6,&quot;&quot;\d+ points?&quot;&quot;),REGEXEXTRACT(J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,&quot;&quot;\d+ points?&quot;&quot;),REGEXEXTRACT(K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6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7]);&quot;/grand-final/results/&quot;);LOWER([.B37]));[.B37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7,&quot;&quot;\d+ points?&quot;&quot;),REGEXEXTRACT(J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,&quot;&quot;\d+ points?&quot;&quot;),REGEXEXTRACT(K3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7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8]);&quot;/grand-final/results/&quot;);LOWER([.B38]));[.B38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8,&quot;&quot;\d+ points?&quot;&quot;),REGEXEXTRACT(J3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8,&quot;&quot;\d+ points?&quot;&quot;),REGEXEXTRACT(K3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9]);&quot;/grand-final/results/&quot;);LOWER([.B39]));[.B39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9,&quot;&quot;\d+ points?&quot;&quot;),REGEXEXTRACT(J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,&quot;&quot;\d+ points?&quot;&quot;),REGEXEXTRACT(K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0]);&quot;/grand-final/results/&quot;);LOWER([.B40]));[.B40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0,&quot;&quot;\d+ points?&quot;&quot;),REGEXEXTRACT(J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,&quot;&quot;\d+ points?&quot;&quot;),REGEXEXTRACT(K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1]);&quot;/grand-final/results/&quot;);LOWER([.B41]));[.B41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1,&quot;&quot;\d+ points?&quot;&quot;),REGEXEXTRACT(J41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1,&quot;&quot;\d+ points?&quot;&quot;),REGEXEXTRACT(K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2]);&quot;/grand-final/results/&quot;);LOWER([.B42]));[.B42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2,&quot;&quot;\d+ points?&quot;&quot;),REGEXEXTRACT(J4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2,&quot;&quot;\d+ points?&quot;&quot;),REGEXEXTRACT(K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3]);&quot;/grand-final/results/&quot;);LOWER([.B43]));[.B43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3,&quot;&quot;\d+ points?&quot;&quot;),REGEXEXTRACT(J4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3,&quot;&quot;\d+ points?&quot;&quot;),REGEXEXTRACT(K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4]);&quot;/grand-final/results/&quot;);LOWER([.B44]));[.B44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4,&quot;&quot;\d+ points?&quot;&quot;),REGEXEXTRACT(J4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4,&quot;&quot;\d+ points?&quot;&quot;),REGEXEXTRACT(K4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5]);&quot;/grand-final/results/&quot;);LOWER([.B45]));[.B45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5,&quot;&quot;\d+ points?&quot;&quot;),REGEXEXTRACT(J4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5,&quot;&quot;\d+ points?&quot;&quot;),REGEXEXTRACT(K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6]);&quot;/grand-final/results/&quot;);LOWER([.B46]));[.B46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6,&quot;&quot;\d+ points?&quot;&quot;),REGEXEXTRACT(J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,&quot;&quot;\d+ points?&quot;&quot;),REGEXEXTRACT(K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7]);&quot;/grand-final/results/&quot;);LOWER([.B47]));[.B47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7,&quot;&quot;\d+ points?&quot;&quot;),REGEXEXTRACT(J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,&quot;&quot;\d+ points?&quot;&quot;),REGEXEXTRACT(K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8]);&quot;/grand-final/results/&quot;);LOWER([.B48]));[.B48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8,&quot;&quot;\d+ points?&quot;&quot;),REGEXEXTRACT(J4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8,&quot;&quot;\d+ points?&quot;&quot;),REGEXEXTRACT(K48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8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9]);&quot;/grand-final/results/&quot;);LOWER([.B49]));[.B49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9,&quot;&quot;\d+ points?&quot;&quot;),REGEXEXTRACT(J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,&quot;&quot;\d+ points?&quot;&quot;),REGEXEXTRACT(K4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50]);&quot;/grand-final/results/&quot;);LOWER([.B50]));[.B50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50,&quot;&quot;\d+ points?&quot;&quot;),REGEXEXTRACT(J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,&quot;&quot;\d+ points?&quot;&quot;),REGEXEXTRACT(K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1]);&quot;/grand-final/results/&quot;);LOWER([.B51]));[.B51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1,&quot;&quot;\d+ points?&quot;&quot;),REGEXEXTRACT(J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,&quot;&quot;\d+ points?&quot;&quot;),REGEXEXTRACT(K5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2]);&quot;/grand-final/results/&quot;);LOWER([.B52]));[.B52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2,&quot;&quot;\d+ points?&quot;&quot;),REGEXEXTRACT(J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,&quot;&quot;\d+ points?&quot;&quot;),REGEXEXTRACT(K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3]);&quot;/grand-final/results/&quot;);LOWER([.B53]));[.B53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3,&quot;&quot;\d+ points?&quot;&quot;),REGEXEXTRACT(J5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3,&quot;&quot;\d+ points?&quot;&quot;),REGEXEXTRACT(K5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4]);&quot;/grand-final/results/&quot;);LOWER([.B54]));[.B54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4,&quot;&quot;\d+ points?&quot;&quot;),REGEXEXTRACT(J5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4,&quot;&quot;\d+ points?&quot;&quot;),REGEXEXTRACT(K54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4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5]);&quot;/grand-final/results/&quot;);LOWER([.B55]));[.B55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5,&quot;&quot;\d+ points?&quot;&quot;),REGEXEXTRACT(J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,&quot;&quot;\d+ points?&quot;&quot;),REGEXEXTRACT(K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6]);&quot;/grand-final/results/&quot;);LOWER([.B56]));[.B56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6,&quot;&quot;\d+ points?&quot;&quot;),REGEXEXTRACT(J5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6,&quot;&quot;\d+ points?&quot;&quot;),REGEXEXTRACT(K5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7]);&quot;/grand-final/results/&quot;);LOWER([.B57]));[.B57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7,&quot;&quot;\d+ points?&quot;&quot;),REGEXEXTRACT(J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,&quot;&quot;\d+ points?&quot;&quot;),REGEXEXTRACT(K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8]);&quot;/grand-final/results/&quot;);LOWER([.B58]));[.B58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8,&quot;&quot;\d+ points?&quot;&quot;),REGEXEXTRACT(J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,&quot;&quot;\d+ points?&quot;&quot;),REGEXEXTRACT(K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9]);&quot;/grand-final/results/&quot;);LOWER([.B59]));[.B59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9,&quot;&quot;\d+ points?&quot;&quot;),REGEXEXTRACT(J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,&quot;&quot;\d+ points?&quot;&quot;),REGEXEXTRACT(K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0]);&quot;/grand-final/results/&quot;);LOWER([.B60]));[.B60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0,&quot;&quot;\d+ points?&quot;&quot;),REGEXEXTRACT(J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,&quot;&quot;\d+ points?&quot;&quot;),REGEXEXTRACT(K6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1]);&quot;/grand-final/results/&quot;);LOWER([.B61]));[.B61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1,&quot;&quot;\d+ points?&quot;&quot;),REGEXEXTRACT(J6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1,&quot;&quot;\d+ points?&quot;&quot;),REGEXEXTRACT(K6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2]);&quot;/grand-final/results/&quot;);LOWER([.B62]));[.B62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2,&quot;&quot;\d+ points?&quot;&quot;),REGEXEXTRACT(J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,&quot;&quot;\d+ points?&quot;&quot;),REGEXEXTRACT(K6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3]);&quot;/grand-final/results/&quot;);LOWER([.B63]));[.B63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3,&quot;&quot;\d+ points?&quot;&quot;),REGEXEXTRACT(J6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3,&quot;&quot;\d+ points?&quot;&quot;),REGEXEXTRACT(K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4]);&quot;/grand-final/results/&quot;);LOWER([.B64]));[.B64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4,&quot;&quot;\d+ points?&quot;&quot;),REGEXEXTRACT(J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,&quot;&quot;\d+ points?&quot;&quot;),REGEXEXTRACT(K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5]);&quot;/grand-final/results/&quot;);LOWER([.B65]));[.B65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5,&quot;&quot;\d+ points?&quot;&quot;),REGEXEXTRACT(J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,&quot;&quot;\d+ points?&quot;&quot;),REGEXEXTRACT(K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6]);&quot;/grand-final/results/&quot;);LOWER([.B66]));[.B66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6,&quot;&quot;\d+ points?&quot;&quot;),REGEXEXTRACT(J6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6,&quot;&quot;\d+ points?&quot;&quot;),REGEXEXTRACT(K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7]);&quot;/grand-final/results/&quot;);LOWER([.B67]));[.B67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7,&quot;&quot;\d+ points?&quot;&quot;),REGEXEXTRACT(J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,&quot;&quot;\d+ points?&quot;&quot;),REGEXEXTRACT(K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8]);&quot;/grand-final/results/&quot;);LOWER([.B68]));[.B68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8,&quot;&quot;\d+ points?&quot;&quot;),REGEXEXTRACT(J6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,&quot;&quot;\d+ points?&quot;&quot;),REGEXEXTRACT(K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8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9]);&quot;/grand-final/results/&quot;);LOWER([.B69]));[.B69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9,&quot;&quot;\d+ points?&quot;&quot;),REGEXEXTRACT(J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,&quot;&quot;\d+ points?&quot;&quot;),REGEXEXTRACT(K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0]);&quot;/grand-final/results/&quot;);LOWER([.B70]));[.B70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70,&quot;&quot;\d+ points?&quot;&quot;),REGEXEXTRACT(J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,&quot;&quot;\d+ points?&quot;&quot;),REGEXEXTRACT(K7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1]);&quot;/grand-final/results/&quot;);LOWER([.B71]));[.B71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1,&quot;&quot;\d+ points?&quot;&quot;),REGEXEXTRACT(J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,&quot;&quot;\d+ points?&quot;&quot;),REGEXEXTRACT(K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1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2]);&quot;/grand-final/results/&quot;);LOWER([.B72]));[.B72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2,&quot;&quot;\d+ points?&quot;&quot;),REGEXEXTRACT(J7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2,&quot;&quot;\d+ points?&quot;&quot;),REGEXEXTRACT(K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3]);&quot;/grand-final/results/&quot;);LOWER([.B73]));[.B73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3,&quot;&quot;\d+ points?&quot;&quot;),REGEXEXTRACT(J7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3,&quot;&quot;\d+ points?&quot;&quot;),REGEXEXTRACT(K7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4]);&quot;/grand-final/results/&quot;);LOWER([.B74]));[.B74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4,&quot;&quot;\d+ points?&quot;&quot;),REGEXEXTRACT(J7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4,&quot;&quot;\d+ points?&quot;&quot;),REGEXEXTRACT(K7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5]);&quot;/grand-final/results/&quot;);LOWER([.B75]));[.B75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5,&quot;&quot;\d+ points?&quot;&quot;),REGEXEXTRACT(J7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5,&quot;&quot;\d+ points?&quot;&quot;),REGEXEXTRACT(K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6]);&quot;/grand-final/results/&quot;);LOWER([.B76]));[.B76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6,&quot;&quot;\d+ points?&quot;&quot;),REGEXEXTRACT(J76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6,&quot;&quot;\d+ points?&quot;&quot;),REGEXEXTRACT(K76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6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7]);&quot;/grand-final/results/&quot;);LOWER([.B77]));[.B77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7,&quot;&quot;\d+ points?&quot;&quot;),REGEXEXTRACT(J7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7,&quot;&quot;\d+ points?&quot;&quot;),REGEXEXTRACT(K7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7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8]);&quot;/grand-final/results/&quot;);LOWER([.B78]));[.B78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8,&quot;&quot;\d+ points?&quot;&quot;),REGEXEXTRACT(J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,&quot;&quot;\d+ points?&quot;&quot;),REGEXEXTRACT(K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9]);&quot;/grand-final/results/&quot;);LOWER([.B79]));[.B79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9,&quot;&quot;\d+ points?&quot;&quot;),REGEXEXTRACT(J7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9,&quot;&quot;\d+ points?&quot;&quot;),REGEXEXTRACT(K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0]);&quot;/grand-final/results/&quot;);LOWER([.B80]));[.B80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0,&quot;&quot;\d+ points?&quot;&quot;),REGEXEXTRACT(J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,&quot;&quot;\d+ points?&quot;&quot;),REGEXEXTRACT(K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1]);&quot;/grand-final/results/&quot;);LOWER([.B81]));[.B81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1,&quot;&quot;\d+ points?&quot;&quot;),REGEXEXTRACT(J8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1,&quot;&quot;\d+ points?&quot;&quot;),REGEXEXTRACT(K8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1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2]);&quot;/grand-final/results/&quot;);LOWER([.B82]));[.B82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2,&quot;&quot;\d+ points?&quot;&quot;),REGEXEXTRACT(J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,&quot;&quot;\d+ points?&quot;&quot;),REGEXEXTRACT(K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3]);&quot;/grand-final/results/&quot;);LOWER([.B83]));[.B83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3,&quot;&quot;\d+ points?&quot;&quot;),REGEXEXTRACT(J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,&quot;&quot;\d+ points?&quot;&quot;),REGEXEXTRACT(K8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3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4]);&quot;/grand-final/results/&quot;);LOWER([.B84]));[.B84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4,&quot;&quot;\d+ points?&quot;&quot;),REGEXEXTRACT(J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,&quot;&quot;\d+ points?&quot;&quot;),REGEXEXTRACT(K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5]);&quot;/grand-final/results/&quot;);LOWER([.B85]));[.B85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5,&quot;&quot;\d+ points?&quot;&quot;),REGEXEXTRACT(J8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5,&quot;&quot;\d+ points?&quot;&quot;),REGEXEXTRACT(K8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6]);&quot;/grand-final/results/&quot;);LOWER([.B86]));[.B86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6,&quot;&quot;\d+ points?&quot;&quot;),REGEXEXTRACT(J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,&quot;&quot;\d+ points?&quot;&quot;),REGEXEXTRACT(K8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7]);&quot;/grand-final/results/&quot;);LOWER([.B87]));[.B87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7,&quot;&quot;\d+ points?&quot;&quot;),REGEXEXTRACT(J8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7,&quot;&quot;\d+ points?&quot;&quot;),REGEXEXTRACT(K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8]);&quot;/grand-final/results/&quot;);LOWER([.B88]));[.B88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8,&quot;&quot;\d+ points?&quot;&quot;),REGEXEXTRACT(J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,&quot;&quot;\d+ points?&quot;&quot;),REGEXEXTRACT(K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9]);&quot;/grand-final/results/&quot;);LOWER([.B89]));[.B89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9,&quot;&quot;\d+ points?&quot;&quot;),REGEXEXTRACT(J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,&quot;&quot;\d+ points?&quot;&quot;),REGEXEXTRACT(K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0]);&quot;/grand-final/results/&quot;);LOWER([.B90]));[.B90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90,&quot;&quot;\d+ points?&quot;&quot;),REGEXEXTRACT(J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0,&quot;&quot;\d+ points?&quot;&quot;),REGEXEXTRACT(K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90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1]);&quot;/grand-final/results/&quot;);LOWER([.B91]));[.B91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91,&quot;&quot;\d+ points?&quot;&quot;),REGEXEXTRACT(J9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91,&quot;&quot;\d+ points?&quot;&quot;),REGEXEXTRACT(K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9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2]);&quot;/grand-final/results/&quot;);LOWER([.B92]));[.B92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92,&quot;&quot;\d+ points?&quot;&quot;),REGEXEXTRACT(J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2,&quot;&quot;\d+ points?&quot;&quot;),REGEXEXTRACT(K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9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3]);&quot;/grand-final/results/&quot;);LOWER([.B93]));[.B93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93,&quot;&quot;\d+ points?&quot;&quot;),REGEXEXTRACT(J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3,&quot;&quot;\d+ points?&quot;&quot;),REGEXEXTRACT(K9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9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9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4]);&quot;/grand-final/results/&quot;);LOWER([.B94]));[.B94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94,&quot;&quot;\d+ points?&quot;&quot;),REGEXEXTRACT(J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4,&quot;&quot;\d+ points?&quot;&quot;),REGEXEXTRACT(K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9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5]);&quot;/grand-final/results/&quot;);LOWER([.B95]));[.B95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95,&quot;&quot;\d+ points?&quot;&quot;),REGEXEXTRACT(J9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95,&quot;&quot;\d+ points?&quot;&quot;),REGEXEXTRACT(K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9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6]);&quot;/grand-final/results/&quot;);LOWER([.B96]));[.B96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96,&quot;&quot;\d+ points?&quot;&quot;),REGEXEXTRACT(J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6,&quot;&quot;\d+ points?&quot;&quot;),REGEXEXTRACT(K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9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7]);&quot;/grand-final/results/&quot;);LOWER([.B97]));[.B97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97,&quot;&quot;\d+ points?&quot;&quot;),REGEXEXTRACT(J9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97,&quot;&quot;\d+ points?&quot;&quot;),REGEXEXTRACT(K9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9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9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8]);&quot;/grand-final/results/&quot;);LOWER([.B98]));[.B98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98,&quot;&quot;\d+ points?&quot;&quot;),REGEXEXTRACT(J9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98,&quot;&quot;\d+ points?&quot;&quot;),REGEXEXTRACT(K9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9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9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9]);&quot;/grand-final/results/&quot;);LOWER([.B99]));[.B99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99,&quot;&quot;\d+ points?&quot;&quot;),REGEXEXTRACT(J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9,&quot;&quot;\d+ points?&quot;&quot;),REGEXEXTRACT(K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9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0]);&quot;/grand-final/results/&quot;);LOWER([.B100]));[.B100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100,&quot;&quot;\d+ points?&quot;&quot;),REGEXEXTRACT(J1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0,&quot;&quot;\d+ points?&quot;&quot;),REGEXEXTRACT(K1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0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0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1]);&quot;/grand-final/results/&quot;);LOWER([.B101]));[.B101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01,&quot;&quot;\d+ points?&quot;&quot;),REGEXEXTRACT(J1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1,&quot;&quot;\d+ points?&quot;&quot;),REGEXEXTRACT(K1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0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2]);&quot;/grand-final/results/&quot;);LOWER([.B102]));[.B102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02,&quot;&quot;\d+ points?&quot;&quot;),REGEXEXTRACT(J102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02,&quot;&quot;\d+ points?&quot;&quot;),REGEXEXTRACT(K10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02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0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3]);&quot;/grand-final/results/&quot;);LOWER([.B103]));[.B103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03,&quot;&quot;\d+ points?&quot;&quot;),REGEXEXTRACT(J10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03,&quot;&quot;\d+ points?&quot;&quot;),REGEXEXTRACT(K10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0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0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4]);&quot;/grand-final/results/&quot;);LOWER([.B104]));[.B104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04,&quot;&quot;\d+ points?&quot;&quot;),REGEXEXTRACT(J1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4,&quot;&quot;\d+ points?&quot;&quot;),REGEXEXTRACT(K1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0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5]);&quot;/grand-final/results/&quot;);LOWER([.B105]));[.B105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05,&quot;&quot;\d+ points?&quot;&quot;),REGEXEXTRACT(J1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5,&quot;&quot;\d+ points?&quot;&quot;),REGEXEXTRACT(K1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0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6]);&quot;/grand-final/results/&quot;);LOWER([.B106]));[.B106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06,&quot;&quot;\d+ points?&quot;&quot;),REGEXEXTRACT(J1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6,&quot;&quot;\d+ points?&quot;&quot;),REGEXEXTRACT(K10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0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0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7]);&quot;/grand-final/results/&quot;);LOWER([.B107]));[.B107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07,&quot;&quot;\d+ points?&quot;&quot;),REGEXEXTRACT(J10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07,&quot;&quot;\d+ points?&quot;&quot;),REGEXEXTRACT(K10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0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0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8]);&quot;/grand-final/results/&quot;);LOWER([.B108]));[.B108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08,&quot;&quot;\d+ points?&quot;&quot;),REGEXEXTRACT(J1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8,&quot;&quot;\d+ points?&quot;&quot;),REGEXEXTRACT(K1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0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9]);&quot;/grand-final/results/&quot;);LOWER([.B109]));[.B109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09,&quot;&quot;\d+ points?&quot;&quot;),REGEXEXTRACT(J10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9,&quot;&quot;\d+ points?&quot;&quot;),REGEXEXTRACT(K109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0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09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0]);&quot;/grand-final/results/&quot;);LOWER([.B110]));[.B110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10,&quot;&quot;\d+ points?&quot;&quot;),REGEXEXTRACT(J11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10,&quot;&quot;\d+ points?&quot;&quot;),REGEXEXTRACT(K11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1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1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1]);&quot;/grand-final/results/&quot;);LOWER([.B111]));[.B111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11,&quot;&quot;\d+ points?&quot;&quot;),REGEXEXTRACT(J1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1,&quot;&quot;\d+ points?&quot;&quot;),REGEXEXTRACT(K11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1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1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2]);&quot;/grand-final/results/&quot;);LOWER([.B112]));[.B112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12,&quot;&quot;\d+ points?&quot;&quot;),REGEXEXTRACT(J11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12,&quot;&quot;\d+ points?&quot;&quot;),REGEXEXTRACT(K11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1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1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3]);&quot;/grand-final/results/&quot;);LOWER([.B113]));[.B113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13,&quot;&quot;\d+ points?&quot;&quot;),REGEXEXTRACT(J1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3,&quot;&quot;\d+ points?&quot;&quot;),REGEXEXTRACT(K1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1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4]);&quot;/grand-final/results/&quot;);LOWER([.B114]));[.B114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14,&quot;&quot;\d+ points?&quot;&quot;),REGEXEXTRACT(J1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4,&quot;&quot;\d+ points?&quot;&quot;),REGEXEXTRACT(K1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1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5]);&quot;/grand-final/results/&quot;);LOWER([.B115]));[.B115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15,&quot;&quot;\d+ points?&quot;&quot;),REGEXEXTRACT(J11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15,&quot;&quot;\d+ points?&quot;&quot;),REGEXEXTRACT(K1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1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6]);&quot;/grand-final/results/&quot;);LOWER([.B116]));[.B116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16,&quot;&quot;\d+ points?&quot;&quot;),REGEXEXTRACT(J1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6,&quot;&quot;\d+ points?&quot;&quot;),REGEXEXTRACT(K1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1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7]);&quot;/grand-final/results/&quot;);LOWER([.B117]));[.B117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17,&quot;&quot;\d+ points?&quot;&quot;),REGEXEXTRACT(J1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7,&quot;&quot;\d+ points?&quot;&quot;),REGEXEXTRACT(K1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1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8]);&quot;/grand-final/results/&quot;);LOWER([.B118]));[.B118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18,&quot;&quot;\d+ points?&quot;&quot;),REGEXEXTRACT(J1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8,&quot;&quot;\d+ points?&quot;&quot;),REGEXEXTRACT(K1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18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9]);&quot;/grand-final/results/&quot;);LOWER([.B119]));[.B119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19,&quot;&quot;\d+ points?&quot;&quot;),REGEXEXTRACT(J11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19,&quot;&quot;\d+ points?&quot;&quot;),REGEXEXTRACT(K1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1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0]);&quot;/grand-final/results/&quot;);LOWER([.B120]));[.B120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20,&quot;&quot;\d+ points?&quot;&quot;),REGEXEXTRACT(J1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0,&quot;&quot;\d+ points?&quot;&quot;),REGEXEXTRACT(K1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0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2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1]);&quot;/grand-final/results/&quot;);LOWER([.B121]));[.B121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21,&quot;&quot;\d+ points?&quot;&quot;),REGEXEXTRACT(J12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21,&quot;&quot;\d+ points?&quot;&quot;),REGEXEXTRACT(K1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2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2]);&quot;/grand-final/results/&quot;);LOWER([.B122]));[.B122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22,&quot;&quot;\d+ points?&quot;&quot;),REGEXEXTRACT(J12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22,&quot;&quot;\d+ points?&quot;&quot;),REGEXEXTRACT(K12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2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2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3]);&quot;/grand-final/results/&quot;);LOWER([.B123]));[.B123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23,&quot;&quot;\d+ points?&quot;&quot;),REGEXEXTRACT(J12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23,&quot;&quot;\d+ points?&quot;&quot;),REGEXEXTRACT(K12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2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2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4]);&quot;/grand-final/results/&quot;);LOWER([.B124]));[.B124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24,&quot;&quot;\d+ points?&quot;&quot;),REGEXEXTRACT(J1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4,&quot;&quot;\d+ points?&quot;&quot;),REGEXEXTRACT(K1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2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5]);&quot;/grand-final/results/&quot;);LOWER([.B125]));[.B125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25,&quot;&quot;\d+ points?&quot;&quot;),REGEXEXTRACT(J1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5,&quot;&quot;\d+ points?&quot;&quot;),REGEXEXTRACT(K12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2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2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6]);&quot;/grand-final/results/&quot;);LOWER([.B126]));[.B126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26,&quot;&quot;\d+ points?&quot;&quot;),REGEXEXTRACT(J1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6,&quot;&quot;\d+ points?&quot;&quot;),REGEXEXTRACT(K1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6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2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7]);&quot;/grand-final/results/&quot;);LOWER([.B127]));[.B127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27,&quot;&quot;\d+ points?&quot;&quot;),REGEXEXTRACT(J1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7,&quot;&quot;\d+ points?&quot;&quot;),REGEXEXTRACT(K12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27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2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8]);&quot;/grand-final/results/&quot;);LOWER([.B128]));[.B128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28,&quot;&quot;\d+ points?&quot;&quot;),REGEXEXTRACT(J1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8,&quot;&quot;\d+ points?&quot;&quot;),REGEXEXTRACT(K1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28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9]);&quot;/grand-final/results/&quot;);LOWER([.B129]));[.B129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29,&quot;&quot;\d+ points?&quot;&quot;),REGEXEXTRACT(J1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9,&quot;&quot;\d+ points?&quot;&quot;),REGEXEXTRACT(K1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9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2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0]);&quot;/grand-final/results/&quot;);LOWER([.B130]));[.B130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th</text:p>
          </table:table-cell>
          <table:table-cell table:style-name="ce4" table:formula="of:=IFERROR(__xludf.dummyfunction(&quot;INT(IF(REGEXMATCH(J130,&quot;&quot;\d+ points?&quot;&quot;),REGEXEXTRACT(J1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0,&quot;&quot;\d+ points?&quot;&quot;),REGEXEXTRACT(K1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3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1]);&quot;/grand-final/results/&quot;);LOWER([.B131]));[.B131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31,&quot;&quot;\d+ points?&quot;&quot;),REGEXEXTRACT(J13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31,&quot;&quot;\d+ points?&quot;&quot;),REGEXEXTRACT(K131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3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31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2]);&quot;/grand-final/results/&quot;);LOWER([.B132]));[.B132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32,&quot;&quot;\d+ points?&quot;&quot;),REGEXEXTRACT(J1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2,&quot;&quot;\d+ points?&quot;&quot;),REGEXEXTRACT(K1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3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3]);&quot;/grand-final/results/&quot;);LOWER([.B133]));[.B133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33,&quot;&quot;\d+ points?&quot;&quot;),REGEXEXTRACT(J13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33,&quot;&quot;\d+ points?&quot;&quot;),REGEXEXTRACT(K1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3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4]);&quot;/grand-final/results/&quot;);LOWER([.B134]));[.B134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34,&quot;&quot;\d+ points?&quot;&quot;),REGEXEXTRACT(J1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4,&quot;&quot;\d+ points?&quot;&quot;),REGEXEXTRACT(K13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3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3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5]);&quot;/grand-final/results/&quot;);LOWER([.B135]));[.B135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35,&quot;&quot;\d+ points?&quot;&quot;),REGEXEXTRACT(J13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35,&quot;&quot;\d+ points?&quot;&quot;),REGEXEXTRACT(K13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3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3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6]);&quot;/grand-final/results/&quot;);LOWER([.B136]));[.B136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36,&quot;&quot;\d+ points?&quot;&quot;),REGEXEXTRACT(J13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36,&quot;&quot;\d+ points?&quot;&quot;),REGEXEXTRACT(K13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3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3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7]);&quot;/grand-final/results/&quot;);LOWER([.B137]));[.B137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37,&quot;&quot;\d+ points?&quot;&quot;),REGEXEXTRACT(J13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37,&quot;&quot;\d+ points?&quot;&quot;),REGEXEXTRACT(K137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3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37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8]);&quot;/grand-final/results/&quot;);LOWER([.B138]));[.B138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38,&quot;&quot;\d+ points?&quot;&quot;),REGEXEXTRACT(J1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8,&quot;&quot;\d+ points?&quot;&quot;),REGEXEXTRACT(K1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3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9]);&quot;/grand-final/results/&quot;);LOWER([.B139]));[.B139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39,&quot;&quot;\d+ points?&quot;&quot;),REGEXEXTRACT(J1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9,&quot;&quot;\d+ points?&quot;&quot;),REGEXEXTRACT(K1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3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0]);&quot;/grand-final/results/&quot;);LOWER([.B140]));[.B140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40,&quot;&quot;\d+ points?&quot;&quot;),REGEXEXTRACT(J1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0,&quot;&quot;\d+ points?&quot;&quot;),REGEXEXTRACT(K140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4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40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1]);&quot;/grand-final/results/&quot;);LOWER([.B141]));[.B141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41,&quot;&quot;\d+ points?&quot;&quot;),REGEXEXTRACT(J1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1,&quot;&quot;\d+ points?&quot;&quot;),REGEXEXTRACT(K1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4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2]);&quot;/grand-final/results/&quot;);LOWER([.B142]));[.B142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42,&quot;&quot;\d+ points?&quot;&quot;),REGEXEXTRACT(J142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42,&quot;&quot;\d+ points?&quot;&quot;),REGEXEXTRACT(K1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4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3]);&quot;/grand-final/results/&quot;);LOWER([.B143]));[.B143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43,&quot;&quot;\d+ points?&quot;&quot;),REGEXEXTRACT(J1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3,&quot;&quot;\d+ points?&quot;&quot;),REGEXEXTRACT(K1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4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4]);&quot;/grand-final/results/&quot;);LOWER([.B144]));[.B144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144,&quot;&quot;\d+ points?&quot;&quot;),REGEXEXTRACT(J1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4,&quot;&quot;\d+ points?&quot;&quot;),REGEXEXTRACT(K1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44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5]);&quot;/grand-final/results/&quot;);LOWER([.B145]));[.B145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45,&quot;&quot;\d+ points?&quot;&quot;),REGEXEXTRACT(J1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5,&quot;&quot;\d+ points?&quot;&quot;),REGEXEXTRACT(K1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4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6]);&quot;/grand-final/results/&quot;);LOWER([.B146]));[.B146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46,&quot;&quot;\d+ points?&quot;&quot;),REGEXEXTRACT(J14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46,&quot;&quot;\d+ points?&quot;&quot;),REGEXEXTRACT(K1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4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7]);&quot;/grand-final/results/&quot;);LOWER([.B147]));[.B147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47,&quot;&quot;\d+ points?&quot;&quot;),REGEXEXTRACT(J14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47,&quot;&quot;\d+ points?&quot;&quot;),REGEXEXTRACT(K14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4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4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8]);&quot;/grand-final/results/&quot;);LOWER([.B148]));[.B148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48,&quot;&quot;\d+ points?&quot;&quot;),REGEXEXTRACT(J14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48,&quot;&quot;\d+ points?&quot;&quot;),REGEXEXTRACT(K14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4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4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9]);&quot;/grand-final/results/&quot;);LOWER([.B149]));[.B149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49,&quot;&quot;\d+ points?&quot;&quot;),REGEXEXTRACT(J14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49,&quot;&quot;\d+ points?&quot;&quot;),REGEXEXTRACT(K1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4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0]);&quot;/grand-final/results/&quot;);LOWER([.B150]));[.B150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50,&quot;&quot;\d+ points?&quot;&quot;),REGEXEXTRACT(J1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0,&quot;&quot;\d+ points?&quot;&quot;),REGEXEXTRACT(K15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5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5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1]);&quot;/grand-final/results/&quot;);LOWER([.B151]));[.B151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51,&quot;&quot;\d+ points?&quot;&quot;),REGEXEXTRACT(J1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1,&quot;&quot;\d+ points?&quot;&quot;),REGEXEXTRACT(K1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5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2]);&quot;/grand-final/results/&quot;);LOWER([.B152]));[.B152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52,&quot;&quot;\d+ points?&quot;&quot;),REGEXEXTRACT(J15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52,&quot;&quot;\d+ points?&quot;&quot;),REGEXEXTRACT(K1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5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3]);&quot;/grand-final/results/&quot;);LOWER([.B153]));[.B153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53,&quot;&quot;\d+ points?&quot;&quot;),REGEXEXTRACT(J1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3,&quot;&quot;\d+ points?&quot;&quot;),REGEXEXTRACT(K15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5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5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4]);&quot;/grand-final/results/&quot;);LOWER([.B154]));[.B154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54,&quot;&quot;\d+ points?&quot;&quot;),REGEXEXTRACT(J1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4,&quot;&quot;\d+ points?&quot;&quot;),REGEXEXTRACT(K1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5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5]);&quot;/grand-final/results/&quot;);LOWER([.B155]));[.B155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55,&quot;&quot;\d+ points?&quot;&quot;),REGEXEXTRACT(J15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55,&quot;&quot;\d+ points?&quot;&quot;),REGEXEXTRACT(K15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5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5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6]);&quot;/grand-final/results/&quot;);LOWER([.B156]));[.B156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56,&quot;&quot;\d+ points?&quot;&quot;),REGEXEXTRACT(J1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6,&quot;&quot;\d+ points?&quot;&quot;),REGEXEXTRACT(K1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5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7]);&quot;/grand-final/results/&quot;);LOWER([.B157]));[.B157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9th</text:p>
          </table:table-cell>
          <table:table-cell table:style-name="ce4" table:formula="of:=IFERROR(__xludf.dummyfunction(&quot;INT(IF(REGEXMATCH(J157,&quot;&quot;\d+ points?&quot;&quot;),REGEXEXTRACT(J1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7,&quot;&quot;\d+ points?&quot;&quot;),REGEXEXTRACT(K1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5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8]);&quot;/grand-final/results/&quot;);LOWER([.B158]));[.B158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58,&quot;&quot;\d+ points?&quot;&quot;),REGEXEXTRACT(J1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8,&quot;&quot;\d+ points?&quot;&quot;),REGEXEXTRACT(K1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5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9]);&quot;/grand-final/results/&quot;);LOWER([.B159]));[.B159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59,&quot;&quot;\d+ points?&quot;&quot;),REGEXEXTRACT(J15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59,&quot;&quot;\d+ points?&quot;&quot;),REGEXEXTRACT(K15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5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5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0]);&quot;/grand-final/results/&quot;);LOWER([.B160]));[.B160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60,&quot;&quot;\d+ points?&quot;&quot;),REGEXEXTRACT(J1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0,&quot;&quot;\d+ points?&quot;&quot;),REGEXEXTRACT(K1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0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6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1]);&quot;/grand-final/results/&quot;);LOWER([.B161]));[.B161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61,&quot;&quot;\d+ points?&quot;&quot;),REGEXEXTRACT(J16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61,&quot;&quot;\d+ points?&quot;&quot;),REGEXEXTRACT(K16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6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6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2]);&quot;/grand-final/results/&quot;);LOWER([.B162]));[.B162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62,&quot;&quot;\d+ points?&quot;&quot;),REGEXEXTRACT(J1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2,&quot;&quot;\d+ points?&quot;&quot;),REGEXEXTRACT(K1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62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3]);&quot;/grand-final/results/&quot;);LOWER([.B163]));[.B163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63,&quot;&quot;\d+ points?&quot;&quot;),REGEXEXTRACT(J1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3,&quot;&quot;\d+ points?&quot;&quot;),REGEXEXTRACT(K1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6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4]);&quot;/grand-final/results/&quot;);LOWER([.B164]));[.B164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64,&quot;&quot;\d+ points?&quot;&quot;),REGEXEXTRACT(J16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64,&quot;&quot;\d+ points?&quot;&quot;),REGEXEXTRACT(K1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4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6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5]);&quot;/grand-final/results/&quot;);LOWER([.B165]));[.B165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65,&quot;&quot;\d+ points?&quot;&quot;),REGEXEXTRACT(J1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5,&quot;&quot;\d+ points?&quot;&quot;),REGEXEXTRACT(K1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6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6]);&quot;/grand-final/results/&quot;);LOWER([.B166]));[.B166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66,&quot;&quot;\d+ points?&quot;&quot;),REGEXEXTRACT(J16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66,&quot;&quot;\d+ points?&quot;&quot;),REGEXEXTRACT(K1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6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7]);&quot;/grand-final/results/&quot;);LOWER([.B167]));[.B167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67,&quot;&quot;\d+ points?&quot;&quot;),REGEXEXTRACT(J16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67,&quot;&quot;\d+ points?&quot;&quot;),REGEXEXTRACT(K16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6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6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8]);&quot;/grand-final/results/&quot;);LOWER([.B168]));[.B168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168,&quot;&quot;\d+ points?&quot;&quot;),REGEXEXTRACT(J16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68,&quot;&quot;\d+ points?&quot;&quot;),REGEXEXTRACT(K16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6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6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9]);&quot;/grand-final/results/&quot;);LOWER([.B169]));[.B169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69,&quot;&quot;\d+ points?&quot;&quot;),REGEXEXTRACT(J1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9,&quot;&quot;\d+ points?&quot;&quot;),REGEXEXTRACT(K1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9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6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0]);&quot;/grand-final/results/&quot;);LOWER([.B170]));[.B170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2 points 9th</text:p>
          </table:table-cell>
          <table:table-cell table:style-name="ce4" table:formula="of:=IFERROR(__xludf.dummyfunction(&quot;INT(IF(REGEXMATCH(J170,&quot;&quot;\d+ points?&quot;&quot;),REGEXEXTRACT(J17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70,&quot;&quot;\d+ points?&quot;&quot;),REGEXEXTRACT(K17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7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7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1]);&quot;/grand-final/results/&quot;);LOWER([.B171]));[.B171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71,&quot;&quot;\d+ points?&quot;&quot;),REGEXEXTRACT(J1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1,&quot;&quot;\d+ points?&quot;&quot;),REGEXEXTRACT(K17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7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2]);&quot;/grand-final/results/&quot;);LOWER([.B172]));[.B172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72,&quot;&quot;\d+ points?&quot;&quot;),REGEXEXTRACT(J17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72,&quot;&quot;\d+ points?&quot;&quot;),REGEXEXTRACT(K17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7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7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3]);&quot;/grand-final/results/&quot;);LOWER([.B173]));[.B173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73,&quot;&quot;\d+ points?&quot;&quot;),REGEXEXTRACT(J1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3,&quot;&quot;\d+ points?&quot;&quot;),REGEXEXTRACT(K1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7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4]);&quot;/grand-final/results/&quot;);LOWER([.B174]));[.B174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74,&quot;&quot;\d+ points?&quot;&quot;),REGEXEXTRACT(J1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4,&quot;&quot;\d+ points?&quot;&quot;),REGEXEXTRACT(K17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7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7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5]);&quot;/grand-final/results/&quot;);LOWER([.B175]));[.B175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175,&quot;&quot;\d+ points?&quot;&quot;),REGEXEXTRACT(J1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5,&quot;&quot;\d+ points?&quot;&quot;),REGEXEXTRACT(K1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7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6]);&quot;/grand-final/results/&quot;);LOWER([.B176]));[.B176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76,&quot;&quot;\d+ points?&quot;&quot;),REGEXEXTRACT(J17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76,&quot;&quot;\d+ points?&quot;&quot;),REGEXEXTRACT(K17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7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7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7]);&quot;/grand-final/results/&quot;);LOWER([.B177]));[.B177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77,&quot;&quot;\d+ points?&quot;&quot;),REGEXEXTRACT(J1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7,&quot;&quot;\d+ points?&quot;&quot;),REGEXEXTRACT(K1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7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7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8]);&quot;/grand-final/results/&quot;);LOWER([.B178]));[.B178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78,&quot;&quot;\d+ points?&quot;&quot;),REGEXEXTRACT(J1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8,&quot;&quot;\d+ points?&quot;&quot;),REGEXEXTRACT(K1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7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9]);&quot;/grand-final/results/&quot;);LOWER([.B179]));[.B179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79,&quot;&quot;\d+ points?&quot;&quot;),REGEXEXTRACT(J17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79,&quot;&quot;\d+ points?&quot;&quot;),REGEXEXTRACT(K17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7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7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0]);&quot;/grand-final/results/&quot;);LOWER([.B180]));[.B180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80,&quot;&quot;\d+ points?&quot;&quot;),REGEXEXTRACT(J1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0,&quot;&quot;\d+ points?&quot;&quot;),REGEXEXTRACT(K1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8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1]);&quot;/grand-final/results/&quot;);LOWER([.B181]));[.B181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8th</text:p>
          </table:table-cell>
          <table:table-cell table:style-name="ce4" table:formula="of:=IFERROR(__xludf.dummyfunction(&quot;INT(IF(REGEXMATCH(J181,&quot;&quot;\d+ points?&quot;&quot;),REGEXEXTRACT(J1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1,&quot;&quot;\d+ points?&quot;&quot;),REGEXEXTRACT(K1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8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2]);&quot;/grand-final/results/&quot;);LOWER([.B182]));[.B182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82,&quot;&quot;\d+ points?&quot;&quot;),REGEXEXTRACT(J18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82,&quot;&quot;\d+ points?&quot;&quot;),REGEXEXTRACT(K18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8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8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3]);&quot;/grand-final/results/&quot;);LOWER([.B183]));[.B183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83,&quot;&quot;\d+ points?&quot;&quot;),REGEXEXTRACT(J1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3,&quot;&quot;\d+ points?&quot;&quot;),REGEXEXTRACT(K18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8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8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4]);&quot;/grand-final/results/&quot;);LOWER([.B184]));[.B184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84,&quot;&quot;\d+ points?&quot;&quot;),REGEXEXTRACT(J18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84,&quot;&quot;\d+ points?&quot;&quot;),REGEXEXTRACT(K18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8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8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5]);&quot;/grand-final/results/&quot;);LOWER([.B185]));[.B185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185,&quot;&quot;\d+ points?&quot;&quot;),REGEXEXTRACT(J18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85,&quot;&quot;\d+ points?&quot;&quot;),REGEXEXTRACT(K18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8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8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6]);&quot;/grand-final/results/&quot;);LOWER([.B186]));[.B186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86,&quot;&quot;\d+ points?&quot;&quot;),REGEXEXTRACT(J1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6,&quot;&quot;\d+ points?&quot;&quot;),REGEXEXTRACT(K1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8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7]);&quot;/grand-final/results/&quot;);LOWER([.B187]));[.B187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87,&quot;&quot;\d+ points?&quot;&quot;),REGEXEXTRACT(J1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7,&quot;&quot;\d+ points?&quot;&quot;),REGEXEXTRACT(K1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8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8]);&quot;/grand-final/results/&quot;);LOWER([.B188]));[.B188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88,&quot;&quot;\d+ points?&quot;&quot;),REGEXEXTRACT(J18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88,&quot;&quot;\d+ points?&quot;&quot;),REGEXEXTRACT(K1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8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9]);&quot;/grand-final/results/&quot;);LOWER([.B189]));[.B189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89,&quot;&quot;\d+ points?&quot;&quot;),REGEXEXTRACT(J1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9,&quot;&quot;\d+ points?&quot;&quot;),REGEXEXTRACT(K1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8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0]);&quot;/grand-final/results/&quot;);LOWER([.B190]));[.B190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90,&quot;&quot;\d+ points?&quot;&quot;),REGEXEXTRACT(J1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0,&quot;&quot;\d+ points?&quot;&quot;),REGEXEXTRACT(K1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9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1]);&quot;/grand-final/results/&quot;);LOWER([.B191]));[.B191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91,&quot;&quot;\d+ points?&quot;&quot;),REGEXEXTRACT(J19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91,&quot;&quot;\d+ points?&quot;&quot;),REGEXEXTRACT(K1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9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2]);&quot;/grand-final/results/&quot;);LOWER([.B192]));[.B192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24th</text:p>
          </table:table-cell>
          <table:table-cell table:style-name="ce4" table:formula="of:=IFERROR(__xludf.dummyfunction(&quot;INT(IF(REGEXMATCH(J192,&quot;&quot;\d+ points?&quot;&quot;),REGEXEXTRACT(J1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2,&quot;&quot;\d+ points?&quot;&quot;),REGEXEXTRACT(K1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9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3]);&quot;/grand-final/results/&quot;);LOWER([.B193]));[.B193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93,&quot;&quot;\d+ points?&quot;&quot;),REGEXEXTRACT(J1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3,&quot;&quot;\d+ points?&quot;&quot;),REGEXEXTRACT(K1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9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4]);&quot;/grand-final/results/&quot;);LOWER([.B194]));[.B194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94,&quot;&quot;\d+ points?&quot;&quot;),REGEXEXTRACT(J19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94,&quot;&quot;\d+ points?&quot;&quot;),REGEXEXTRACT(K19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9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9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5]);&quot;/grand-final/results/&quot;);LOWER([.B195]));[.B195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195,&quot;&quot;\d+ points?&quot;&quot;),REGEXEXTRACT(J19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95,&quot;&quot;\d+ points?&quot;&quot;),REGEXEXTRACT(K19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9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9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6]);&quot;/grand-final/results/&quot;);LOWER([.B196]));[.B196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96,&quot;&quot;\d+ points?&quot;&quot;),REGEXEXTRACT(J196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96,&quot;&quot;\d+ points?&quot;&quot;),REGEXEXTRACT(K196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96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96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7]);&quot;/grand-final/results/&quot;);LOWER([.B197]));[.B197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97,&quot;&quot;\d+ points?&quot;&quot;),REGEXEXTRACT(J1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7,&quot;&quot;\d+ points?&quot;&quot;),REGEXEXTRACT(K1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9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198]);&quot;/grand-final/results/&quot;);LOWER([.B198]));[.B198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98,&quot;&quot;\d+ points?&quot;&quot;),REGEXEXTRACT(J19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98,&quot;&quot;\d+ points?&quot;&quot;),REGEXEXTRACT(K19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98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9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199]);&quot;/grand-final/results/&quot;);LOWER([.B199]));[.B199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99,&quot;&quot;\d+ points?&quot;&quot;),REGEXEXTRACT(J1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9,&quot;&quot;\d+ points?&quot;&quot;),REGEXEXTRACT(K1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9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9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0]);&quot;/grand-final/results/&quot;);LOWER([.B200]));[.B200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00,&quot;&quot;\d+ points?&quot;&quot;),REGEXEXTRACT(J2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00,&quot;&quot;\d+ points?&quot;&quot;),REGEXEXTRACT(K20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0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0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1]);&quot;/grand-final/results/&quot;);LOWER([.B201]));[.B201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01,&quot;&quot;\d+ points?&quot;&quot;),REGEXEXTRACT(J2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1,&quot;&quot;\d+ points?&quot;&quot;),REGEXEXTRACT(K2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01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2]);&quot;/grand-final/results/&quot;);LOWER([.B202]));[.B202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02,&quot;&quot;\d+ points?&quot;&quot;),REGEXEXTRACT(J2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2,&quot;&quot;\d+ points?&quot;&quot;),REGEXEXTRACT(K2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0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3]);&quot;/grand-final/results/&quot;);LOWER([.B203]));[.B203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03,&quot;&quot;\d+ points?&quot;&quot;),REGEXEXTRACT(J2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3,&quot;&quot;\d+ points?&quot;&quot;),REGEXEXTRACT(K2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0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4]);&quot;/grand-final/results/&quot;);LOWER([.B204]));[.B204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4 points 7th</text:p>
          </table:table-cell>
          <table:table-cell table:style-name="ce4" table:formula="of:=IFERROR(__xludf.dummyfunction(&quot;INT(IF(REGEXMATCH(J204,&quot;&quot;\d+ points?&quot;&quot;),REGEXEXTRACT(J20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04,&quot;&quot;\d+ points?&quot;&quot;),REGEXEXTRACT(K20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0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0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5]);&quot;/grand-final/results/&quot;);LOWER([.B205]));[.B205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05,&quot;&quot;\d+ points?&quot;&quot;),REGEXEXTRACT(J2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5,&quot;&quot;\d+ points?&quot;&quot;),REGEXEXTRACT(K2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0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6]);&quot;/grand-final/results/&quot;);LOWER([.B206]));[.B206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06,&quot;&quot;\d+ points?&quot;&quot;),REGEXEXTRACT(J20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06,&quot;&quot;\d+ points?&quot;&quot;),REGEXEXTRACT(K2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0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7]);&quot;/grand-final/results/&quot;);LOWER([.B207]));[.B207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07,&quot;&quot;\d+ points?&quot;&quot;),REGEXEXTRACT(J2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7,&quot;&quot;\d+ points?&quot;&quot;),REGEXEXTRACT(K20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0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0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8]);&quot;/grand-final/results/&quot;);LOWER([.B208]));[.B208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08,&quot;&quot;\d+ points?&quot;&quot;),REGEXEXTRACT(J20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08,&quot;&quot;\d+ points?&quot;&quot;),REGEXEXTRACT(K20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0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0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9]);&quot;/grand-final/results/&quot;);LOWER([.B209]));[.B209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09,&quot;&quot;\d+ points?&quot;&quot;),REGEXEXTRACT(J20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9,&quot;&quot;\d+ points?&quot;&quot;),REGEXEXTRACT(K20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09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0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0]);&quot;/grand-final/results/&quot;);LOWER([.B210]));[.B210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10,&quot;&quot;\d+ points?&quot;&quot;),REGEXEXTRACT(J2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0,&quot;&quot;\d+ points?&quot;&quot;),REGEXEXTRACT(K2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1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1]);&quot;/grand-final/results/&quot;);LOWER([.B211]));[.B211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11,&quot;&quot;\d+ points?&quot;&quot;),REGEXEXTRACT(J2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1,&quot;&quot;\d+ points?&quot;&quot;),REGEXEXTRACT(K2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1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2]);&quot;/grand-final/results/&quot;);LOWER([.B212]));[.B212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12,&quot;&quot;\d+ points?&quot;&quot;),REGEXEXTRACT(J2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2,&quot;&quot;\d+ points?&quot;&quot;),REGEXEXTRACT(K21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1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1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3]);&quot;/grand-final/results/&quot;);LOWER([.B213]));[.B213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13,&quot;&quot;\d+ points?&quot;&quot;),REGEXEXTRACT(J2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3,&quot;&quot;\d+ points?&quot;&quot;),REGEXEXTRACT(K2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1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4]);&quot;/grand-final/results/&quot;);LOWER([.B214]));[.B214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14,&quot;&quot;\d+ points?&quot;&quot;),REGEXEXTRACT(J21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14,&quot;&quot;\d+ points?&quot;&quot;),REGEXEXTRACT(K2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1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5]);&quot;/grand-final/results/&quot;);LOWER([.B215]));[.B215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215,&quot;&quot;\d+ points?&quot;&quot;),REGEXEXTRACT(J21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15,&quot;&quot;\d+ points?&quot;&quot;),REGEXEXTRACT(K2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15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6]);&quot;/grand-final/results/&quot;);LOWER([.B216]));[.B216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16,&quot;&quot;\d+ points?&quot;&quot;),REGEXEXTRACT(J2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6,&quot;&quot;\d+ points?&quot;&quot;),REGEXEXTRACT(K2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6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1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7]);&quot;/grand-final/results/&quot;);LOWER([.B217]));[.B217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17,&quot;&quot;\d+ points?&quot;&quot;),REGEXEXTRACT(J2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7,&quot;&quot;\d+ points?&quot;&quot;),REGEXEXTRACT(K2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17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8]);&quot;/grand-final/results/&quot;);LOWER([.B218]));[.B218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218,&quot;&quot;\d+ points?&quot;&quot;),REGEXEXTRACT(J2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8,&quot;&quot;\d+ points?&quot;&quot;),REGEXEXTRACT(K2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18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9]);&quot;/grand-final/results/&quot;);LOWER([.B219]));[.B219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19,&quot;&quot;\d+ points?&quot;&quot;),REGEXEXTRACT(J21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19,&quot;&quot;\d+ points?&quot;&quot;),REGEXEXTRACT(K21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1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1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0]);&quot;/grand-final/results/&quot;);LOWER([.B220]));[.B220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20,&quot;&quot;\d+ points?&quot;&quot;),REGEXEXTRACT(J22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20,&quot;&quot;\d+ points?&quot;&quot;),REGEXEXTRACT(K22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2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2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1]);&quot;/grand-final/results/&quot;);LOWER([.B221]));[.B221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221,&quot;&quot;\d+ points?&quot;&quot;),REGEXEXTRACT(J22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21,&quot;&quot;\d+ points?&quot;&quot;),REGEXEXTRACT(K22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2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2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2]);&quot;/grand-final/results/&quot;);LOWER([.B222]));[.B222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22,&quot;&quot;\d+ points?&quot;&quot;),REGEXEXTRACT(J2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2,&quot;&quot;\d+ points?&quot;&quot;),REGEXEXTRACT(K2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2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3]);&quot;/grand-final/results/&quot;);LOWER([.B223]));[.B223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23,&quot;&quot;\d+ points?&quot;&quot;),REGEXEXTRACT(J2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23,&quot;&quot;\d+ points?&quot;&quot;),REGEXEXTRACT(K2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2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4]);&quot;/grand-final/results/&quot;);LOWER([.B224]));[.B224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24,&quot;&quot;\d+ points?&quot;&quot;),REGEXEXTRACT(J2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4,&quot;&quot;\d+ points?&quot;&quot;),REGEXEXTRACT(K2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2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5]);&quot;/grand-final/results/&quot;);LOWER([.B225]));[.B225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25,&quot;&quot;\d+ points?&quot;&quot;),REGEXEXTRACT(J22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25,&quot;&quot;\d+ points?&quot;&quot;),REGEXEXTRACT(K22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25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2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6]);&quot;/grand-final/results/&quot;);LOWER([.B226]));[.B226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26,&quot;&quot;\d+ points?&quot;&quot;),REGEXEXTRACT(J2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6,&quot;&quot;\d+ points?&quot;&quot;),REGEXEXTRACT(K2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2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7]);&quot;/grand-final/results/&quot;);LOWER([.B227]));[.B227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27,&quot;&quot;\d+ points?&quot;&quot;),REGEXEXTRACT(J2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7,&quot;&quot;\d+ points?&quot;&quot;),REGEXEXTRACT(K2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7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2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8]);&quot;/grand-final/results/&quot;);LOWER([.B228]));[.B228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28,&quot;&quot;\d+ points?&quot;&quot;),REGEXEXTRACT(J2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8,&quot;&quot;\d+ points?&quot;&quot;),REGEXEXTRACT(K22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28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2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9]);&quot;/grand-final/results/&quot;);LOWER([.B229]));[.B229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29,&quot;&quot;\d+ points?&quot;&quot;),REGEXEXTRACT(J22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29,&quot;&quot;\d+ points?&quot;&quot;),REGEXEXTRACT(K22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2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2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0]);&quot;/grand-final/results/&quot;);LOWER([.B230]));[.B230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30,&quot;&quot;\d+ points?&quot;&quot;),REGEXEXTRACT(J2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0,&quot;&quot;\d+ points?&quot;&quot;),REGEXEXTRACT(K2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0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3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1]);&quot;/grand-final/results/&quot;);LOWER([.B231]));[.B231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31,&quot;&quot;\d+ points?&quot;&quot;),REGEXEXTRACT(J2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1,&quot;&quot;\d+ points?&quot;&quot;),REGEXEXTRACT(K2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3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2]);&quot;/grand-final/results/&quot;);LOWER([.B232]));[.B232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32,&quot;&quot;\d+ points?&quot;&quot;),REGEXEXTRACT(J2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2,&quot;&quot;\d+ points?&quot;&quot;),REGEXEXTRACT(K2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3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3]);&quot;/grand-final/results/&quot;);LOWER([.B233]));[.B233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33,&quot;&quot;\d+ points?&quot;&quot;),REGEXEXTRACT(J23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33,&quot;&quot;\d+ points?&quot;&quot;),REGEXEXTRACT(K233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3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33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4]);&quot;/grand-final/results/&quot;);LOWER([.B234]));[.B234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34,&quot;&quot;\d+ points?&quot;&quot;),REGEXEXTRACT(J2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4,&quot;&quot;\d+ points?&quot;&quot;),REGEXEXTRACT(K2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3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5]);&quot;/grand-final/results/&quot;);LOWER([.B235]));[.B235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35,&quot;&quot;\d+ points?&quot;&quot;),REGEXEXTRACT(J2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5,&quot;&quot;\d+ points?&quot;&quot;),REGEXEXTRACT(K2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3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6]);&quot;/grand-final/results/&quot;);LOWER([.B236]));[.B236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36,&quot;&quot;\d+ points?&quot;&quot;),REGEXEXTRACT(J23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36,&quot;&quot;\d+ points?&quot;&quot;),REGEXEXTRACT(K23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3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3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7]);&quot;/grand-final/results/&quot;);LOWER([.B237]));[.B237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37,&quot;&quot;\d+ points?&quot;&quot;),REGEXEXTRACT(J2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7,&quot;&quot;\d+ points?&quot;&quot;),REGEXEXTRACT(K23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3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23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8]);&quot;/grand-final/results/&quot;);LOWER([.B238]));[.B238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38,&quot;&quot;\d+ points?&quot;&quot;),REGEXEXTRACT(J23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38,&quot;&quot;\d+ points?&quot;&quot;),REGEXEXTRACT(K2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3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9]);&quot;/grand-final/results/&quot;);LOWER([.B239]));[.B239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39,&quot;&quot;\d+ points?&quot;&quot;),REGEXEXTRACT(J2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9,&quot;&quot;\d+ points?&quot;&quot;),REGEXEXTRACT(K2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3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0]);&quot;/grand-final/results/&quot;);LOWER([.B240]));[.B240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40,&quot;&quot;\d+ points?&quot;&quot;),REGEXEXTRACT(J2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0,&quot;&quot;\d+ points?&quot;&quot;),REGEXEXTRACT(K2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40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1]);&quot;/grand-final/results/&quot;);LOWER([.B241]));[.B241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41,&quot;&quot;\d+ points?&quot;&quot;),REGEXEXTRACT(J24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41,&quot;&quot;\d+ points?&quot;&quot;),REGEXEXTRACT(K2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4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2]);&quot;/grand-final/results/&quot;);LOWER([.B242]));[.B242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242,&quot;&quot;\d+ points?&quot;&quot;),REGEXEXTRACT(J2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2,&quot;&quot;\d+ points?&quot;&quot;),REGEXEXTRACT(K2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42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3]);&quot;/grand-final/results/&quot;);LOWER([.B243]));[.B243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43,&quot;&quot;\d+ points?&quot;&quot;),REGEXEXTRACT(J2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3,&quot;&quot;\d+ points?&quot;&quot;),REGEXEXTRACT(K2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3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4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4]);&quot;/grand-final/results/&quot;);LOWER([.B244]));[.B244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44,&quot;&quot;\d+ points?&quot;&quot;),REGEXEXTRACT(J24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44,&quot;&quot;\d+ points?&quot;&quot;),REGEXEXTRACT(K24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4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4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5]);&quot;/grand-final/results/&quot;);LOWER([.B245]));[.B245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45,&quot;&quot;\d+ points?&quot;&quot;),REGEXEXTRACT(J24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45,&quot;&quot;\d+ points?&quot;&quot;),REGEXEXTRACT(K24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4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4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6]);&quot;/grand-final/results/&quot;);LOWER([.B246]));[.B246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46,&quot;&quot;\d+ points?&quot;&quot;),REGEXEXTRACT(J2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46,&quot;&quot;\d+ points?&quot;&quot;),REGEXEXTRACT(K24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4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4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7]);&quot;/grand-final/results/&quot;);LOWER([.B247]));[.B247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47,&quot;&quot;\d+ points?&quot;&quot;),REGEXEXTRACT(J2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7,&quot;&quot;\d+ points?&quot;&quot;),REGEXEXTRACT(K2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4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48]);&quot;/grand-final/results/&quot;);LOWER([.B248]));[.B248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12th</text:p>
          </table:table-cell>
          <table:table-cell table:style-name="ce4" table:formula="of:=IFERROR(__xludf.dummyfunction(&quot;INT(IF(REGEXMATCH(J248,&quot;&quot;\d+ points?&quot;&quot;),REGEXEXTRACT(J2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8,&quot;&quot;\d+ points?&quot;&quot;),REGEXEXTRACT(K2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48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49]);&quot;/grand-final/results/&quot;);LOWER([.B249]));[.B249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49,&quot;&quot;\d+ points?&quot;&quot;),REGEXEXTRACT(J2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9,&quot;&quot;\d+ points?&quot;&quot;),REGEXEXTRACT(K2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4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0]);&quot;/grand-final/results/&quot;);LOWER([.B250]));[.B250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50,&quot;&quot;\d+ points?&quot;&quot;),REGEXEXTRACT(J25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50,&quot;&quot;\d+ points?&quot;&quot;),REGEXEXTRACT(K25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5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5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1]);&quot;/grand-final/results/&quot;);LOWER([.B251]));[.B251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51,&quot;&quot;\d+ points?&quot;&quot;),REGEXEXTRACT(J2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1,&quot;&quot;\d+ points?&quot;&quot;),REGEXEXTRACT(K2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5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2]);&quot;/grand-final/results/&quot;);LOWER([.B252]));[.B252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52,&quot;&quot;\d+ points?&quot;&quot;),REGEXEXTRACT(J2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2,&quot;&quot;\d+ points?&quot;&quot;),REGEXEXTRACT(K25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5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5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3]);&quot;/grand-final/results/&quot;);LOWER([.B253]));[.B253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53,&quot;&quot;\d+ points?&quot;&quot;),REGEXEXTRACT(J25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53,&quot;&quot;\d+ points?&quot;&quot;),REGEXEXTRACT(K25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5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5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4]);&quot;/grand-final/results/&quot;);LOWER([.B254]));[.B254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54,&quot;&quot;\d+ points?&quot;&quot;),REGEXEXTRACT(J2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4,&quot;&quot;\d+ points?&quot;&quot;),REGEXEXTRACT(K2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5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5]);&quot;/grand-final/results/&quot;);LOWER([.B255]));[.B255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55,&quot;&quot;\d+ points?&quot;&quot;),REGEXEXTRACT(J25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55,&quot;&quot;\d+ points?&quot;&quot;),REGEXEXTRACT(K2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5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6]);&quot;/grand-final/results/&quot;);LOWER([.B256]));[.B256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56,&quot;&quot;\d+ points?&quot;&quot;),REGEXEXTRACT(J2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6,&quot;&quot;\d+ points?&quot;&quot;),REGEXEXTRACT(K2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56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7]);&quot;/grand-final/results/&quot;);LOWER([.B257]));[.B257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57,&quot;&quot;\d+ points?&quot;&quot;),REGEXEXTRACT(J2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7,&quot;&quot;\d+ points?&quot;&quot;),REGEXEXTRACT(K2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5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8]);&quot;/grand-final/results/&quot;);LOWER([.B258]));[.B258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58,&quot;&quot;\d+ points?&quot;&quot;),REGEXEXTRACT(J25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58,&quot;&quot;\d+ points?&quot;&quot;),REGEXEXTRACT(K25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5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5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9]);&quot;/grand-final/results/&quot;);LOWER([.B259]));[.B259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59,&quot;&quot;\d+ points?&quot;&quot;),REGEXEXTRACT(J25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59,&quot;&quot;\d+ points?&quot;&quot;),REGEXEXTRACT(K2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59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0]);&quot;/grand-final/results/&quot;);LOWER([.B260]));[.B260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60,&quot;&quot;\d+ points?&quot;&quot;),REGEXEXTRACT(J26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60,&quot;&quot;\d+ points?&quot;&quot;),REGEXEXTRACT(K26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6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6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1]);&quot;/grand-final/results/&quot;);LOWER([.B261]));[.B261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61,&quot;&quot;\d+ points?&quot;&quot;),REGEXEXTRACT(J26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61,&quot;&quot;\d+ points?&quot;&quot;),REGEXEXTRACT(K26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61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6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2]);&quot;/grand-final/results/&quot;);LOWER([.B262]));[.B262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62,&quot;&quot;\d+ points?&quot;&quot;),REGEXEXTRACT(J2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2,&quot;&quot;\d+ points?&quot;&quot;),REGEXEXTRACT(K2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6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3]);&quot;/grand-final/results/&quot;);LOWER([.B263]));[.B263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63,&quot;&quot;\d+ points?&quot;&quot;),REGEXEXTRACT(J2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3,&quot;&quot;\d+ points?&quot;&quot;),REGEXEXTRACT(K2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3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63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4]);&quot;/grand-final/results/&quot;);LOWER([.B264]));[.B264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64,&quot;&quot;\d+ points?&quot;&quot;),REGEXEXTRACT(J2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4,&quot;&quot;\d+ points?&quot;&quot;),REGEXEXTRACT(K2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6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5]);&quot;/grand-final/results/&quot;);LOWER([.B265]));[.B265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65,&quot;&quot;\d+ points?&quot;&quot;),REGEXEXTRACT(J2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5,&quot;&quot;\d+ points?&quot;&quot;),REGEXEXTRACT(K2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5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6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6]);&quot;/grand-final/results/&quot;);LOWER([.B266]));[.B266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1" office:value-type="string" calcext:value-type="string">
            <text:p>24th</text:p>
          </table:table-cell>
          <table:table-cell table:style-name="ce4" table:formula="of:=IFERROR(__xludf.dummyfunction(&quot;INT(IF(REGEXMATCH(J266,&quot;&quot;\d+ points?&quot;&quot;),REGEXEXTRACT(J2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6,&quot;&quot;\d+ points?&quot;&quot;),REGEXEXTRACT(K2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6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7]);&quot;/grand-final/results/&quot;);LOWER([.B267]));[.B267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67,&quot;&quot;\d+ points?&quot;&quot;),REGEXEXTRACT(J2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7,&quot;&quot;\d+ points?&quot;&quot;),REGEXEXTRACT(K2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6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8]);&quot;/grand-final/results/&quot;);LOWER([.B268]));[.B268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68,&quot;&quot;\d+ points?&quot;&quot;),REGEXEXTRACT(J26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68,&quot;&quot;\d+ points?&quot;&quot;),REGEXEXTRACT(K26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68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6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9]);&quot;/grand-final/results/&quot;);LOWER([.B269]));[.B269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69,&quot;&quot;\d+ points?&quot;&quot;),REGEXEXTRACT(J26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69,&quot;&quot;\d+ points?&quot;&quot;),REGEXEXTRACT(K26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6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6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70]);&quot;/grand-final/results/&quot;);LOWER([.B270]));[.B270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70,&quot;&quot;\d+ points?&quot;&quot;),REGEXEXTRACT(J27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70,&quot;&quot;\d+ points?&quot;&quot;),REGEXEXTRACT(K27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7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7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71]);&quot;/grand-final/results/&quot;);LOWER([.B271]));[.B271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1,&quot;&quot;\d+ points?&quot;&quot;),REGEXEXTRACT(J2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1,&quot;&quot;\d+ points?&quot;&quot;),REGEXEXTRACT(K2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7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2]);&quot;/grand-final/results/&quot;);LOWER([.B272]));[.B272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72,&quot;&quot;\d+ points?&quot;&quot;),REGEXEXTRACT(J2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2,&quot;&quot;\d+ points?&quot;&quot;),REGEXEXTRACT(K2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7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3]);&quot;/grand-final/results/&quot;);LOWER([.B273]));[.B273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73,&quot;&quot;\d+ points?&quot;&quot;),REGEXEXTRACT(J2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3,&quot;&quot;\d+ points?&quot;&quot;),REGEXEXTRACT(K27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7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7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4]);&quot;/grand-final/results/&quot;);LOWER([.B274]));[.B274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274,&quot;&quot;\d+ points?&quot;&quot;),REGEXEXTRACT(J27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74,&quot;&quot;\d+ points?&quot;&quot;),REGEXEXTRACT(K27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7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7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5]);&quot;/grand-final/results/&quot;);LOWER([.B275]));[.B275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5,&quot;&quot;\d+ points?&quot;&quot;),REGEXEXTRACT(J2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5,&quot;&quot;\d+ points?&quot;&quot;),REGEXEXTRACT(K2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7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6]);&quot;/grand-final/results/&quot;);LOWER([.B276]));[.B276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76,&quot;&quot;\d+ points?&quot;&quot;),REGEXEXTRACT(J2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6,&quot;&quot;\d+ points?&quot;&quot;),REGEXEXTRACT(K27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7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7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7]);&quot;/grand-final/results/&quot;);LOWER([.B277]));[.B277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77,&quot;&quot;\d+ points?&quot;&quot;),REGEXEXTRACT(J27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77,&quot;&quot;\d+ points?&quot;&quot;),REGEXEXTRACT(K27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7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7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8]);&quot;/grand-final/results/&quot;);LOWER([.B278]));[.B278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78,&quot;&quot;\d+ points?&quot;&quot;),REGEXEXTRACT(J2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8,&quot;&quot;\d+ points?&quot;&quot;),REGEXEXTRACT(K2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9]);&quot;/grand-final/results/&quot;);LOWER([.B279]));[.B279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79,&quot;&quot;\d+ points?&quot;&quot;),REGEXEXTRACT(J27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79,&quot;&quot;\d+ points?&quot;&quot;),REGEXEXTRACT(K2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7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0]);&quot;/grand-final/results/&quot;);LOWER([.B280]));[.B280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80,&quot;&quot;\d+ points?&quot;&quot;),REGEXEXTRACT(J2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0,&quot;&quot;\d+ points?&quot;&quot;),REGEXEXTRACT(K2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8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1]);&quot;/grand-final/results/&quot;);LOWER([.B281]));[.B281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81,&quot;&quot;\d+ points?&quot;&quot;),REGEXEXTRACT(J28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81,&quot;&quot;\d+ points?&quot;&quot;),REGEXEXTRACT(K28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8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8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2]);&quot;/grand-final/results/&quot;);LOWER([.B282]));[.B282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82,&quot;&quot;\d+ points?&quot;&quot;),REGEXEXTRACT(J2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2,&quot;&quot;\d+ points?&quot;&quot;),REGEXEXTRACT(K28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8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8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3]);&quot;/grand-final/results/&quot;);LOWER([.B283]));[.B283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83,&quot;&quot;\d+ points?&quot;&quot;),REGEXEXTRACT(J2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3,&quot;&quot;\d+ points?&quot;&quot;),REGEXEXTRACT(K2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3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8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4]);&quot;/grand-final/results/&quot;);LOWER([.B284]));[.B284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84,&quot;&quot;\d+ points?&quot;&quot;),REGEXEXTRACT(J2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4,&quot;&quot;\d+ points?&quot;&quot;),REGEXEXTRACT(K2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8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5]);&quot;/grand-final/results/&quot;);LOWER([.B285]));[.B285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85,&quot;&quot;\d+ points?&quot;&quot;),REGEXEXTRACT(J2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5,&quot;&quot;\d+ points?&quot;&quot;),REGEXEXTRACT(K2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8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6]);&quot;/grand-final/results/&quot;);LOWER([.B286]));[.B286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86,&quot;&quot;\d+ points?&quot;&quot;),REGEXEXTRACT(J28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86,&quot;&quot;\d+ points?&quot;&quot;),REGEXEXTRACT(K2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8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7]);&quot;/grand-final/results/&quot;);LOWER([.B287]));[.B287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87,&quot;&quot;\d+ points?&quot;&quot;),REGEXEXTRACT(J28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87,&quot;&quot;\d+ points?&quot;&quot;),REGEXEXTRACT(K2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8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8]);&quot;/grand-final/results/&quot;);LOWER([.B288]));[.B288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88,&quot;&quot;\d+ points?&quot;&quot;),REGEXEXTRACT(J2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8,&quot;&quot;\d+ points?&quot;&quot;),REGEXEXTRACT(K2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88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9]);&quot;/grand-final/results/&quot;);LOWER([.B289]));[.B289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89,&quot;&quot;\d+ points?&quot;&quot;),REGEXEXTRACT(J2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9,&quot;&quot;\d+ points?&quot;&quot;),REGEXEXTRACT(K2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8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0]);&quot;/grand-final/results/&quot;);LOWER([.B290]));[.B290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90,&quot;&quot;\d+ points?&quot;&quot;),REGEXEXTRACT(J2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0,&quot;&quot;\d+ points?&quot;&quot;),REGEXEXTRACT(K2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9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1]);&quot;/grand-final/results/&quot;);LOWER([.B291]));[.B291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91,&quot;&quot;\d+ points?&quot;&quot;),REGEXEXTRACT(J29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91,&quot;&quot;\d+ points?&quot;&quot;),REGEXEXTRACT(K29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9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9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2]);&quot;/grand-final/results/&quot;);LOWER([.B292]));[.B292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92,&quot;&quot;\d+ points?&quot;&quot;),REGEXEXTRACT(J29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92,&quot;&quot;\d+ points?&quot;&quot;),REGEXEXTRACT(K2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9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3]);&quot;/grand-final/results/&quot;);LOWER([.B293]));[.B293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93,&quot;&quot;\d+ points?&quot;&quot;),REGEXEXTRACT(J29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93,&quot;&quot;\d+ points?&quot;&quot;),REGEXEXTRACT(K29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9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9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4]);&quot;/grand-final/results/&quot;);LOWER([.B294]));[.B294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94,&quot;&quot;\d+ points?&quot;&quot;),REGEXEXTRACT(J29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94,&quot;&quot;\d+ points?&quot;&quot;),REGEXEXTRACT(K29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9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9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5]);&quot;/grand-final/results/&quot;);LOWER([.B295]));[.B295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95,&quot;&quot;\d+ points?&quot;&quot;),REGEXEXTRACT(J2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5,&quot;&quot;\d+ points?&quot;&quot;),REGEXEXTRACT(K2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5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9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6]);&quot;/grand-final/results/&quot;);LOWER([.B296]));[.B296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96,&quot;&quot;\d+ points?&quot;&quot;),REGEXEXTRACT(J29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96,&quot;&quot;\d+ points?&quot;&quot;),REGEXEXTRACT(K29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9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9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7]);&quot;/grand-final/results/&quot;);LOWER([.B297]));[.B297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97,&quot;&quot;\d+ points?&quot;&quot;),REGEXEXTRACT(J2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7,&quot;&quot;\d+ points?&quot;&quot;),REGEXEXTRACT(K2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9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8]);&quot;/grand-final/results/&quot;);LOWER([.B298]));[.B298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98,&quot;&quot;\d+ points?&quot;&quot;),REGEXEXTRACT(J29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98,&quot;&quot;\d+ points?&quot;&quot;),REGEXEXTRACT(K29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9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9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9]);&quot;/grand-final/results/&quot;);LOWER([.B299]));[.B299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99,&quot;&quot;\d+ points?&quot;&quot;),REGEXEXTRACT(J2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9,&quot;&quot;\d+ points?&quot;&quot;),REGEXEXTRACT(K2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99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0]);&quot;/grand-final/results/&quot;);LOWER([.B300]));[.B300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00,&quot;&quot;\d+ points?&quot;&quot;),REGEXEXTRACT(J3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0,&quot;&quot;\d+ points?&quot;&quot;),REGEXEXTRACT(K3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0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1]);&quot;/grand-final/results/&quot;);LOWER([.B301]));[.B301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01,&quot;&quot;\d+ points?&quot;&quot;),REGEXEXTRACT(J3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1,&quot;&quot;\d+ points?&quot;&quot;),REGEXEXTRACT(K3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0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2]);&quot;/grand-final/results/&quot;);LOWER([.B302]));[.B302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02,&quot;&quot;\d+ points?&quot;&quot;),REGEXEXTRACT(J3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2,&quot;&quot;\d+ points?&quot;&quot;),REGEXEXTRACT(K3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0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3]);&quot;/grand-final/results/&quot;);LOWER([.B303]));[.B303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03,&quot;&quot;\d+ points?&quot;&quot;),REGEXEXTRACT(J30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03,&quot;&quot;\d+ points?&quot;&quot;),REGEXEXTRACT(K3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03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4]);&quot;/grand-final/results/&quot;);LOWER([.B304]));[.B304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04,&quot;&quot;\d+ points?&quot;&quot;),REGEXEXTRACT(J30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04,&quot;&quot;\d+ points?&quot;&quot;),REGEXEXTRACT(K30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0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0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5]);&quot;/grand-final/results/&quot;);LOWER([.B305]));[.B305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05,&quot;&quot;\d+ points?&quot;&quot;),REGEXEXTRACT(J3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5,&quot;&quot;\d+ points?&quot;&quot;),REGEXEXTRACT(K3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0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6]);&quot;/grand-final/results/&quot;);LOWER([.B306]));[.B306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06,&quot;&quot;\d+ points?&quot;&quot;),REGEXEXTRACT(J30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06,&quot;&quot;\d+ points?&quot;&quot;),REGEXEXTRACT(K30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0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0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7]);&quot;/grand-final/results/&quot;);LOWER([.B307]));[.B307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07,&quot;&quot;\d+ points?&quot;&quot;),REGEXEXTRACT(J3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7,&quot;&quot;\d+ points?&quot;&quot;),REGEXEXTRACT(K30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0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0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8]);&quot;/grand-final/results/&quot;);LOWER([.B308]));[.B308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08,&quot;&quot;\d+ points?&quot;&quot;),REGEXEXTRACT(J3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8,&quot;&quot;\d+ points?&quot;&quot;),REGEXEXTRACT(K3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0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9]);&quot;/grand-final/results/&quot;);LOWER([.B309]));[.B309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09,&quot;&quot;\d+ points?&quot;&quot;),REGEXEXTRACT(J30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09,&quot;&quot;\d+ points?&quot;&quot;),REGEXEXTRACT(K3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0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0]);&quot;/grand-final/results/&quot;);LOWER([.B310]));[.B310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10,&quot;&quot;\d+ points?&quot;&quot;),REGEXEXTRACT(J310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10,&quot;&quot;\d+ points?&quot;&quot;),REGEXEXTRACT(K31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10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1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1]);&quot;/grand-final/results/&quot;);LOWER([.B311]));[.B311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11,&quot;&quot;\d+ points?&quot;&quot;),REGEXEXTRACT(J3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1,&quot;&quot;\d+ points?&quot;&quot;),REGEXEXTRACT(K3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1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2]);&quot;/grand-final/results/&quot;);LOWER([.B312]));[.B312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12,&quot;&quot;\d+ points?&quot;&quot;),REGEXEXTRACT(J31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12,&quot;&quot;\d+ points?&quot;&quot;),REGEXEXTRACT(K31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1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1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3]);&quot;/grand-final/results/&quot;);LOWER([.B313]));[.B313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13,&quot;&quot;\d+ points?&quot;&quot;),REGEXEXTRACT(J3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3,&quot;&quot;\d+ points?&quot;&quot;),REGEXEXTRACT(K3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1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4]);&quot;/grand-final/results/&quot;);LOWER([.B314]));[.B314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14,&quot;&quot;\d+ points?&quot;&quot;),REGEXEXTRACT(J3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4,&quot;&quot;\d+ points?&quot;&quot;),REGEXEXTRACT(K3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1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5]);&quot;/grand-final/results/&quot;);LOWER([.B315]));[.B315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15,&quot;&quot;\d+ points?&quot;&quot;),REGEXEXTRACT(J3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5,&quot;&quot;\d+ points?&quot;&quot;),REGEXEXTRACT(K31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1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1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6]);&quot;/grand-final/results/&quot;);LOWER([.B316]));[.B316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16,&quot;&quot;\d+ points?&quot;&quot;),REGEXEXTRACT(J3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6,&quot;&quot;\d+ points?&quot;&quot;),REGEXEXTRACT(K3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6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1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7]);&quot;/grand-final/results/&quot;);LOWER([.B317]));[.B317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17,&quot;&quot;\d+ points?&quot;&quot;),REGEXEXTRACT(J31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17,&quot;&quot;\d+ points?&quot;&quot;),REGEXEXTRACT(K31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1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1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8]);&quot;/grand-final/results/&quot;);LOWER([.B318]));[.B318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18,&quot;&quot;\d+ points?&quot;&quot;),REGEXEXTRACT(J31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18,&quot;&quot;\d+ points?&quot;&quot;),REGEXEXTRACT(K31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1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1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9]);&quot;/grand-final/results/&quot;);LOWER([.B319]));[.B319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19,&quot;&quot;\d+ points?&quot;&quot;),REGEXEXTRACT(J31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9,&quot;&quot;\d+ points?&quot;&quot;),REGEXEXTRACT(K3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1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0]);&quot;/grand-final/results/&quot;);LOWER([.B320]));[.B320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20,&quot;&quot;\d+ points?&quot;&quot;),REGEXEXTRACT(J32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20,&quot;&quot;\d+ points?&quot;&quot;),REGEXEXTRACT(K32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2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2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1]);&quot;/grand-final/results/&quot;);LOWER([.B321]));[.B321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21,&quot;&quot;\d+ points?&quot;&quot;),REGEXEXTRACT(J3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1,&quot;&quot;\d+ points?&quot;&quot;),REGEXEXTRACT(K3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2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2]);&quot;/grand-final/results/&quot;);LOWER([.B322]));[.B322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22,&quot;&quot;\d+ points?&quot;&quot;),REGEXEXTRACT(J32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22,&quot;&quot;\d+ points?&quot;&quot;),REGEXEXTRACT(K32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2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2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3]);&quot;/grand-final/results/&quot;);LOWER([.B323]));[.B323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323,&quot;&quot;\d+ points?&quot;&quot;),REGEXEXTRACT(J32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3,&quot;&quot;\d+ points?&quot;&quot;),REGEXEXTRACT(K3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23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4]);&quot;/grand-final/results/&quot;);LOWER([.B324]));[.B324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24,&quot;&quot;\d+ points?&quot;&quot;),REGEXEXTRACT(J3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4,&quot;&quot;\d+ points?&quot;&quot;),REGEXEXTRACT(K3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2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5]);&quot;/grand-final/results/&quot;);LOWER([.B325]));[.B325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25,&quot;&quot;\d+ points?&quot;&quot;),REGEXEXTRACT(J3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5,&quot;&quot;\d+ points?&quot;&quot;),REGEXEXTRACT(K3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2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6]);&quot;/grand-final/results/&quot;);LOWER([.B326]));[.B326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26,&quot;&quot;\d+ points?&quot;&quot;),REGEXEXTRACT(J326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26,&quot;&quot;\d+ points?&quot;&quot;),REGEXEXTRACT(K326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26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26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7]);&quot;/grand-final/results/&quot;);LOWER([.B327]));[.B327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27,&quot;&quot;\d+ points?&quot;&quot;),REGEXEXTRACT(J32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27,&quot;&quot;\d+ points?&quot;&quot;),REGEXEXTRACT(K3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2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8]);&quot;/grand-final/results/&quot;);LOWER([.B328]));[.B328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28,&quot;&quot;\d+ points?&quot;&quot;),REGEXEXTRACT(J3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8,&quot;&quot;\d+ points?&quot;&quot;),REGEXEXTRACT(K32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2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2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9]);&quot;/grand-final/results/&quot;);LOWER([.B329]));[.B329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29,&quot;&quot;\d+ points?&quot;&quot;),REGEXEXTRACT(J3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9,&quot;&quot;\d+ points?&quot;&quot;),REGEXEXTRACT(K32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29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2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0]);&quot;/grand-final/results/&quot;);LOWER([.B330]));[.B330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30,&quot;&quot;\d+ points?&quot;&quot;),REGEXEXTRACT(J330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30,&quot;&quot;\d+ points?&quot;&quot;),REGEXEXTRACT(K33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30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3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1]);&quot;/grand-final/results/&quot;);LOWER([.B331]));[.B331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31,&quot;&quot;\d+ points?&quot;&quot;),REGEXEXTRACT(J331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31,&quot;&quot;\d+ points?&quot;&quot;),REGEXEXTRACT(K33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31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3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2]);&quot;/grand-final/results/&quot;);LOWER([.B332]));[.B332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32,&quot;&quot;\d+ points?&quot;&quot;),REGEXEXTRACT(J33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32,&quot;&quot;\d+ points?&quot;&quot;),REGEXEXTRACT(K33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3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3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3]);&quot;/grand-final/results/&quot;);LOWER([.B333]));[.B333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33,&quot;&quot;\d+ points?&quot;&quot;),REGEXEXTRACT(J3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3,&quot;&quot;\d+ points?&quot;&quot;),REGEXEXTRACT(K3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33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4]);&quot;/grand-final/results/&quot;);LOWER([.B334]));[.B334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34,&quot;&quot;\d+ points?&quot;&quot;),REGEXEXTRACT(J3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4,&quot;&quot;\d+ points?&quot;&quot;),REGEXEXTRACT(K3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3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5]);&quot;/grand-final/results/&quot;);LOWER([.B335]));[.B335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35,&quot;&quot;\d+ points?&quot;&quot;),REGEXEXTRACT(J3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5,&quot;&quot;\d+ points?&quot;&quot;),REGEXEXTRACT(K3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3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6]);&quot;/grand-final/results/&quot;);LOWER([.B336]));[.B336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36,&quot;&quot;\d+ points?&quot;&quot;),REGEXEXTRACT(J33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36,&quot;&quot;\d+ points?&quot;&quot;),REGEXEXTRACT(K3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3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7]);&quot;/grand-final/results/&quot;);LOWER([.B337]));[.B337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37,&quot;&quot;\d+ points?&quot;&quot;),REGEXEXTRACT(J3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7,&quot;&quot;\d+ points?&quot;&quot;),REGEXEXTRACT(K3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3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8]);&quot;/grand-final/results/&quot;);LOWER([.B338]));[.B338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38,&quot;&quot;\d+ points?&quot;&quot;),REGEXEXTRACT(J3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8,&quot;&quot;\d+ points?&quot;&quot;),REGEXEXTRACT(K3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38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9]);&quot;/grand-final/results/&quot;);LOWER([.B339]));[.B339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39,&quot;&quot;\d+ points?&quot;&quot;),REGEXEXTRACT(J3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9,&quot;&quot;\d+ points?&quot;&quot;),REGEXEXTRACT(K3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39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0]);&quot;/grand-final/results/&quot;);LOWER([.B340]));[.B340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40,&quot;&quot;\d+ points?&quot;&quot;),REGEXEXTRACT(J3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0,&quot;&quot;\d+ points?&quot;&quot;),REGEXEXTRACT(K3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0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4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1]);&quot;/grand-final/results/&quot;);LOWER([.B341]));[.B341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41,&quot;&quot;\d+ points?&quot;&quot;),REGEXEXTRACT(J34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41,&quot;&quot;\d+ points?&quot;&quot;),REGEXEXTRACT(K34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4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4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2]);&quot;/grand-final/results/&quot;);LOWER([.B342]));[.B342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42,&quot;&quot;\d+ points?&quot;&quot;),REGEXEXTRACT(J34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42,&quot;&quot;\d+ points?&quot;&quot;),REGEXEXTRACT(K34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4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4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3]);&quot;/grand-final/results/&quot;);LOWER([.B343]));[.B343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43,&quot;&quot;\d+ points?&quot;&quot;),REGEXEXTRACT(J3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3,&quot;&quot;\d+ points?&quot;&quot;),REGEXEXTRACT(K3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4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4]);&quot;/grand-final/results/&quot;);LOWER([.B344]));[.B344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44,&quot;&quot;\d+ points?&quot;&quot;),REGEXEXTRACT(J34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44,&quot;&quot;\d+ points?&quot;&quot;),REGEXEXTRACT(K34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44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4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5]);&quot;/grand-final/results/&quot;);LOWER([.B345]));[.B345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45,&quot;&quot;\d+ points?&quot;&quot;),REGEXEXTRACT(J3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5,&quot;&quot;\d+ points?&quot;&quot;),REGEXEXTRACT(K3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4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6]);&quot;/grand-final/results/&quot;);LOWER([.B346]));[.B346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46,&quot;&quot;\d+ points?&quot;&quot;),REGEXEXTRACT(J3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46,&quot;&quot;\d+ points?&quot;&quot;),REGEXEXTRACT(K34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4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4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7]);&quot;/grand-final/results/&quot;);LOWER([.B347]));[.B347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47,&quot;&quot;\d+ points?&quot;&quot;),REGEXEXTRACT(J3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7,&quot;&quot;\d+ points?&quot;&quot;),REGEXEXTRACT(K3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4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8]);&quot;/grand-final/results/&quot;);LOWER([.B348]));[.B348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48,&quot;&quot;\d+ points?&quot;&quot;),REGEXEXTRACT(J3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8,&quot;&quot;\d+ points?&quot;&quot;),REGEXEXTRACT(K3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4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9]);&quot;/grand-final/results/&quot;);LOWER([.B349]));[.B349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49,&quot;&quot;\d+ points?&quot;&quot;),REGEXEXTRACT(J3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9,&quot;&quot;\d+ points?&quot;&quot;),REGEXEXTRACT(K3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4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0]);&quot;/grand-final/results/&quot;);LOWER([.B350]));[.B350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50,&quot;&quot;\d+ points?&quot;&quot;),REGEXEXTRACT(J35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50,&quot;&quot;\d+ points?&quot;&quot;),REGEXEXTRACT(K35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5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5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1]);&quot;/grand-final/results/&quot;);LOWER([.B351]));[.B351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51,&quot;&quot;\d+ points?&quot;&quot;),REGEXEXTRACT(J3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1,&quot;&quot;\d+ points?&quot;&quot;),REGEXEXTRACT(K3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2]);&quot;/grand-final/results/&quot;);LOWER([.B352]));[.B352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52,&quot;&quot;\d+ points?&quot;&quot;),REGEXEXTRACT(J3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2,&quot;&quot;\d+ points?&quot;&quot;),REGEXEXTRACT(K35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5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5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3]);&quot;/grand-final/results/&quot;);LOWER([.B353]));[.B353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53,&quot;&quot;\d+ points?&quot;&quot;),REGEXEXTRACT(J3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3,&quot;&quot;\d+ points?&quot;&quot;),REGEXEXTRACT(K35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5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5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4]);&quot;/grand-final/results/&quot;);LOWER([.B354]));[.B354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54,&quot;&quot;\d+ points?&quot;&quot;),REGEXEXTRACT(J35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54,&quot;&quot;\d+ points?&quot;&quot;),REGEXEXTRACT(K35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5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5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5]);&quot;/grand-final/results/&quot;);LOWER([.B355]));[.B355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55,&quot;&quot;\d+ points?&quot;&quot;),REGEXEXTRACT(J35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55,&quot;&quot;\d+ points?&quot;&quot;),REGEXEXTRACT(K35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5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5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6]);&quot;/grand-final/results/&quot;);LOWER([.B356]));[.B356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56,&quot;&quot;\d+ points?&quot;&quot;),REGEXEXTRACT(J3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6,&quot;&quot;\d+ points?&quot;&quot;),REGEXEXTRACT(K3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5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7]);&quot;/grand-final/results/&quot;);LOWER([.B357]));[.B357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57,&quot;&quot;\d+ points?&quot;&quot;),REGEXEXTRACT(J35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57,&quot;&quot;\d+ points?&quot;&quot;),REGEXEXTRACT(K3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5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8]);&quot;/grand-final/results/&quot;);LOWER([.B358]));[.B358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58,&quot;&quot;\d+ points?&quot;&quot;),REGEXEXTRACT(J35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58,&quot;&quot;\d+ points?&quot;&quot;),REGEXEXTRACT(K3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5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9]);&quot;/grand-final/results/&quot;);LOWER([.B359]));[.B359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59,&quot;&quot;\d+ points?&quot;&quot;),REGEXEXTRACT(J3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9,&quot;&quot;\d+ points?&quot;&quot;),REGEXEXTRACT(K3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5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0]);&quot;/grand-final/results/&quot;);LOWER([.B360]));[.B360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60,&quot;&quot;\d+ points?&quot;&quot;),REGEXEXTRACT(J3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0,&quot;&quot;\d+ points?&quot;&quot;),REGEXEXTRACT(K3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6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1]);&quot;/grand-final/results/&quot;);LOWER([.B361]));[.B361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61,&quot;&quot;\d+ points?&quot;&quot;),REGEXEXTRACT(J3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1,&quot;&quot;\d+ points?&quot;&quot;),REGEXEXTRACT(K3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6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2]);&quot;/grand-final/results/&quot;);LOWER([.B362]));[.B362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62,&quot;&quot;\d+ points?&quot;&quot;),REGEXEXTRACT(J3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2,&quot;&quot;\d+ points?&quot;&quot;),REGEXEXTRACT(K3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6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3]);&quot;/grand-final/results/&quot;);LOWER([.B363]));[.B363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63,&quot;&quot;\d+ points?&quot;&quot;),REGEXEXTRACT(J3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3,&quot;&quot;\d+ points?&quot;&quot;),REGEXEXTRACT(K3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6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4]);&quot;/grand-final/results/&quot;);LOWER([.B364]));[.B364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64,&quot;&quot;\d+ points?&quot;&quot;),REGEXEXTRACT(J36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64,&quot;&quot;\d+ points?&quot;&quot;),REGEXEXTRACT(K3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6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5]);&quot;/grand-final/results/&quot;);LOWER([.B365]));[.B365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65,&quot;&quot;\d+ points?&quot;&quot;),REGEXEXTRACT(J365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65,&quot;&quot;\d+ points?&quot;&quot;),REGEXEXTRACT(K365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65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65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6]);&quot;/grand-final/results/&quot;);LOWER([.B366]));[.B366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66,&quot;&quot;\d+ points?&quot;&quot;),REGEXEXTRACT(J36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66,&quot;&quot;\d+ points?&quot;&quot;),REGEXEXTRACT(K366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6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66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7]);&quot;/grand-final/results/&quot;);LOWER([.B367]));[.B367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67,&quot;&quot;\d+ points?&quot;&quot;),REGEXEXTRACT(J3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7,&quot;&quot;\d+ points?&quot;&quot;),REGEXEXTRACT(K3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6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68]);&quot;/grand-final/results/&quot;);LOWER([.B368]));[.B368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68,&quot;&quot;\d+ points?&quot;&quot;),REGEXEXTRACT(J36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68,&quot;&quot;\d+ points?&quot;&quot;),REGEXEXTRACT(K36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6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6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69]);&quot;/grand-final/results/&quot;);LOWER([.B369]));[.B369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69,&quot;&quot;\d+ points?&quot;&quot;),REGEXEXTRACT(J3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9,&quot;&quot;\d+ points?&quot;&quot;),REGEXEXTRACT(K3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6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0]);&quot;/grand-final/results/&quot;);LOWER([.B370]));[.B370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70,&quot;&quot;\d+ points?&quot;&quot;),REGEXEXTRACT(J3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0,&quot;&quot;\d+ points?&quot;&quot;),REGEXEXTRACT(K37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7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7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1]);&quot;/grand-final/results/&quot;);LOWER([.B371]));[.B371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71,&quot;&quot;\d+ points?&quot;&quot;),REGEXEXTRACT(J371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71,&quot;&quot;\d+ points?&quot;&quot;),REGEXEXTRACT(K37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71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7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2]);&quot;/grand-final/results/&quot;);LOWER([.B372]));[.B372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72,&quot;&quot;\d+ points?&quot;&quot;),REGEXEXTRACT(J3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2,&quot;&quot;\d+ points?&quot;&quot;),REGEXEXTRACT(K3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7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3]);&quot;/grand-final/results/&quot;);LOWER([.B373]));[.B373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73,&quot;&quot;\d+ points?&quot;&quot;),REGEXEXTRACT(J3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3,&quot;&quot;\d+ points?&quot;&quot;),REGEXEXTRACT(K3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73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4]);&quot;/grand-final/results/&quot;);LOWER([.B374]));[.B374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74,&quot;&quot;\d+ points?&quot;&quot;),REGEXEXTRACT(J37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74,&quot;&quot;\d+ points?&quot;&quot;),REGEXEXTRACT(K37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74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7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5]);&quot;/grand-final/results/&quot;);LOWER([.B375]));[.B375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75,&quot;&quot;\d+ points?&quot;&quot;),REGEXEXTRACT(J3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5,&quot;&quot;\d+ points?&quot;&quot;),REGEXEXTRACT(K3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7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6]);&quot;/grand-final/results/&quot;);LOWER([.B376]));[.B376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76,&quot;&quot;\d+ points?&quot;&quot;),REGEXEXTRACT(J37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76,&quot;&quot;\d+ points?&quot;&quot;),REGEXEXTRACT(K3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7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7]);&quot;/grand-final/results/&quot;);LOWER([.B377]));[.B377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77,&quot;&quot;\d+ points?&quot;&quot;),REGEXEXTRACT(J3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7,&quot;&quot;\d+ points?&quot;&quot;),REGEXEXTRACT(K37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77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7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8]);&quot;/grand-final/results/&quot;);LOWER([.B378]));[.B378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78,&quot;&quot;\d+ points?&quot;&quot;),REGEXEXTRACT(J3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8,&quot;&quot;\d+ points?&quot;&quot;),REGEXEXTRACT(K37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7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7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9]);&quot;/grand-final/results/&quot;);LOWER([.B379]));[.B379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79,&quot;&quot;\d+ points?&quot;&quot;),REGEXEXTRACT(J37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79,&quot;&quot;\d+ points?&quot;&quot;),REGEXEXTRACT(K37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7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7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0]);&quot;/grand-final/results/&quot;);LOWER([.B380]));[.B380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80,&quot;&quot;\d+ points?&quot;&quot;),REGEXEXTRACT(J3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0,&quot;&quot;\d+ points?&quot;&quot;),REGEXEXTRACT(K3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8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1]);&quot;/grand-final/results/&quot;);LOWER([.B381]));[.B381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18th</text:p>
          </table:table-cell>
          <table:table-cell table:style-name="ce4" table:formula="of:=IFERROR(__xludf.dummyfunction(&quot;INT(IF(REGEXMATCH(J381,&quot;&quot;\d+ points?&quot;&quot;),REGEXEXTRACT(J3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1,&quot;&quot;\d+ points?&quot;&quot;),REGEXEXTRACT(K3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8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2]);&quot;/grand-final/results/&quot;);LOWER([.B382]));[.B382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82,&quot;&quot;\d+ points?&quot;&quot;),REGEXEXTRACT(J38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82,&quot;&quot;\d+ points?&quot;&quot;),REGEXEXTRACT(K3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2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8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3]);&quot;/grand-final/results/&quot;);LOWER([.B383]));[.B383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83,&quot;&quot;\d+ points?&quot;&quot;),REGEXEXTRACT(J3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3,&quot;&quot;\d+ points?&quot;&quot;),REGEXEXTRACT(K3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8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4]);&quot;/grand-final/results/&quot;);LOWER([.B384]));[.B384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84,&quot;&quot;\d+ points?&quot;&quot;),REGEXEXTRACT(J38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84,&quot;&quot;\d+ points?&quot;&quot;),REGEXEXTRACT(K3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8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5]);&quot;/grand-final/results/&quot;);LOWER([.B385]));[.B385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85,&quot;&quot;\d+ points?&quot;&quot;),REGEXEXTRACT(J3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5,&quot;&quot;\d+ points?&quot;&quot;),REGEXEXTRACT(K3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5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85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6]);&quot;/grand-final/results/&quot;);LOWER([.B386]));[.B386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86,&quot;&quot;\d+ points?&quot;&quot;),REGEXEXTRACT(J3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6,&quot;&quot;\d+ points?&quot;&quot;),REGEXEXTRACT(K3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8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7]);&quot;/grand-final/results/&quot;);LOWER([.B387]));[.B387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87,&quot;&quot;\d+ points?&quot;&quot;),REGEXEXTRACT(J3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7,&quot;&quot;\d+ points?&quot;&quot;),REGEXEXTRACT(K3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8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8]);&quot;/grand-final/results/&quot;);LOWER([.B388]));[.B388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1 point 10th</text:p>
          </table:table-cell>
          <table:table-cell table:style-name="ce4" table:formula="of:=IFERROR(__xludf.dummyfunction(&quot;INT(IF(REGEXMATCH(J388,&quot;&quot;\d+ points?&quot;&quot;),REGEXEXTRACT(J38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88,&quot;&quot;\d+ points?&quot;&quot;),REGEXEXTRACT(K38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88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8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9]);&quot;/grand-final/results/&quot;);LOWER([.B389]));[.B389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89,&quot;&quot;\d+ points?&quot;&quot;),REGEXEXTRACT(J38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89,&quot;&quot;\d+ points?&quot;&quot;),REGEXEXTRACT(K38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8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8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90]);&quot;/grand-final/results/&quot;);LOWER([.B390]));[.B390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90,&quot;&quot;\d+ points?&quot;&quot;),REGEXEXTRACT(J39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90,&quot;&quot;\d+ points?&quot;&quot;),REGEXEXTRACT(K39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9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9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91]);&quot;/grand-final/results/&quot;);LOWER([.B391]));[.B391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91,&quot;&quot;\d+ points?&quot;&quot;),REGEXEXTRACT(J3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1,&quot;&quot;\d+ points?&quot;&quot;),REGEXEXTRACT(K3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1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91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2]);&quot;/grand-final/results/&quot;);LOWER([.B392]));[.B392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92,&quot;&quot;\d+ points?&quot;&quot;),REGEXEXTRACT(J39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92,&quot;&quot;\d+ points?&quot;&quot;),REGEXEXTRACT(K3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9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3]);&quot;/grand-final/results/&quot;);LOWER([.B393]));[.B393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93,&quot;&quot;\d+ points?&quot;&quot;),REGEXEXTRACT(J3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3,&quot;&quot;\d+ points?&quot;&quot;),REGEXEXTRACT(K3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9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4]);&quot;/grand-final/results/&quot;);LOWER([.B394]));[.B394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94,&quot;&quot;\d+ points?&quot;&quot;),REGEXEXTRACT(J39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94,&quot;&quot;\d+ points?&quot;&quot;),REGEXEXTRACT(K39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9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9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5]);&quot;/grand-final/results/&quot;);LOWER([.B395]));[.B395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th</text:p>
          </table:table-cell>
          <table:table-cell table:style-name="ce4" table:formula="of:=IFERROR(__xludf.dummyfunction(&quot;INT(IF(REGEXMATCH(J395,&quot;&quot;\d+ points?&quot;&quot;),REGEXEXTRACT(J3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5,&quot;&quot;\d+ points?&quot;&quot;),REGEXEXTRACT(K3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9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6]);&quot;/grand-final/results/&quot;);LOWER([.B396]));[.B396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96,&quot;&quot;\d+ points?&quot;&quot;),REGEXEXTRACT(J3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6,&quot;&quot;\d+ points?&quot;&quot;),REGEXEXTRACT(K3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6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39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7]);&quot;/grand-final/results/&quot;);LOWER([.B397]));[.B397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97,&quot;&quot;\d+ points?&quot;&quot;),REGEXEXTRACT(J3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7,&quot;&quot;\d+ points?&quot;&quot;),REGEXEXTRACT(K39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9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9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8]);&quot;/grand-final/results/&quot;);LOWER([.B398]));[.B398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98,&quot;&quot;\d+ points?&quot;&quot;),REGEXEXTRACT(J39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98,&quot;&quot;\d+ points?&quot;&quot;),REGEXEXTRACT(K39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9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9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9]);&quot;/grand-final/results/&quot;);LOWER([.B399]));[.B399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99,&quot;&quot;\d+ points?&quot;&quot;),REGEXEXTRACT(J3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9,&quot;&quot;\d+ points?&quot;&quot;),REGEXEXTRACT(K3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9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0]);&quot;/grand-final/results/&quot;);LOWER([.B400]));[.B400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2 points 9th</text:p>
          </table:table-cell>
          <table:table-cell table:style-name="ce4" table:formula="of:=IFERROR(__xludf.dummyfunction(&quot;INT(IF(REGEXMATCH(J400,&quot;&quot;\d+ points?&quot;&quot;),REGEXEXTRACT(J4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00,&quot;&quot;\d+ points?&quot;&quot;),REGEXEXTRACT(K40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0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0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1]);&quot;/grand-final/results/&quot;);LOWER([.B401]));[.B401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01,&quot;&quot;\d+ points?&quot;&quot;),REGEXEXTRACT(J4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1,&quot;&quot;\d+ points?&quot;&quot;),REGEXEXTRACT(K4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0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2]);&quot;/grand-final/results/&quot;);LOWER([.B402]));[.B402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02,&quot;&quot;\d+ points?&quot;&quot;),REGEXEXTRACT(J40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02,&quot;&quot;\d+ points?&quot;&quot;),REGEXEXTRACT(K40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0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0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3]);&quot;/grand-final/results/&quot;);LOWER([.B403]));[.B403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03,&quot;&quot;\d+ points?&quot;&quot;),REGEXEXTRACT(J4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3,&quot;&quot;\d+ points?&quot;&quot;),REGEXEXTRACT(K40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0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0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4]);&quot;/grand-final/results/&quot;);LOWER([.B404]));[.B404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04,&quot;&quot;\d+ points?&quot;&quot;),REGEXEXTRACT(J4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4,&quot;&quot;\d+ points?&quot;&quot;),REGEXEXTRACT(K4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4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0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5]);&quot;/grand-final/results/&quot;);LOWER([.B405]));[.B405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05,&quot;&quot;\d+ points?&quot;&quot;),REGEXEXTRACT(J4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5,&quot;&quot;\d+ points?&quot;&quot;),REGEXEXTRACT(K4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0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6]);&quot;/grand-final/results/&quot;);LOWER([.B406]));[.B406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06,&quot;&quot;\d+ points?&quot;&quot;),REGEXEXTRACT(J4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6,&quot;&quot;\d+ points?&quot;&quot;),REGEXEXTRACT(K40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0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0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7]);&quot;/grand-final/results/&quot;);LOWER([.B407]));[.B407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07,&quot;&quot;\d+ points?&quot;&quot;),REGEXEXTRACT(J4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7,&quot;&quot;\d+ points?&quot;&quot;),REGEXEXTRACT(K4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0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8]);&quot;/grand-final/results/&quot;);LOWER([.B408]));[.B408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08,&quot;&quot;\d+ points?&quot;&quot;),REGEXEXTRACT(J4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8,&quot;&quot;\d+ points?&quot;&quot;),REGEXEXTRACT(K4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8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0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9]);&quot;/grand-final/results/&quot;);LOWER([.B409]));[.B409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09,&quot;&quot;\d+ points?&quot;&quot;),REGEXEXTRACT(J409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09,&quot;&quot;\d+ points?&quot;&quot;),REGEXEXTRACT(K4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9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0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0]);&quot;/grand-final/results/&quot;);LOWER([.B410]));[.B410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410,&quot;&quot;\d+ points?&quot;&quot;),REGEXEXTRACT(J4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0,&quot;&quot;\d+ points?&quot;&quot;),REGEXEXTRACT(K4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1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1]);&quot;/grand-final/results/&quot;);LOWER([.B411]));[.B411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411,&quot;&quot;\d+ points?&quot;&quot;),REGEXEXTRACT(J4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1,&quot;&quot;\d+ points?&quot;&quot;),REGEXEXTRACT(K4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11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2]);&quot;/grand-final/results/&quot;);LOWER([.B412]));[.B412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12,&quot;&quot;\d+ points?&quot;&quot;),REGEXEXTRACT(J4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2,&quot;&quot;\d+ points?&quot;&quot;),REGEXEXTRACT(K4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1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3]);&quot;/grand-final/results/&quot;);LOWER([.B413]));[.B413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13,&quot;&quot;\d+ points?&quot;&quot;),REGEXEXTRACT(J41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13,&quot;&quot;\d+ points?&quot;&quot;),REGEXEXTRACT(K41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1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1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4]);&quot;/grand-final/results/&quot;);LOWER([.B414]));[.B414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414,&quot;&quot;\d+ points?&quot;&quot;),REGEXEXTRACT(J41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14,&quot;&quot;\d+ points?&quot;&quot;),REGEXEXTRACT(K41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1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1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5]);&quot;/grand-final/results/&quot;);LOWER([.B415]));[.B415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15,&quot;&quot;\d+ points?&quot;&quot;),REGEXEXTRACT(J41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15,&quot;&quot;\d+ points?&quot;&quot;),REGEXEXTRACT(K41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1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1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6]);&quot;/grand-final/results/&quot;);LOWER([.B416]));[.B416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16,&quot;&quot;\d+ points?&quot;&quot;),REGEXEXTRACT(J416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16,&quot;&quot;\d+ points?&quot;&quot;),REGEXEXTRACT(K4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6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1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7]);&quot;/grand-final/results/&quot;);LOWER([.B417]));[.B417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17,&quot;&quot;\d+ points?&quot;&quot;),REGEXEXTRACT(J4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7,&quot;&quot;\d+ points?&quot;&quot;),REGEXEXTRACT(K4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1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8]);&quot;/grand-final/results/&quot;);LOWER([.B418]));[.B418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18,&quot;&quot;\d+ points?&quot;&quot;),REGEXEXTRACT(J4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8,&quot;&quot;\d+ points?&quot;&quot;),REGEXEXTRACT(K4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1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9]);&quot;/grand-final/results/&quot;);LOWER([.B419]));[.B419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19,&quot;&quot;\d+ points?&quot;&quot;),REGEXEXTRACT(J4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19,&quot;&quot;\d+ points?&quot;&quot;),REGEXEXTRACT(K41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1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1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0]);&quot;/grand-final/results/&quot;);LOWER([.B420]));[.B420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20,&quot;&quot;\d+ points?&quot;&quot;),REGEXEXTRACT(J4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0,&quot;&quot;\d+ points?&quot;&quot;),REGEXEXTRACT(K4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2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1]);&quot;/grand-final/results/&quot;);LOWER([.B421]));[.B421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21,&quot;&quot;\d+ points?&quot;&quot;),REGEXEXTRACT(J4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1,&quot;&quot;\d+ points?&quot;&quot;),REGEXEXTRACT(K4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21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2]);&quot;/grand-final/results/&quot;);LOWER([.B422]));[.B422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22,&quot;&quot;\d+ points?&quot;&quot;),REGEXEXTRACT(J4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2,&quot;&quot;\d+ points?&quot;&quot;),REGEXEXTRACT(K42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2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2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3]);&quot;/grand-final/results/&quot;);LOWER([.B423]));[.B423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23,&quot;&quot;\d+ points?&quot;&quot;),REGEXEXTRACT(J4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23,&quot;&quot;\d+ points?&quot;&quot;),REGEXEXTRACT(K42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2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2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4]);&quot;/grand-final/results/&quot;);LOWER([.B424]));[.B424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24,&quot;&quot;\d+ points?&quot;&quot;),REGEXEXTRACT(J4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4,&quot;&quot;\d+ points?&quot;&quot;),REGEXEXTRACT(K4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2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5]);&quot;/grand-final/results/&quot;);LOWER([.B425]));[.B425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25,&quot;&quot;\d+ points?&quot;&quot;),REGEXEXTRACT(J42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25,&quot;&quot;\d+ points?&quot;&quot;),REGEXEXTRACT(K4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2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6]);&quot;/grand-final/results/&quot;);LOWER([.B426]));[.B426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26,&quot;&quot;\d+ points?&quot;&quot;),REGEXEXTRACT(J4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6,&quot;&quot;\d+ points?&quot;&quot;),REGEXEXTRACT(K4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2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7]);&quot;/grand-final/results/&quot;);LOWER([.B427]));[.B427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27,&quot;&quot;\d+ points?&quot;&quot;),REGEXEXTRACT(J4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7,&quot;&quot;\d+ points?&quot;&quot;),REGEXEXTRACT(K42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2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42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8]);&quot;/grand-final/results/&quot;);LOWER([.B428]));[.B428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28,&quot;&quot;\d+ points?&quot;&quot;),REGEXEXTRACT(J4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8,&quot;&quot;\d+ points?&quot;&quot;),REGEXEXTRACT(K42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2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2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9]);&quot;/grand-final/results/&quot;);LOWER([.B429]));[.B429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29,&quot;&quot;\d+ points?&quot;&quot;),REGEXEXTRACT(J4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9,&quot;&quot;\d+ points?&quot;&quot;),REGEXEXTRACT(K42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2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2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0]);&quot;/grand-final/results/&quot;);LOWER([.B430]));[.B430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30,&quot;&quot;\d+ points?&quot;&quot;),REGEXEXTRACT(J4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0,&quot;&quot;\d+ points?&quot;&quot;),REGEXEXTRACT(K43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3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3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1]);&quot;/grand-final/results/&quot;);LOWER([.B431]));[.B431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31,&quot;&quot;\d+ points?&quot;&quot;),REGEXEXTRACT(J431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31,&quot;&quot;\d+ points?&quot;&quot;),REGEXEXTRACT(K4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1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3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2]);&quot;/grand-final/results/&quot;);LOWER([.B432]));[.B432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32,&quot;&quot;\d+ points?&quot;&quot;),REGEXEXTRACT(J4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2,&quot;&quot;\d+ points?&quot;&quot;),REGEXEXTRACT(K4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3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3]);&quot;/grand-final/results/&quot;);LOWER([.B433]));[.B433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33,&quot;&quot;\d+ points?&quot;&quot;),REGEXEXTRACT(J43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33,&quot;&quot;\d+ points?&quot;&quot;),REGEXEXTRACT(K4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3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4]);&quot;/grand-final/results/&quot;);LOWER([.B434]));[.B434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34,&quot;&quot;\d+ points?&quot;&quot;),REGEXEXTRACT(J43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34,&quot;&quot;\d+ points?&quot;&quot;),REGEXEXTRACT(K4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34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5]);&quot;/grand-final/results/&quot;);LOWER([.B435]));[.B435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35,&quot;&quot;\d+ points?&quot;&quot;),REGEXEXTRACT(J4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5,&quot;&quot;\d+ points?&quot;&quot;),REGEXEXTRACT(K4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3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6]);&quot;/grand-final/results/&quot;);LOWER([.B436]));[.B436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36,&quot;&quot;\d+ points?&quot;&quot;),REGEXEXTRACT(J4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6,&quot;&quot;\d+ points?&quot;&quot;),REGEXEXTRACT(K43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3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3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7]);&quot;/grand-final/results/&quot;);LOWER([.B437]));[.B437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37,&quot;&quot;\d+ points?&quot;&quot;),REGEXEXTRACT(J43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37,&quot;&quot;\d+ points?&quot;&quot;),REGEXEXTRACT(K4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3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8]);&quot;/grand-final/results/&quot;);LOWER([.B438]));[.B438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38,&quot;&quot;\d+ points?&quot;&quot;),REGEXEXTRACT(J43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38,&quot;&quot;\d+ points?&quot;&quot;),REGEXEXTRACT(K43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3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3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9]);&quot;/grand-final/results/&quot;);LOWER([.B439]));[.B439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39,&quot;&quot;\d+ points?&quot;&quot;),REGEXEXTRACT(J43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39,&quot;&quot;\d+ points?&quot;&quot;),REGEXEXTRACT(K43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39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3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40]);&quot;/grand-final/results/&quot;);LOWER([.B440]));[.B440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40,&quot;&quot;\d+ points?&quot;&quot;),REGEXEXTRACT(J44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40,&quot;&quot;\d+ points?&quot;&quot;),REGEXEXTRACT(K4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4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1]);&quot;/grand-final/results/&quot;);LOWER([.B441]));[.B441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41,&quot;&quot;\d+ points?&quot;&quot;),REGEXEXTRACT(J4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1,&quot;&quot;\d+ points?&quot;&quot;),REGEXEXTRACT(K44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4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4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2]);&quot;/grand-final/results/&quot;);LOWER([.B442]));[.B442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42,&quot;&quot;\d+ points?&quot;&quot;),REGEXEXTRACT(J44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42,&quot;&quot;\d+ points?&quot;&quot;),REGEXEXTRACT(K44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4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4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3]);&quot;/grand-final/results/&quot;);LOWER([.B443]));[.B443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43,&quot;&quot;\d+ points?&quot;&quot;),REGEXEXTRACT(J44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43,&quot;&quot;\d+ points?&quot;&quot;),REGEXEXTRACT(K44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4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4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4]);&quot;/grand-final/results/&quot;);LOWER([.B444]));[.B444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44,&quot;&quot;\d+ points?&quot;&quot;),REGEXEXTRACT(J4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4,&quot;&quot;\d+ points?&quot;&quot;),REGEXEXTRACT(K44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44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4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5]);&quot;/grand-final/results/&quot;);LOWER([.B445]));[.B445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45,&quot;&quot;\d+ points?&quot;&quot;),REGEXEXTRACT(J4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5,&quot;&quot;\d+ points?&quot;&quot;),REGEXEXTRACT(K4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4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6]);&quot;/grand-final/results/&quot;);LOWER([.B446]));[.B446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46,&quot;&quot;\d+ points?&quot;&quot;),REGEXEXTRACT(J4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6,&quot;&quot;\d+ points?&quot;&quot;),REGEXEXTRACT(K4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4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7]);&quot;/grand-final/results/&quot;);LOWER([.B447]));[.B447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47,&quot;&quot;\d+ points?&quot;&quot;),REGEXEXTRACT(J44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47,&quot;&quot;\d+ points?&quot;&quot;),REGEXEXTRACT(K44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4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4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8]);&quot;/grand-final/results/&quot;);LOWER([.B448]));[.B448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48,&quot;&quot;\d+ points?&quot;&quot;),REGEXEXTRACT(J44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48,&quot;&quot;\d+ points?&quot;&quot;),REGEXEXTRACT(K44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4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4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9]);&quot;/grand-final/results/&quot;);LOWER([.B449]));[.B449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49,&quot;&quot;\d+ points?&quot;&quot;),REGEXEXTRACT(J44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49,&quot;&quot;\d+ points?&quot;&quot;),REGEXEXTRACT(K44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4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4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0]);&quot;/grand-final/results/&quot;);LOWER([.B450]));[.B450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50,&quot;&quot;\d+ points?&quot;&quot;),REGEXEXTRACT(J4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0,&quot;&quot;\d+ points?&quot;&quot;),REGEXEXTRACT(K4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0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5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1]);&quot;/grand-final/results/&quot;);LOWER([.B451]));[.B451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51,&quot;&quot;\d+ points?&quot;&quot;),REGEXEXTRACT(J4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1,&quot;&quot;\d+ points?&quot;&quot;),REGEXEXTRACT(K4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2]);&quot;/grand-final/results/&quot;);LOWER([.B452]));[.B452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52,&quot;&quot;\d+ points?&quot;&quot;),REGEXEXTRACT(J45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52,&quot;&quot;\d+ points?&quot;&quot;),REGEXEXTRACT(K45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5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5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3]);&quot;/grand-final/results/&quot;);LOWER([.B453]));[.B453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53,&quot;&quot;\d+ points?&quot;&quot;),REGEXEXTRACT(J4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3,&quot;&quot;\d+ points?&quot;&quot;),REGEXEXTRACT(K4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5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4]);&quot;/grand-final/results/&quot;);LOWER([.B454]));[.B454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54,&quot;&quot;\d+ points?&quot;&quot;),REGEXEXTRACT(J4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4,&quot;&quot;\d+ points?&quot;&quot;),REGEXEXTRACT(K4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4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5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5]);&quot;/grand-final/results/&quot;);LOWER([.B455]));[.B455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455,&quot;&quot;\d+ points?&quot;&quot;),REGEXEXTRACT(J45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55,&quot;&quot;\d+ points?&quot;&quot;),REGEXEXTRACT(K45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5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5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6]);&quot;/grand-final/results/&quot;);LOWER([.B456]));[.B456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56,&quot;&quot;\d+ points?&quot;&quot;),REGEXEXTRACT(J4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6,&quot;&quot;\d+ points?&quot;&quot;),REGEXEXTRACT(K4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5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7]);&quot;/grand-final/results/&quot;);LOWER([.B457]));[.B457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57,&quot;&quot;\d+ points?&quot;&quot;),REGEXEXTRACT(J45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57,&quot;&quot;\d+ points?&quot;&quot;),REGEXEXTRACT(K4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5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8]);&quot;/grand-final/results/&quot;);LOWER([.B458]));[.B458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58,&quot;&quot;\d+ points?&quot;&quot;),REGEXEXTRACT(J4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8,&quot;&quot;\d+ points?&quot;&quot;),REGEXEXTRACT(K4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5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9]);&quot;/grand-final/results/&quot;);LOWER([.B459]));[.B459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59,&quot;&quot;\d+ points?&quot;&quot;),REGEXEXTRACT(J4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9,&quot;&quot;\d+ points?&quot;&quot;),REGEXEXTRACT(K4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5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0]);&quot;/grand-final/results/&quot;);LOWER([.B460]));[.B460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60,&quot;&quot;\d+ points?&quot;&quot;),REGEXEXTRACT(J4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0,&quot;&quot;\d+ points?&quot;&quot;),REGEXEXTRACT(K4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6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1]);&quot;/grand-final/results/&quot;);LOWER([.B461]));[.B461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61,&quot;&quot;\d+ points?&quot;&quot;),REGEXEXTRACT(J4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1,&quot;&quot;\d+ points?&quot;&quot;),REGEXEXTRACT(K4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6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2]);&quot;/grand-final/results/&quot;);LOWER([.B462]));[.B462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62,&quot;&quot;\d+ points?&quot;&quot;),REGEXEXTRACT(J46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62,&quot;&quot;\d+ points?&quot;&quot;),REGEXEXTRACT(K4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6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3]);&quot;/grand-final/results/&quot;);LOWER([.B463]));[.B463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63,&quot;&quot;\d+ points?&quot;&quot;),REGEXEXTRACT(J46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63,&quot;&quot;\d+ points?&quot;&quot;),REGEXEXTRACT(K46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6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6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4]);&quot;/grand-final/results/&quot;);LOWER([.B464]));[.B464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64,&quot;&quot;\d+ points?&quot;&quot;),REGEXEXTRACT(J4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4,&quot;&quot;\d+ points?&quot;&quot;),REGEXEXTRACT(K4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6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5]);&quot;/grand-final/results/&quot;);LOWER([.B465]));[.B465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65,&quot;&quot;\d+ points?&quot;&quot;),REGEXEXTRACT(J46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65,&quot;&quot;\d+ points?&quot;&quot;),REGEXEXTRACT(K465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6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65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6]);&quot;/grand-final/results/&quot;);LOWER([.B466]));[.B466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66,&quot;&quot;\d+ points?&quot;&quot;),REGEXEXTRACT(J46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66,&quot;&quot;\d+ points?&quot;&quot;),REGEXEXTRACT(K4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6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7]);&quot;/grand-final/results/&quot;);LOWER([.B467]));[.B467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67,&quot;&quot;\d+ points?&quot;&quot;),REGEXEXTRACT(J46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67,&quot;&quot;\d+ points?&quot;&quot;),REGEXEXTRACT(K46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6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6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8]);&quot;/grand-final/results/&quot;);LOWER([.B468]));[.B468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68,&quot;&quot;\d+ points?&quot;&quot;),REGEXEXTRACT(J46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8,&quot;&quot;\d+ points?&quot;&quot;),REGEXEXTRACT(K4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6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9]);&quot;/grand-final/results/&quot;);LOWER([.B469]));[.B469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69,&quot;&quot;\d+ points?&quot;&quot;),REGEXEXTRACT(J46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69,&quot;&quot;\d+ points?&quot;&quot;),REGEXEXTRACT(K4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6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0]);&quot;/grand-final/results/&quot;);LOWER([.B470]));[.B470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70,&quot;&quot;\d+ points?&quot;&quot;),REGEXEXTRACT(J4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0,&quot;&quot;\d+ points?&quot;&quot;),REGEXEXTRACT(K47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7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1]);&quot;/grand-final/results/&quot;);LOWER([.B471]));[.B471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71,&quot;&quot;\d+ points?&quot;&quot;),REGEXEXTRACT(J47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71,&quot;&quot;\d+ points?&quot;&quot;),REGEXEXTRACT(K47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7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2]);&quot;/grand-final/results/&quot;);LOWER([.B472]));[.B472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72,&quot;&quot;\d+ points?&quot;&quot;),REGEXEXTRACT(J4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2,&quot;&quot;\d+ points?&quot;&quot;),REGEXEXTRACT(K47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7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7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3]);&quot;/grand-final/results/&quot;);LOWER([.B473]));[.B473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73,&quot;&quot;\d+ points?&quot;&quot;),REGEXEXTRACT(J47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73,&quot;&quot;\d+ points?&quot;&quot;),REGEXEXTRACT(K4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7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4]);&quot;/grand-final/results/&quot;);LOWER([.B474]));[.B474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74,&quot;&quot;\d+ points?&quot;&quot;),REGEXEXTRACT(J4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4,&quot;&quot;\d+ points?&quot;&quot;),REGEXEXTRACT(K47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7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7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5]);&quot;/grand-final/results/&quot;);LOWER([.B475]));[.B475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3r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75,&quot;&quot;\d+ points?&quot;&quot;),REGEXEXTRACT(J47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75,&quot;&quot;\d+ points?&quot;&quot;),REGEXEXTRACT(K47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7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6]);&quot;/grand-final/results/&quot;);LOWER([.B476]));[.B476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76,&quot;&quot;\d+ points?&quot;&quot;),REGEXEXTRACT(J4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6,&quot;&quot;\d+ points?&quot;&quot;),REGEXEXTRACT(K47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7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7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7]);&quot;/grand-final/results/&quot;);LOWER([.B477]));[.B477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77,&quot;&quot;\d+ points?&quot;&quot;),REGEXEXTRACT(J4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7,&quot;&quot;\d+ points?&quot;&quot;),REGEXEXTRACT(K4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7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8]);&quot;/grand-final/results/&quot;);LOWER([.B478]));[.B478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78,&quot;&quot;\d+ points?&quot;&quot;),REGEXEXTRACT(J4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8,&quot;&quot;\d+ points?&quot;&quot;),REGEXEXTRACT(K4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7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9]);&quot;/grand-final/results/&quot;);LOWER([.B479]));[.B479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79,&quot;&quot;\d+ points?&quot;&quot;),REGEXEXTRACT(J4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9,&quot;&quot;\d+ points?&quot;&quot;),REGEXEXTRACT(K4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7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0]);&quot;/grand-final/results/&quot;);LOWER([.B480]));[.B480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80,&quot;&quot;\d+ points?&quot;&quot;),REGEXEXTRACT(J4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0,&quot;&quot;\d+ points?&quot;&quot;),REGEXEXTRACT(K4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480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1]);&quot;/grand-final/results/&quot;);LOWER([.B481]));[.B481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81,&quot;&quot;\d+ points?&quot;&quot;),REGEXEXTRACT(J4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1,&quot;&quot;\d+ points?&quot;&quot;),REGEXEXTRACT(K4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1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81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2]);&quot;/grand-final/results/&quot;);LOWER([.B482]));[.B482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17th</text:p>
          </table:table-cell>
          <table:table-cell table:style-name="ce4" table:formula="of:=IFERROR(__xludf.dummyfunction(&quot;INT(IF(REGEXMATCH(J482,&quot;&quot;\d+ points?&quot;&quot;),REGEXEXTRACT(J4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2,&quot;&quot;\d+ points?&quot;&quot;),REGEXEXTRACT(K4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82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3]);&quot;/grand-final/results/&quot;);LOWER([.B483]));[.B483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83,&quot;&quot;\d+ points?&quot;&quot;),REGEXEXTRACT(J4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3,&quot;&quot;\d+ points?&quot;&quot;),REGEXEXTRACT(K4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8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4]);&quot;/grand-final/results/&quot;);LOWER([.B484]));[.B484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84,&quot;&quot;\d+ points?&quot;&quot;),REGEXEXTRACT(J48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84,&quot;&quot;\d+ points?&quot;&quot;),REGEXEXTRACT(K48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8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8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5]);&quot;/grand-final/results/&quot;);LOWER([.B485]));[.B485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85,&quot;&quot;\d+ points?&quot;&quot;),REGEXEXTRACT(J48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85,&quot;&quot;\d+ points?&quot;&quot;),REGEXEXTRACT(K4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5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8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6]);&quot;/grand-final/results/&quot;);LOWER([.B486]));[.B486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86,&quot;&quot;\d+ points?&quot;&quot;),REGEXEXTRACT(J48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86,&quot;&quot;\d+ points?&quot;&quot;),REGEXEXTRACT(K48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8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8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7]);&quot;/grand-final/results/&quot;);LOWER([.B487]));[.B487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87,&quot;&quot;\d+ points?&quot;&quot;),REGEXEXTRACT(J4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7,&quot;&quot;\d+ points?&quot;&quot;),REGEXEXTRACT(K48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8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8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8]);&quot;/grand-final/results/&quot;);LOWER([.B488]));[.B488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88,&quot;&quot;\d+ points?&quot;&quot;),REGEXEXTRACT(J4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8,&quot;&quot;\d+ points?&quot;&quot;),REGEXEXTRACT(K4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8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88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89]);&quot;/grand-final/results/&quot;);LOWER([.B489]));[.B489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89,&quot;&quot;\d+ points?&quot;&quot;),REGEXEXTRACT(J48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89,&quot;&quot;\d+ points?&quot;&quot;),REGEXEXTRACT(K48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8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8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0]);&quot;/grand-final/results/&quot;);LOWER([.B490]));[.B490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90,&quot;&quot;\d+ points?&quot;&quot;),REGEXEXTRACT(J4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0,&quot;&quot;\d+ points?&quot;&quot;),REGEXEXTRACT(K4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9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1]);&quot;/grand-final/results/&quot;);LOWER([.B491]));[.B491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91,&quot;&quot;\d+ points?&quot;&quot;),REGEXEXTRACT(J49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91,&quot;&quot;\d+ points?&quot;&quot;),REGEXEXTRACT(K49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9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9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2]);&quot;/grand-final/results/&quot;);LOWER([.B492]));[.B492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92,&quot;&quot;\d+ points?&quot;&quot;),REGEXEXTRACT(J4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2,&quot;&quot;\d+ points?&quot;&quot;),REGEXEXTRACT(K4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9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3]);&quot;/grand-final/results/&quot;);LOWER([.B493]));[.B493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93,&quot;&quot;\d+ points?&quot;&quot;),REGEXEXTRACT(J4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3,&quot;&quot;\d+ points?&quot;&quot;),REGEXEXTRACT(K49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9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9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4]);&quot;/grand-final/results/&quot;);LOWER([.B494]));[.B494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94,&quot;&quot;\d+ points?&quot;&quot;),REGEXEXTRACT(J4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4,&quot;&quot;\d+ points?&quot;&quot;),REGEXEXTRACT(K49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9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9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5]);&quot;/grand-final/results/&quot;);LOWER([.B495]));[.B495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95,&quot;&quot;\d+ points?&quot;&quot;),REGEXEXTRACT(J49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95,&quot;&quot;\d+ points?&quot;&quot;),REGEXEXTRACT(K49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9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9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6]);&quot;/grand-final/results/&quot;);LOWER([.B496]));[.B496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96,&quot;&quot;\d+ points?&quot;&quot;),REGEXEXTRACT(J4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6,&quot;&quot;\d+ points?&quot;&quot;),REGEXEXTRACT(K4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9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7]);&quot;/grand-final/results/&quot;);LOWER([.B497]));[.B497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97,&quot;&quot;\d+ points?&quot;&quot;),REGEXEXTRACT(J497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97,&quot;&quot;\d+ points?&quot;&quot;),REGEXEXTRACT(K4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7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9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8]);&quot;/grand-final/results/&quot;);LOWER([.B498]));[.B498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98,&quot;&quot;\d+ points?&quot;&quot;),REGEXEXTRACT(J4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8,&quot;&quot;\d+ points?&quot;&quot;),REGEXEXTRACT(K4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8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9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9]);&quot;/grand-final/results/&quot;);LOWER([.B499]));[.B499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99,&quot;&quot;\d+ points?&quot;&quot;),REGEXEXTRACT(J4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9,&quot;&quot;\d+ points?&quot;&quot;),REGEXEXTRACT(K49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9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9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0]);&quot;/grand-final/results/&quot;);LOWER([.B500]));[.B500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00,&quot;&quot;\d+ points?&quot;&quot;),REGEXEXTRACT(J5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00,&quot;&quot;\d+ points?&quot;&quot;),REGEXEXTRACT(K50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0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0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1]);&quot;/grand-final/results/&quot;);LOWER([.B501]));[.B501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01,&quot;&quot;\d+ points?&quot;&quot;),REGEXEXTRACT(J5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1,&quot;&quot;\d+ points?&quot;&quot;),REGEXEXTRACT(K5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01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2]);&quot;/grand-final/results/&quot;);LOWER([.B502]));[.B502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02,&quot;&quot;\d+ points?&quot;&quot;),REGEXEXTRACT(J5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2,&quot;&quot;\d+ points?&quot;&quot;),REGEXEXTRACT(K50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0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0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3]);&quot;/grand-final/results/&quot;);LOWER([.B503]));[.B503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03,&quot;&quot;\d+ points?&quot;&quot;),REGEXEXTRACT(J5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3,&quot;&quot;\d+ points?&quot;&quot;),REGEXEXTRACT(K5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0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4]);&quot;/grand-final/results/&quot;);LOWER([.B504]));[.B504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04,&quot;&quot;\d+ points?&quot;&quot;),REGEXEXTRACT(J5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4,&quot;&quot;\d+ points?&quot;&quot;),REGEXEXTRACT(K5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04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5]);&quot;/grand-final/results/&quot;);LOWER([.B505]));[.B505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05,&quot;&quot;\d+ points?&quot;&quot;),REGEXEXTRACT(J505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05,&quot;&quot;\d+ points?&quot;&quot;),REGEXEXTRACT(K5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5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0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6]);&quot;/grand-final/results/&quot;);LOWER([.B506]));[.B506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06,&quot;&quot;\d+ points?&quot;&quot;),REGEXEXTRACT(J5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6,&quot;&quot;\d+ points?&quot;&quot;),REGEXEXTRACT(K5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0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7]);&quot;/grand-final/results/&quot;);LOWER([.B507]));[.B507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07,&quot;&quot;\d+ points?&quot;&quot;),REGEXEXTRACT(J5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7,&quot;&quot;\d+ points?&quot;&quot;),REGEXEXTRACT(K5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7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0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8]);&quot;/grand-final/results/&quot;);LOWER([.B508]));[.B508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08,&quot;&quot;\d+ points?&quot;&quot;),REGEXEXTRACT(J5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8,&quot;&quot;\d+ points?&quot;&quot;),REGEXEXTRACT(K5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0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9]);&quot;/grand-final/results/&quot;);LOWER([.B509]));[.B509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09,&quot;&quot;\d+ points?&quot;&quot;),REGEXEXTRACT(J50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09,&quot;&quot;\d+ points?&quot;&quot;),REGEXEXTRACT(K5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09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0]);&quot;/grand-final/results/&quot;);LOWER([.B510]));[.B510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10,&quot;&quot;\d+ points?&quot;&quot;),REGEXEXTRACT(J510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10,&quot;&quot;\d+ points?&quot;&quot;),REGEXEXTRACT(K51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10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1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1]);&quot;/grand-final/results/&quot;);LOWER([.B511]));[.B511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11,&quot;&quot;\d+ points?&quot;&quot;),REGEXEXTRACT(J511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11,&quot;&quot;\d+ points?&quot;&quot;),REGEXEXTRACT(K511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11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11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2]);&quot;/grand-final/results/&quot;);LOWER([.B512]));[.B512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12,&quot;&quot;\d+ points?&quot;&quot;),REGEXEXTRACT(J51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12,&quot;&quot;\d+ points?&quot;&quot;),REGEXEXTRACT(K5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1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3]);&quot;/grand-final/results/&quot;);LOWER([.B513]));[.B513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13,&quot;&quot;\d+ points?&quot;&quot;),REGEXEXTRACT(J5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3,&quot;&quot;\d+ points?&quot;&quot;),REGEXEXTRACT(K5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3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1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4]);&quot;/grand-final/results/&quot;);LOWER([.B514]));[.B514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14,&quot;&quot;\d+ points?&quot;&quot;),REGEXEXTRACT(J5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4,&quot;&quot;\d+ points?&quot;&quot;),REGEXEXTRACT(K5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1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5]);&quot;/grand-final/results/&quot;);LOWER([.B515]));[.B515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515,&quot;&quot;\d+ points?&quot;&quot;),REGEXEXTRACT(J51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15,&quot;&quot;\d+ points?&quot;&quot;),REGEXEXTRACT(K515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1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15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6]);&quot;/grand-final/results/&quot;);LOWER([.B516]));[.B516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16,&quot;&quot;\d+ points?&quot;&quot;),REGEXEXTRACT(J5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6,&quot;&quot;\d+ points?&quot;&quot;),REGEXEXTRACT(K5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1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7]);&quot;/grand-final/results/&quot;);LOWER([.B517]));[.B517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17,&quot;&quot;\d+ points?&quot;&quot;),REGEXEXTRACT(J5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7,&quot;&quot;\d+ points?&quot;&quot;),REGEXEXTRACT(K51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1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8]);&quot;/grand-final/results/&quot;);LOWER([.B518]));[.B518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18,&quot;&quot;\d+ points?&quot;&quot;),REGEXEXTRACT(J5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8,&quot;&quot;\d+ points?&quot;&quot;),REGEXEXTRACT(K5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1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9]);&quot;/grand-final/results/&quot;);LOWER([.B519]));[.B519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7 points 4th</text:p>
          </table:table-cell>
          <table:table-cell table:style-name="ce4" table:formula="of:=IFERROR(__xludf.dummyfunction(&quot;INT(IF(REGEXMATCH(J519,&quot;&quot;\d+ points?&quot;&quot;),REGEXEXTRACT(J5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19,&quot;&quot;\d+ points?&quot;&quot;),REGEXEXTRACT(K51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1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1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0]);&quot;/grand-final/results/&quot;);LOWER([.B520]));[.B520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20,&quot;&quot;\d+ points?&quot;&quot;),REGEXEXTRACT(J5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0,&quot;&quot;\d+ points?&quot;&quot;),REGEXEXTRACT(K5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2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1]);&quot;/grand-final/results/&quot;);LOWER([.B521]));[.B521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21,&quot;&quot;\d+ points?&quot;&quot;),REGEXEXTRACT(J52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21,&quot;&quot;\d+ points?&quot;&quot;),REGEXEXTRACT(K5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2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2]);&quot;/grand-final/results/&quot;);LOWER([.B522]));[.B522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22,&quot;&quot;\d+ points?&quot;&quot;),REGEXEXTRACT(J5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2,&quot;&quot;\d+ points?&quot;&quot;),REGEXEXTRACT(K5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2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2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3]);&quot;/grand-final/results/&quot;);LOWER([.B523]));[.B523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23,&quot;&quot;\d+ points?&quot;&quot;),REGEXEXTRACT(J5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23,&quot;&quot;\d+ points?&quot;&quot;),REGEXEXTRACT(K52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2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2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4]);&quot;/grand-final/results/&quot;);LOWER([.B524]));[.B524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24,&quot;&quot;\d+ points?&quot;&quot;),REGEXEXTRACT(J52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24,&quot;&quot;\d+ points?&quot;&quot;),REGEXEXTRACT(K52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2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2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5]);&quot;/grand-final/results/&quot;);LOWER([.B525]));[.B525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25,&quot;&quot;\d+ points?&quot;&quot;),REGEXEXTRACT(J5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5,&quot;&quot;\d+ points?&quot;&quot;),REGEXEXTRACT(K52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2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2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6]);&quot;/grand-final/results/&quot;);LOWER([.B526]));[.B526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26,&quot;&quot;\d+ points?&quot;&quot;),REGEXEXTRACT(J5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6,&quot;&quot;\d+ points?&quot;&quot;),REGEXEXTRACT(K52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2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2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7]);&quot;/grand-final/results/&quot;);LOWER([.B527]));[.B527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27,&quot;&quot;\d+ points?&quot;&quot;),REGEXEXTRACT(J5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7,&quot;&quot;\d+ points?&quot;&quot;),REGEXEXTRACT(K5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2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8]);&quot;/grand-final/results/&quot;);LOWER([.B528]));[.B528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28,&quot;&quot;\d+ points?&quot;&quot;),REGEXEXTRACT(J52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28,&quot;&quot;\d+ points?&quot;&quot;),REGEXEXTRACT(K5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2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9]);&quot;/grand-final/results/&quot;);LOWER([.B529]));[.B529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29,&quot;&quot;\d+ points?&quot;&quot;),REGEXEXTRACT(J52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29,&quot;&quot;\d+ points?&quot;&quot;),REGEXEXTRACT(K5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2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0]);&quot;/grand-final/results/&quot;);LOWER([.B530]));[.B530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30,&quot;&quot;\d+ points?&quot;&quot;),REGEXEXTRACT(J5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0,&quot;&quot;\d+ points?&quot;&quot;),REGEXEXTRACT(K5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30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1]);&quot;/grand-final/results/&quot;);LOWER([.B531]));[.B531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31,&quot;&quot;\d+ points?&quot;&quot;),REGEXEXTRACT(J5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1,&quot;&quot;\d+ points?&quot;&quot;),REGEXEXTRACT(K5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3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2]);&quot;/grand-final/results/&quot;);LOWER([.B532]));[.B532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13th</text:p>
          </table:table-cell>
          <table:table-cell table:style-name="ce4" table:formula="of:=IFERROR(__xludf.dummyfunction(&quot;INT(IF(REGEXMATCH(J532,&quot;&quot;\d+ points?&quot;&quot;),REGEXEXTRACT(J5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2,&quot;&quot;\d+ points?&quot;&quot;),REGEXEXTRACT(K5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32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3]);&quot;/grand-final/results/&quot;);LOWER([.B533]));[.B533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33,&quot;&quot;\d+ points?&quot;&quot;),REGEXEXTRACT(J53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33,&quot;&quot;\d+ points?&quot;&quot;),REGEXEXTRACT(K53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3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3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4]);&quot;/grand-final/results/&quot;);LOWER([.B534]));[.B534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34,&quot;&quot;\d+ points?&quot;&quot;),REGEXEXTRACT(J53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34,&quot;&quot;\d+ points?&quot;&quot;),REGEXEXTRACT(K5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3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5]);&quot;/grand-final/results/&quot;);LOWER([.B535]));[.B535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35,&quot;&quot;\d+ points?&quot;&quot;),REGEXEXTRACT(J53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35,&quot;&quot;\d+ points?&quot;&quot;),REGEXEXTRACT(K53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3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3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6]);&quot;/grand-final/results/&quot;);LOWER([.B536]));[.B536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36,&quot;&quot;\d+ points?&quot;&quot;),REGEXEXTRACT(J5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6,&quot;&quot;\d+ points?&quot;&quot;),REGEXEXTRACT(K5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3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7]);&quot;/grand-final/results/&quot;);LOWER([.B537]));[.B537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37,&quot;&quot;\d+ points?&quot;&quot;),REGEXEXTRACT(J53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37,&quot;&quot;\d+ points?&quot;&quot;),REGEXEXTRACT(K5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3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8]);&quot;/grand-final/results/&quot;);LOWER([.B538]));[.B538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38,&quot;&quot;\d+ points?&quot;&quot;),REGEXEXTRACT(J5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8,&quot;&quot;\d+ points?&quot;&quot;),REGEXEXTRACT(K5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3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9]);&quot;/grand-final/results/&quot;);LOWER([.B539]));[.B539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39,&quot;&quot;\d+ points?&quot;&quot;),REGEXEXTRACT(J53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39,&quot;&quot;\d+ points?&quot;&quot;),REGEXEXTRACT(K53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3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3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0]);&quot;/grand-final/results/&quot;);LOWER([.B540]));[.B540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40,&quot;&quot;\d+ points?&quot;&quot;),REGEXEXTRACT(J540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40,&quot;&quot;\d+ points?&quot;&quot;),REGEXEXTRACT(K5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40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1]);&quot;/grand-final/results/&quot;);LOWER([.B541]));[.B541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41,&quot;&quot;\d+ points?&quot;&quot;),REGEXEXTRACT(J5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1,&quot;&quot;\d+ points?&quot;&quot;),REGEXEXTRACT(K5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4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2]);&quot;/grand-final/results/&quot;);LOWER([.B542]));[.B542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42,&quot;&quot;\d+ points?&quot;&quot;),REGEXEXTRACT(J5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2,&quot;&quot;\d+ points?&quot;&quot;),REGEXEXTRACT(K5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2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4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3]);&quot;/grand-final/results/&quot;);LOWER([.B543]));[.B543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0 points 3r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43,&quot;&quot;\d+ points?&quot;&quot;),REGEXEXTRACT(J54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43,&quot;&quot;\d+ points?&quot;&quot;),REGEXEXTRACT(K54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4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4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4]);&quot;/grand-final/results/&quot;);LOWER([.B544]));[.B544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44,&quot;&quot;\d+ points?&quot;&quot;),REGEXEXTRACT(J5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4,&quot;&quot;\d+ points?&quot;&quot;),REGEXEXTRACT(K5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4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5]);&quot;/grand-final/results/&quot;);LOWER([.B545]));[.B545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45,&quot;&quot;\d+ points?&quot;&quot;),REGEXEXTRACT(J54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45,&quot;&quot;\d+ points?&quot;&quot;),REGEXEXTRACT(K54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4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4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6]);&quot;/grand-final/results/&quot;);LOWER([.B546]));[.B546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46,&quot;&quot;\d+ points?&quot;&quot;),REGEXEXTRACT(J5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6,&quot;&quot;\d+ points?&quot;&quot;),REGEXEXTRACT(K54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4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4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7]);&quot;/grand-final/results/&quot;);LOWER([.B547]));[.B547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47,&quot;&quot;\d+ points?&quot;&quot;),REGEXEXTRACT(J5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7,&quot;&quot;\d+ points?&quot;&quot;),REGEXEXTRACT(K5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4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8]);&quot;/grand-final/results/&quot;);LOWER([.B548]));[.B548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48,&quot;&quot;\d+ points?&quot;&quot;),REGEXEXTRACT(J5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8,&quot;&quot;\d+ points?&quot;&quot;),REGEXEXTRACT(K54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48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4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9]);&quot;/grand-final/results/&quot;);LOWER([.B549]));[.B549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49,&quot;&quot;\d+ points?&quot;&quot;),REGEXEXTRACT(J5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9,&quot;&quot;\d+ points?&quot;&quot;),REGEXEXTRACT(K54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4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4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0]);&quot;/grand-final/results/&quot;);LOWER([.B550]));[.B550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50,&quot;&quot;\d+ points?&quot;&quot;),REGEXEXTRACT(J55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50,&quot;&quot;\d+ points?&quot;&quot;),REGEXEXTRACT(K5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0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5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1]);&quot;/grand-final/results/&quot;);LOWER([.B551]));[.B551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51,&quot;&quot;\d+ points?&quot;&quot;),REGEXEXTRACT(J5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1,&quot;&quot;\d+ points?&quot;&quot;),REGEXEXTRACT(K55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5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5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2]);&quot;/grand-final/results/&quot;);LOWER([.B552]));[.B552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52,&quot;&quot;\d+ points?&quot;&quot;),REGEXEXTRACT(J5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2,&quot;&quot;\d+ points?&quot;&quot;),REGEXEXTRACT(K5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5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3]);&quot;/grand-final/results/&quot;);LOWER([.B553]));[.B553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53,&quot;&quot;\d+ points?&quot;&quot;),REGEXEXTRACT(J55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53,&quot;&quot;\d+ points?&quot;&quot;),REGEXEXTRACT(K55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5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5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4]);&quot;/grand-final/results/&quot;);LOWER([.B554]));[.B554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54,&quot;&quot;\d+ points?&quot;&quot;),REGEXEXTRACT(J5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4,&quot;&quot;\d+ points?&quot;&quot;),REGEXEXTRACT(K5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4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5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5]);&quot;/grand-final/results/&quot;);LOWER([.B555]));[.B555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555,&quot;&quot;\d+ points?&quot;&quot;),REGEXEXTRACT(J5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5,&quot;&quot;\d+ points?&quot;&quot;),REGEXEXTRACT(K5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5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5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6]);&quot;/grand-final/results/&quot;);LOWER([.B556]));[.B556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56,&quot;&quot;\d+ points?&quot;&quot;),REGEXEXTRACT(J5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6,&quot;&quot;\d+ points?&quot;&quot;),REGEXEXTRACT(K5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5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7]);&quot;/grand-final/results/&quot;);LOWER([.B557]));[.B557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57,&quot;&quot;\d+ points?&quot;&quot;),REGEXEXTRACT(J55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57,&quot;&quot;\d+ points?&quot;&quot;),REGEXEXTRACT(K5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5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8]);&quot;/grand-final/results/&quot;);LOWER([.B558]));[.B558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58,&quot;&quot;\d+ points?&quot;&quot;),REGEXEXTRACT(J55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58,&quot;&quot;\d+ points?&quot;&quot;),REGEXEXTRACT(K55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5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5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9]);&quot;/grand-final/results/&quot;);LOWER([.B559]));[.B559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59,&quot;&quot;\d+ points?&quot;&quot;),REGEXEXTRACT(J55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59,&quot;&quot;\d+ points?&quot;&quot;),REGEXEXTRACT(K55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59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5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60]);&quot;/grand-final/results/&quot;);LOWER([.B560]));[.B560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60,&quot;&quot;\d+ points?&quot;&quot;),REGEXEXTRACT(J5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0,&quot;&quot;\d+ points?&quot;&quot;),REGEXEXTRACT(K5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0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6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1]);&quot;/grand-final/results/&quot;);LOWER([.B561]));[.B561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61,&quot;&quot;\d+ points?&quot;&quot;),REGEXEXTRACT(J5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1,&quot;&quot;\d+ points?&quot;&quot;),REGEXEXTRACT(K5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6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2]);&quot;/grand-final/results/&quot;);LOWER([.B562]));[.B562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62,&quot;&quot;\d+ points?&quot;&quot;),REGEXEXTRACT(J5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2,&quot;&quot;\d+ points?&quot;&quot;),REGEXEXTRACT(K5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6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3]);&quot;/grand-final/results/&quot;);LOWER([.B563]));[.B563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563,&quot;&quot;\d+ points?&quot;&quot;),REGEXEXTRACT(J56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63,&quot;&quot;\d+ points?&quot;&quot;),REGEXEXTRACT(K56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6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6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4]);&quot;/grand-final/results/&quot;);LOWER([.B564]));[.B564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64,&quot;&quot;\d+ points?&quot;&quot;),REGEXEXTRACT(J5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4,&quot;&quot;\d+ points?&quot;&quot;),REGEXEXTRACT(K5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6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5]);&quot;/grand-final/results/&quot;);LOWER([.B565]));[.B565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65,&quot;&quot;\d+ points?&quot;&quot;),REGEXEXTRACT(J5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5,&quot;&quot;\d+ points?&quot;&quot;),REGEXEXTRACT(K5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6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6]);&quot;/grand-final/results/&quot;);LOWER([.B566]));[.B566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66,&quot;&quot;\d+ points?&quot;&quot;),REGEXEXTRACT(J5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6,&quot;&quot;\d+ points?&quot;&quot;),REGEXEXTRACT(K5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6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7]);&quot;/grand-final/results/&quot;);LOWER([.B567]));[.B567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67,&quot;&quot;\d+ points?&quot;&quot;),REGEXEXTRACT(J56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67,&quot;&quot;\d+ points?&quot;&quot;),REGEXEXTRACT(K56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6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6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8]);&quot;/grand-final/results/&quot;);LOWER([.B568]));[.B568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68,&quot;&quot;\d+ points?&quot;&quot;),REGEXEXTRACT(J56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68,&quot;&quot;\d+ points?&quot;&quot;),REGEXEXTRACT(K5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6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9]);&quot;/grand-final/results/&quot;);LOWER([.B569]));[.B569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69,&quot;&quot;\d+ points?&quot;&quot;),REGEXEXTRACT(J5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9,&quot;&quot;\d+ points?&quot;&quot;),REGEXEXTRACT(K5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6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0]);&quot;/grand-final/results/&quot;);LOWER([.B570]));[.B570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70,&quot;&quot;\d+ points?&quot;&quot;),REGEXEXTRACT(J5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0,&quot;&quot;\d+ points?&quot;&quot;),REGEXEXTRACT(K57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7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7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1]);&quot;/grand-final/results/&quot;);LOWER([.B571]));[.B571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71,&quot;&quot;\d+ points?&quot;&quot;),REGEXEXTRACT(J571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71,&quot;&quot;\d+ points?&quot;&quot;),REGEXEXTRACT(K57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71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7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2]);&quot;/grand-final/results/&quot;);LOWER([.B572]));[.B572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72,&quot;&quot;\d+ points?&quot;&quot;),REGEXEXTRACT(J57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72,&quot;&quot;\d+ points?&quot;&quot;),REGEXEXTRACT(K57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72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7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3]);&quot;/grand-final/results/&quot;);LOWER([.B573]));[.B573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8 points 3rd</text:p>
          </table:table-cell>
          <table:table-cell table:style-name="ce4" table:formula="of:=IFERROR(__xludf.dummyfunction(&quot;INT(IF(REGEXMATCH(J573,&quot;&quot;\d+ points?&quot;&quot;),REGEXEXTRACT(J57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73,&quot;&quot;\d+ points?&quot;&quot;),REGEXEXTRACT(K57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7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7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4]);&quot;/grand-final/results/&quot;);LOWER([.B574]));[.B574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74,&quot;&quot;\d+ points?&quot;&quot;),REGEXEXTRACT(J57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74,&quot;&quot;\d+ points?&quot;&quot;),REGEXEXTRACT(K5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4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7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5]);&quot;/grand-final/results/&quot;);LOWER([.B575]));[.B575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75,&quot;&quot;\d+ points?&quot;&quot;),REGEXEXTRACT(J5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5,&quot;&quot;\d+ points?&quot;&quot;),REGEXEXTRACT(K5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7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6]);&quot;/grand-final/results/&quot;);LOWER([.B576]));[.B576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76,&quot;&quot;\d+ points?&quot;&quot;),REGEXEXTRACT(J57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76,&quot;&quot;\d+ points?&quot;&quot;),REGEXEXTRACT(K5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76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7]);&quot;/grand-final/results/&quot;);LOWER([.B577]));[.B577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77,&quot;&quot;\d+ points?&quot;&quot;),REGEXEXTRACT(J5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7,&quot;&quot;\d+ points?&quot;&quot;),REGEXEXTRACT(K5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7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7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8]);&quot;/grand-final/results/&quot;);LOWER([.B578]));[.B578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78,&quot;&quot;\d+ points?&quot;&quot;),REGEXEXTRACT(J57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78,&quot;&quot;\d+ points?&quot;&quot;),REGEXEXTRACT(K5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9]);&quot;/grand-final/results/&quot;);LOWER([.B579]));[.B579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79,&quot;&quot;\d+ points?&quot;&quot;),REGEXEXTRACT(J5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9,&quot;&quot;\d+ points?&quot;&quot;),REGEXEXTRACT(K57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7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7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0]);&quot;/grand-final/results/&quot;);LOWER([.B580]));[.B580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580,&quot;&quot;\d+ points?&quot;&quot;),REGEXEXTRACT(J5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0,&quot;&quot;\d+ points?&quot;&quot;),REGEXEXTRACT(K5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0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58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1]);&quot;/grand-final/results/&quot;);LOWER([.B581]));[.B581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581,&quot;&quot;\d+ points?&quot;&quot;),REGEXEXTRACT(J5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1,&quot;&quot;\d+ points?&quot;&quot;),REGEXEXTRACT(K5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8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2]);&quot;/grand-final/results/&quot;);LOWER([.B582]));[.B582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82,&quot;&quot;\d+ points?&quot;&quot;),REGEXEXTRACT(J5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2,&quot;&quot;\d+ points?&quot;&quot;),REGEXEXTRACT(K58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8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8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3]);&quot;/grand-final/results/&quot;);LOWER([.B583]));[.B583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83,&quot;&quot;\d+ points?&quot;&quot;),REGEXEXTRACT(J58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83,&quot;&quot;\d+ points?&quot;&quot;),REGEXEXTRACT(K58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8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8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4]);&quot;/grand-final/results/&quot;);LOWER([.B584]));[.B584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84,&quot;&quot;\d+ points?&quot;&quot;),REGEXEXTRACT(J5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4,&quot;&quot;\d+ points?&quot;&quot;),REGEXEXTRACT(K58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8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8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5]);&quot;/grand-final/results/&quot;);LOWER([.B585]));[.B585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85,&quot;&quot;\d+ points?&quot;&quot;),REGEXEXTRACT(J5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5,&quot;&quot;\d+ points?&quot;&quot;),REGEXEXTRACT(K5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8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6]);&quot;/grand-final/results/&quot;);LOWER([.B586]));[.B586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86,&quot;&quot;\d+ points?&quot;&quot;),REGEXEXTRACT(J5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6,&quot;&quot;\d+ points?&quot;&quot;),REGEXEXTRACT(K58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8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8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7]);&quot;/grand-final/results/&quot;);LOWER([.B587]));[.B587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87,&quot;&quot;\d+ points?&quot;&quot;),REGEXEXTRACT(J5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7,&quot;&quot;\d+ points?&quot;&quot;),REGEXEXTRACT(K5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8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8]);&quot;/grand-final/results/&quot;);LOWER([.B588]));[.B588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88,&quot;&quot;\d+ points?&quot;&quot;),REGEXEXTRACT(J588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88,&quot;&quot;\d+ points?&quot;&quot;),REGEXEXTRACT(K58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88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8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9]);&quot;/grand-final/results/&quot;);LOWER([.B589]));[.B589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89,&quot;&quot;\d+ points?&quot;&quot;),REGEXEXTRACT(J5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9,&quot;&quot;\d+ points?&quot;&quot;),REGEXEXTRACT(K5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8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0]);&quot;/grand-final/results/&quot;);LOWER([.B590]));[.B590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90,&quot;&quot;\d+ points?&quot;&quot;),REGEXEXTRACT(J5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0,&quot;&quot;\d+ points?&quot;&quot;),REGEXEXTRACT(K5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9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1]);&quot;/grand-final/results/&quot;);LOWER([.B591]));[.B591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91,&quot;&quot;\d+ points?&quot;&quot;),REGEXEXTRACT(J5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1,&quot;&quot;\d+ points?&quot;&quot;),REGEXEXTRACT(K5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9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2]);&quot;/grand-final/results/&quot;);LOWER([.B592]));[.B592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592,&quot;&quot;\d+ points?&quot;&quot;),REGEXEXTRACT(J59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92,&quot;&quot;\d+ points?&quot;&quot;),REGEXEXTRACT(K59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9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9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3]);&quot;/grand-final/results/&quot;);LOWER([.B593]));[.B593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93,&quot;&quot;\d+ points?&quot;&quot;),REGEXEXTRACT(J5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3,&quot;&quot;\d+ points?&quot;&quot;),REGEXEXTRACT(K5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93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4]);&quot;/grand-final/results/&quot;);LOWER([.B594]));[.B594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94,&quot;&quot;\d+ points?&quot;&quot;),REGEXEXTRACT(J5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4,&quot;&quot;\d+ points?&quot;&quot;),REGEXEXTRACT(K5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9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5]);&quot;/grand-final/results/&quot;);LOWER([.B595]));[.B595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95,&quot;&quot;\d+ points?&quot;&quot;),REGEXEXTRACT(J5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5,&quot;&quot;\d+ points?&quot;&quot;),REGEXEXTRACT(K59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95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9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6]);&quot;/grand-final/results/&quot;);LOWER([.B596]));[.B596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96,&quot;&quot;\d+ points?&quot;&quot;),REGEXEXTRACT(J5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6,&quot;&quot;\d+ points?&quot;&quot;),REGEXEXTRACT(K59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9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9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7]);&quot;/grand-final/results/&quot;);LOWER([.B597]));[.B597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97,&quot;&quot;\d+ points?&quot;&quot;),REGEXEXTRACT(J59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97,&quot;&quot;\d+ points?&quot;&quot;),REGEXEXTRACT(K59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9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9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8]);&quot;/grand-final/results/&quot;);LOWER([.B598]));[.B598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98,&quot;&quot;\d+ points?&quot;&quot;),REGEXEXTRACT(J59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98,&quot;&quot;\d+ points?&quot;&quot;),REGEXEXTRACT(K59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9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9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9]);&quot;/grand-final/results/&quot;);LOWER([.B599]));[.B599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99,&quot;&quot;\d+ points?&quot;&quot;),REGEXEXTRACT(J5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9,&quot;&quot;\d+ points?&quot;&quot;),REGEXEXTRACT(K5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99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0]);&quot;/grand-final/results/&quot;);LOWER([.B600]));[.B600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00,&quot;&quot;\d+ points?&quot;&quot;),REGEXEXTRACT(J60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00,&quot;&quot;\d+ points?&quot;&quot;),REGEXEXTRACT(K6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0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1]);&quot;/grand-final/results/&quot;);LOWER([.B601]));[.B601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01,&quot;&quot;\d+ points?&quot;&quot;),REGEXEXTRACT(J60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01,&quot;&quot;\d+ points?&quot;&quot;),REGEXEXTRACT(K6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1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0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2]);&quot;/grand-final/results/&quot;);LOWER([.B602]));[.B602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02,&quot;&quot;\d+ points?&quot;&quot;),REGEXEXTRACT(J6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2,&quot;&quot;\d+ points?&quot;&quot;),REGEXEXTRACT(K6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0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3]);&quot;/grand-final/results/&quot;);LOWER([.B603]));[.B603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03,&quot;&quot;\d+ points?&quot;&quot;),REGEXEXTRACT(J60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03,&quot;&quot;\d+ points?&quot;&quot;),REGEXEXTRACT(K6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03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4]);&quot;/grand-final/results/&quot;);LOWER([.B604]));[.B604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04,&quot;&quot;\d+ points?&quot;&quot;),REGEXEXTRACT(J6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4,&quot;&quot;\d+ points?&quot;&quot;),REGEXEXTRACT(K6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0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5]);&quot;/grand-final/results/&quot;);LOWER([.B605]));[.B605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05,&quot;&quot;\d+ points?&quot;&quot;),REGEXEXTRACT(J6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5,&quot;&quot;\d+ points?&quot;&quot;),REGEXEXTRACT(K6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0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6]);&quot;/grand-final/results/&quot;);LOWER([.B606]));[.B606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06,&quot;&quot;\d+ points?&quot;&quot;),REGEXEXTRACT(J6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6,&quot;&quot;\d+ points?&quot;&quot;),REGEXEXTRACT(K6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6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60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7]);&quot;/grand-final/results/&quot;);LOWER([.B607]));[.B607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07,&quot;&quot;\d+ points?&quot;&quot;),REGEXEXTRACT(J60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07,&quot;&quot;\d+ points?&quot;&quot;),REGEXEXTRACT(K60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0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0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8]);&quot;/grand-final/results/&quot;);LOWER([.B608]));[.B608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08,&quot;&quot;\d+ points?&quot;&quot;),REGEXEXTRACT(J60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08,&quot;&quot;\d+ points?&quot;&quot;),REGEXEXTRACT(K60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0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0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9]);&quot;/grand-final/results/&quot;);LOWER([.B609]));[.B609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609,&quot;&quot;\d+ points?&quot;&quot;),REGEXEXTRACT(J60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09,&quot;&quot;\d+ points?&quot;&quot;),REGEXEXTRACT(K60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0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0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10]);&quot;/grand-final/results/&quot;);LOWER([.B610]));[.B610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10,&quot;&quot;\d+ points?&quot;&quot;),REGEXEXTRACT(J6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0,&quot;&quot;\d+ points?&quot;&quot;),REGEXEXTRACT(K6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0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1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1]);&quot;/grand-final/results/&quot;);LOWER([.B611]));[.B611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611,&quot;&quot;\d+ points?&quot;&quot;),REGEXEXTRACT(J61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11,&quot;&quot;\d+ points?&quot;&quot;),REGEXEXTRACT(K61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1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1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2]);&quot;/grand-final/results/&quot;);LOWER([.B612]));[.B612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12,&quot;&quot;\d+ points?&quot;&quot;),REGEXEXTRACT(J6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2,&quot;&quot;\d+ points?&quot;&quot;),REGEXEXTRACT(K6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1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3]);&quot;/grand-final/results/&quot;);LOWER([.B613]));[.B613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13,&quot;&quot;\d+ points?&quot;&quot;),REGEXEXTRACT(J61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13,&quot;&quot;\d+ points?&quot;&quot;),REGEXEXTRACT(K61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1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1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4]);&quot;/grand-final/results/&quot;);LOWER([.B614]));[.B614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14,&quot;&quot;\d+ points?&quot;&quot;),REGEXEXTRACT(J6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4,&quot;&quot;\d+ points?&quot;&quot;),REGEXEXTRACT(K6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1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5]);&quot;/grand-final/results/&quot;);LOWER([.B615]));[.B615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15,&quot;&quot;\d+ points?&quot;&quot;),REGEXEXTRACT(J6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5,&quot;&quot;\d+ points?&quot;&quot;),REGEXEXTRACT(K6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6]);&quot;/grand-final/results/&quot;);LOWER([.B616]));[.B616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16,&quot;&quot;\d+ points?&quot;&quot;),REGEXEXTRACT(J6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6,&quot;&quot;\d+ points?&quot;&quot;),REGEXEXTRACT(K6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1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7]);&quot;/grand-final/results/&quot;);LOWER([.B617]));[.B617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17,&quot;&quot;\d+ points?&quot;&quot;),REGEXEXTRACT(J61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17,&quot;&quot;\d+ points?&quot;&quot;),REGEXEXTRACT(K61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1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1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8]);&quot;/grand-final/results/&quot;);LOWER([.B618]));[.B618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18,&quot;&quot;\d+ points?&quot;&quot;),REGEXEXTRACT(J6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8,&quot;&quot;\d+ points?&quot;&quot;),REGEXEXTRACT(K6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1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9]);&quot;/grand-final/results/&quot;);LOWER([.B619]));[.B619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19,&quot;&quot;\d+ points?&quot;&quot;),REGEXEXTRACT(J61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19,&quot;&quot;\d+ points?&quot;&quot;),REGEXEXTRACT(K6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1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0]);&quot;/grand-final/results/&quot;);LOWER([.B620]));[.B620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20,&quot;&quot;\d+ points?&quot;&quot;),REGEXEXTRACT(J6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0,&quot;&quot;\d+ points?&quot;&quot;),REGEXEXTRACT(K62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2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2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1]);&quot;/grand-final/results/&quot;);LOWER([.B621]));[.B621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21,&quot;&quot;\d+ points?&quot;&quot;),REGEXEXTRACT(J6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1,&quot;&quot;\d+ points?&quot;&quot;),REGEXEXTRACT(K62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2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2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2]);&quot;/grand-final/results/&quot;);LOWER([.B622]));[.B622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22,&quot;&quot;\d+ points?&quot;&quot;),REGEXEXTRACT(J6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2,&quot;&quot;\d+ points?&quot;&quot;),REGEXEXTRACT(K62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2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2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3]);&quot;/grand-final/results/&quot;);LOWER([.B623]));[.B623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23,&quot;&quot;\d+ points?&quot;&quot;),REGEXEXTRACT(J62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23,&quot;&quot;\d+ points?&quot;&quot;),REGEXEXTRACT(K62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2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2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4]);&quot;/grand-final/results/&quot;);LOWER([.B624]));[.B624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24,&quot;&quot;\d+ points?&quot;&quot;),REGEXEXTRACT(J62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24,&quot;&quot;\d+ points?&quot;&quot;),REGEXEXTRACT(K6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62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5]);&quot;/grand-final/results/&quot;);LOWER([.B625]));[.B625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25,&quot;&quot;\d+ points?&quot;&quot;),REGEXEXTRACT(J62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25,&quot;&quot;\d+ points?&quot;&quot;),REGEXEXTRACT(K62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2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2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6]);&quot;/grand-final/results/&quot;);LOWER([.B626]));[.B626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26,&quot;&quot;\d+ points?&quot;&quot;),REGEXEXTRACT(J6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6,&quot;&quot;\d+ points?&quot;&quot;),REGEXEXTRACT(K6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2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7]);&quot;/grand-final/results/&quot;);LOWER([.B627]));[.B627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27,&quot;&quot;\d+ points?&quot;&quot;),REGEXEXTRACT(J6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7,&quot;&quot;\d+ points?&quot;&quot;),REGEXEXTRACT(K6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2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8]);&quot;/grand-final/results/&quot;);LOWER([.B628]));[.B628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28,&quot;&quot;\d+ points?&quot;&quot;),REGEXEXTRACT(J628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28,&quot;&quot;\d+ points?&quot;&quot;),REGEXEXTRACT(K6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8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2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9]);&quot;/grand-final/results/&quot;);LOWER([.B629]));[.B629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29,&quot;&quot;\d+ points?&quot;&quot;),REGEXEXTRACT(J6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9,&quot;&quot;\d+ points?&quot;&quot;),REGEXEXTRACT(K6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2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0]);&quot;/grand-final/results/&quot;);LOWER([.B630]));[.B630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30,&quot;&quot;\d+ points?&quot;&quot;),REGEXEXTRACT(J6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0,&quot;&quot;\d+ points?&quot;&quot;),REGEXEXTRACT(K6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3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1]);&quot;/grand-final/results/&quot;);LOWER([.B631]));[.B631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31,&quot;&quot;\d+ points?&quot;&quot;),REGEXEXTRACT(J6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1,&quot;&quot;\d+ points?&quot;&quot;),REGEXEXTRACT(K6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3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2]);&quot;/grand-final/results/&quot;);LOWER([.B632]));[.B632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32,&quot;&quot;\d+ points?&quot;&quot;),REGEXEXTRACT(J6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2,&quot;&quot;\d+ points?&quot;&quot;),REGEXEXTRACT(K6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3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3]);&quot;/grand-final/results/&quot;);LOWER([.B633]));[.B633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33,&quot;&quot;\d+ points?&quot;&quot;),REGEXEXTRACT(J63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33,&quot;&quot;\d+ points?&quot;&quot;),REGEXEXTRACT(K63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3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3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4]);&quot;/grand-final/results/&quot;);LOWER([.B634]));[.B634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34,&quot;&quot;\d+ points?&quot;&quot;),REGEXEXTRACT(J63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34,&quot;&quot;\d+ points?&quot;&quot;),REGEXEXTRACT(K6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3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5]);&quot;/grand-final/results/&quot;);LOWER([.B635]));[.B635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35,&quot;&quot;\d+ points?&quot;&quot;),REGEXEXTRACT(J6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5,&quot;&quot;\d+ points?&quot;&quot;),REGEXEXTRACT(K6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3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6]);&quot;/grand-final/results/&quot;);LOWER([.B636]));[.B636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36,&quot;&quot;\d+ points?&quot;&quot;),REGEXEXTRACT(J636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36,&quot;&quot;\d+ points?&quot;&quot;),REGEXEXTRACT(K6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6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3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7]);&quot;/grand-final/results/&quot;);LOWER([.B637]));[.B637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37,&quot;&quot;\d+ points?&quot;&quot;),REGEXEXTRACT(J6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7,&quot;&quot;\d+ points?&quot;&quot;),REGEXEXTRACT(K6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3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8]);&quot;/grand-final/results/&quot;);LOWER([.B638]));[.B638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38,&quot;&quot;\d+ points?&quot;&quot;),REGEXEXTRACT(J6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8,&quot;&quot;\d+ points?&quot;&quot;),REGEXEXTRACT(K63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38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3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9]);&quot;/grand-final/results/&quot;);LOWER([.B639]));[.B639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39,&quot;&quot;\d+ points?&quot;&quot;),REGEXEXTRACT(J6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9,&quot;&quot;\d+ points?&quot;&quot;),REGEXEXTRACT(K6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3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0]);&quot;/grand-final/results/&quot;);LOWER([.B640]));[.B640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40,&quot;&quot;\d+ points?&quot;&quot;),REGEXEXTRACT(J6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0,&quot;&quot;\d+ points?&quot;&quot;),REGEXEXTRACT(K6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4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1]);&quot;/grand-final/results/&quot;);LOWER([.B641]));[.B641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41,&quot;&quot;\d+ points?&quot;&quot;),REGEXEXTRACT(J6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1,&quot;&quot;\d+ points?&quot;&quot;),REGEXEXTRACT(K64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4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4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2]);&quot;/grand-final/results/&quot;);LOWER([.B642]));[.B642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42,&quot;&quot;\d+ points?&quot;&quot;),REGEXEXTRACT(J642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42,&quot;&quot;\d+ points?&quot;&quot;),REGEXEXTRACT(K64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42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4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3]);&quot;/grand-final/results/&quot;);LOWER([.B643]));[.B643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43,&quot;&quot;\d+ points?&quot;&quot;),REGEXEXTRACT(J64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43,&quot;&quot;\d+ points?&quot;&quot;),REGEXEXTRACT(K6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64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4]);&quot;/grand-final/results/&quot;);LOWER([.B644]));[.B644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44,&quot;&quot;\d+ points?&quot;&quot;),REGEXEXTRACT(J64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44,&quot;&quot;\d+ points?&quot;&quot;),REGEXEXTRACT(K6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44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5]);&quot;/grand-final/results/&quot;);LOWER([.B645]));[.B645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45,&quot;&quot;\d+ points?&quot;&quot;),REGEXEXTRACT(J64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45,&quot;&quot;\d+ points?&quot;&quot;),REGEXEXTRACT(K6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4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6]);&quot;/grand-final/results/&quot;);LOWER([.B646]));[.B646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46,&quot;&quot;\d+ points?&quot;&quot;),REGEXEXTRACT(J6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6,&quot;&quot;\d+ points?&quot;&quot;),REGEXEXTRACT(K64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4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4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7]);&quot;/grand-final/results/&quot;);LOWER([.B647]));[.B647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47,&quot;&quot;\d+ points?&quot;&quot;),REGEXEXTRACT(J64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47,&quot;&quot;\d+ points?&quot;&quot;),REGEXEXTRACT(K64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47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4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8]);&quot;/grand-final/results/&quot;);LOWER([.B648]));[.B648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48,&quot;&quot;\d+ points?&quot;&quot;),REGEXEXTRACT(J64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48,&quot;&quot;\d+ points?&quot;&quot;),REGEXEXTRACT(K6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4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9]);&quot;/grand-final/results/&quot;);LOWER([.B649]));[.B649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49,&quot;&quot;\d+ points?&quot;&quot;),REGEXEXTRACT(J6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9,&quot;&quot;\d+ points?&quot;&quot;),REGEXEXTRACT(K64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49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4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0]);&quot;/grand-final/results/&quot;);LOWER([.B650]));[.B650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50,&quot;&quot;\d+ points?&quot;&quot;),REGEXEXTRACT(J6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0,&quot;&quot;\d+ points?&quot;&quot;),REGEXEXTRACT(K65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5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5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1]);&quot;/grand-final/results/&quot;);LOWER([.B651]));[.B651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51,&quot;&quot;\d+ points?&quot;&quot;),REGEXEXTRACT(J6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1,&quot;&quot;\d+ points?&quot;&quot;),REGEXEXTRACT(K6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51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2]);&quot;/grand-final/results/&quot;);LOWER([.B652]));[.B652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52,&quot;&quot;\d+ points?&quot;&quot;),REGEXEXTRACT(J6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2,&quot;&quot;\d+ points?&quot;&quot;),REGEXEXTRACT(K6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52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3]);&quot;/grand-final/results/&quot;);LOWER([.B653]));[.B653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53,&quot;&quot;\d+ points?&quot;&quot;),REGEXEXTRACT(J6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3,&quot;&quot;\d+ points?&quot;&quot;),REGEXEXTRACT(K6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5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4]);&quot;/grand-final/results/&quot;);LOWER([.B654]));[.B654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54,&quot;&quot;\d+ points?&quot;&quot;),REGEXEXTRACT(J6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4,&quot;&quot;\d+ points?&quot;&quot;),REGEXEXTRACT(K6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5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5]);&quot;/grand-final/results/&quot;);LOWER([.B655]));[.B655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55,&quot;&quot;\d+ points?&quot;&quot;),REGEXEXTRACT(J6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5,&quot;&quot;\d+ points?&quot;&quot;),REGEXEXTRACT(K6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5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6]);&quot;/grand-final/results/&quot;);LOWER([.B656]));[.B656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56,&quot;&quot;\d+ points?&quot;&quot;),REGEXEXTRACT(J65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56,&quot;&quot;\d+ points?&quot;&quot;),REGEXEXTRACT(K65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5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5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7]);&quot;/grand-final/results/&quot;);LOWER([.B657]));[.B657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57,&quot;&quot;\d+ points?&quot;&quot;),REGEXEXTRACT(J65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57,&quot;&quot;\d+ points?&quot;&quot;),REGEXEXTRACT(K65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5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5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8]);&quot;/grand-final/results/&quot;);LOWER([.B658]));[.B658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58,&quot;&quot;\d+ points?&quot;&quot;),REGEXEXTRACT(J65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58,&quot;&quot;\d+ points?&quot;&quot;),REGEXEXTRACT(K65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5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5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9]);&quot;/grand-final/results/&quot;);LOWER([.B659]));[.B659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59,&quot;&quot;\d+ points?&quot;&quot;),REGEXEXTRACT(J6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9,&quot;&quot;\d+ points?&quot;&quot;),REGEXEXTRACT(K6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59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0]);&quot;/grand-final/results/&quot;);LOWER([.B660]));[.B660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60,&quot;&quot;\d+ points?&quot;&quot;),REGEXEXTRACT(J6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0,&quot;&quot;\d+ points?&quot;&quot;),REGEXEXTRACT(K6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6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1]);&quot;/grand-final/results/&quot;);LOWER([.B661]));[.B661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61,&quot;&quot;\d+ points?&quot;&quot;),REGEXEXTRACT(J6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1,&quot;&quot;\d+ points?&quot;&quot;),REGEXEXTRACT(K6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6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2]);&quot;/grand-final/results/&quot;);LOWER([.B662]));[.B662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62,&quot;&quot;\d+ points?&quot;&quot;),REGEXEXTRACT(J66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62,&quot;&quot;\d+ points?&quot;&quot;),REGEXEXTRACT(K66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6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6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3]);&quot;/grand-final/results/&quot;);LOWER([.B663]));[.B663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63,&quot;&quot;\d+ points?&quot;&quot;),REGEXEXTRACT(J6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3,&quot;&quot;\d+ points?&quot;&quot;),REGEXEXTRACT(K6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6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4]);&quot;/grand-final/results/&quot;);LOWER([.B664]));[.B664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64,&quot;&quot;\d+ points?&quot;&quot;),REGEXEXTRACT(J6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4,&quot;&quot;\d+ points?&quot;&quot;),REGEXEXTRACT(K6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4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66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5]);&quot;/grand-final/results/&quot;);LOWER([.B665]));[.B665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65,&quot;&quot;\d+ points?&quot;&quot;),REGEXEXTRACT(J6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5,&quot;&quot;\d+ points?&quot;&quot;),REGEXEXTRACT(K66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6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6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6]);&quot;/grand-final/results/&quot;);LOWER([.B666]));[.B666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66,&quot;&quot;\d+ points?&quot;&quot;),REGEXEXTRACT(J66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66,&quot;&quot;\d+ points?&quot;&quot;),REGEXEXTRACT(K66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6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6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7]);&quot;/grand-final/results/&quot;);LOWER([.B667]));[.B667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67,&quot;&quot;\d+ points?&quot;&quot;),REGEXEXTRACT(J6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7,&quot;&quot;\d+ points?&quot;&quot;),REGEXEXTRACT(K6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67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8]);&quot;/grand-final/results/&quot;);LOWER([.B668]));[.B668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68,&quot;&quot;\d+ points?&quot;&quot;),REGEXEXTRACT(J66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68,&quot;&quot;\d+ points?&quot;&quot;),REGEXEXTRACT(K6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6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9]);&quot;/grand-final/results/&quot;);LOWER([.B669]));[.B669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69,&quot;&quot;\d+ points?&quot;&quot;),REGEXEXTRACT(J6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9,&quot;&quot;\d+ points?&quot;&quot;),REGEXEXTRACT(K6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6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0]);&quot;/grand-final/results/&quot;);LOWER([.B670]));[.B670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70,&quot;&quot;\d+ points?&quot;&quot;),REGEXEXTRACT(J67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70,&quot;&quot;\d+ points?&quot;&quot;),REGEXEXTRACT(K67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7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7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1]);&quot;/grand-final/results/&quot;);LOWER([.B671]));[.B671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71,&quot;&quot;\d+ points?&quot;&quot;),REGEXEXTRACT(J6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1,&quot;&quot;\d+ points?&quot;&quot;),REGEXEXTRACT(K67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7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7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2]);&quot;/grand-final/results/&quot;);LOWER([.B672]));[.B672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72,&quot;&quot;\d+ points?&quot;&quot;),REGEXEXTRACT(J67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72,&quot;&quot;\d+ points?&quot;&quot;),REGEXEXTRACT(K672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7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72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3]);&quot;/grand-final/results/&quot;);LOWER([.B673]));[.B673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73,&quot;&quot;\d+ points?&quot;&quot;),REGEXEXTRACT(J67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73,&quot;&quot;\d+ points?&quot;&quot;),REGEXEXTRACT(K6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7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4]);&quot;/grand-final/results/&quot;);LOWER([.B674]));[.B674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74,&quot;&quot;\d+ points?&quot;&quot;),REGEXEXTRACT(J6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4,&quot;&quot;\d+ points?&quot;&quot;),REGEXEXTRACT(K67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7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7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5]);&quot;/grand-final/results/&quot;);LOWER([.B675]));[.B675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75,&quot;&quot;\d+ points?&quot;&quot;),REGEXEXTRACT(J6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5,&quot;&quot;\d+ points?&quot;&quot;),REGEXEXTRACT(K6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5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7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6]);&quot;/grand-final/results/&quot;);LOWER([.B676]));[.B676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76,&quot;&quot;\d+ points?&quot;&quot;),REGEXEXTRACT(J6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6,&quot;&quot;\d+ points?&quot;&quot;),REGEXEXTRACT(K6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7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7]);&quot;/grand-final/results/&quot;);LOWER([.B677]));[.B677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77,&quot;&quot;\d+ points?&quot;&quot;),REGEXEXTRACT(J67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77,&quot;&quot;\d+ points?&quot;&quot;),REGEXEXTRACT(K6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77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8]);&quot;/grand-final/results/&quot;);LOWER([.B678]));[.B678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78,&quot;&quot;\d+ points?&quot;&quot;),REGEXEXTRACT(J6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8,&quot;&quot;\d+ points?&quot;&quot;),REGEXEXTRACT(K6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9]);&quot;/grand-final/results/&quot;);LOWER([.B679]));[.B679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679,&quot;&quot;\d+ points?&quot;&quot;),REGEXEXTRACT(J6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9,&quot;&quot;\d+ points?&quot;&quot;),REGEXEXTRACT(K6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7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0]);&quot;/grand-final/results/&quot;);LOWER([.B680]));[.B680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80,&quot;&quot;\d+ points?&quot;&quot;),REGEXEXTRACT(J6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0,&quot;&quot;\d+ points?&quot;&quot;),REGEXEXTRACT(K6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8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1]);&quot;/grand-final/results/&quot;);LOWER([.B681]));[.B681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81,&quot;&quot;\d+ points?&quot;&quot;),REGEXEXTRACT(J68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81,&quot;&quot;\d+ points?&quot;&quot;),REGEXEXTRACT(K68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8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8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2]);&quot;/grand-final/results/&quot;);LOWER([.B682]));[.B682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82,&quot;&quot;\d+ points?&quot;&quot;),REGEXEXTRACT(J68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82,&quot;&quot;\d+ points?&quot;&quot;),REGEXEXTRACT(K68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8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8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3]);&quot;/grand-final/results/&quot;);LOWER([.B683]));[.B683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83,&quot;&quot;\d+ points?&quot;&quot;),REGEXEXTRACT(J68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83,&quot;&quot;\d+ points?&quot;&quot;),REGEXEXTRACT(K68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8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8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4]);&quot;/grand-final/results/&quot;);LOWER([.B684]));[.B684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84,&quot;&quot;\d+ points?&quot;&quot;),REGEXEXTRACT(J6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4,&quot;&quot;\d+ points?&quot;&quot;),REGEXEXTRACT(K6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4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8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5]);&quot;/grand-final/results/&quot;);LOWER([.B685]));[.B685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85,&quot;&quot;\d+ points?&quot;&quot;),REGEXEXTRACT(J68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85,&quot;&quot;\d+ points?&quot;&quot;),REGEXEXTRACT(K68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8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8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6]);&quot;/grand-final/results/&quot;);LOWER([.B686]));[.B686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86,&quot;&quot;\d+ points?&quot;&quot;),REGEXEXTRACT(J6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6,&quot;&quot;\d+ points?&quot;&quot;),REGEXEXTRACT(K6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8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7]);&quot;/grand-final/results/&quot;);LOWER([.B687]));[.B687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87,&quot;&quot;\d+ points?&quot;&quot;),REGEXEXTRACT(J6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7,&quot;&quot;\d+ points?&quot;&quot;),REGEXEXTRACT(K68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87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8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8]);&quot;/grand-final/results/&quot;);LOWER([.B688]));[.B688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88,&quot;&quot;\d+ points?&quot;&quot;),REGEXEXTRACT(J6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8,&quot;&quot;\d+ points?&quot;&quot;),REGEXEXTRACT(K68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8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8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9]);&quot;/grand-final/results/&quot;);LOWER([.B689]));[.B689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89,&quot;&quot;\d+ points?&quot;&quot;),REGEXEXTRACT(J6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9,&quot;&quot;\d+ points?&quot;&quot;),REGEXEXTRACT(K6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8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0]);&quot;/grand-final/results/&quot;);LOWER([.B690]));[.B690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90,&quot;&quot;\d+ points?&quot;&quot;),REGEXEXTRACT(J6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0,&quot;&quot;\d+ points?&quot;&quot;),REGEXEXTRACT(K6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9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1]);&quot;/grand-final/results/&quot;);LOWER([.B691]));[.B691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91,&quot;&quot;\d+ points?&quot;&quot;),REGEXEXTRACT(J6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1,&quot;&quot;\d+ points?&quot;&quot;),REGEXEXTRACT(K69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9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9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2]);&quot;/grand-final/results/&quot;);LOWER([.B692]));[.B692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92,&quot;&quot;\d+ points?&quot;&quot;),REGEXEXTRACT(J6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2,&quot;&quot;\d+ points?&quot;&quot;),REGEXEXTRACT(K6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92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3]);&quot;/grand-final/results/&quot;);LOWER([.B693]));[.B693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93,&quot;&quot;\d+ points?&quot;&quot;),REGEXEXTRACT(J69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93,&quot;&quot;\d+ points?&quot;&quot;),REGEXEXTRACT(K6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9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4]);&quot;/grand-final/results/&quot;);LOWER([.B694]));[.B694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94,&quot;&quot;\d+ points?&quot;&quot;),REGEXEXTRACT(J6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4,&quot;&quot;\d+ points?&quot;&quot;),REGEXEXTRACT(K6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9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5]);&quot;/grand-final/results/&quot;);LOWER([.B695]));[.B695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95,&quot;&quot;\d+ points?&quot;&quot;),REGEXEXTRACT(J69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95,&quot;&quot;\d+ points?&quot;&quot;),REGEXEXTRACT(K69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9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9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6]);&quot;/grand-final/results/&quot;);LOWER([.B696]));[.B696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96,&quot;&quot;\d+ points?&quot;&quot;),REGEXEXTRACT(J6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6,&quot;&quot;\d+ points?&quot;&quot;),REGEXEXTRACT(K69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96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9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7]);&quot;/grand-final/results/&quot;);LOWER([.B697]));[.B697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97,&quot;&quot;\d+ points?&quot;&quot;),REGEXEXTRACT(J69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97,&quot;&quot;\d+ points?&quot;&quot;),REGEXEXTRACT(K69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9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9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8]);&quot;/grand-final/results/&quot;);LOWER([.B698]));[.B698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98,&quot;&quot;\d+ points?&quot;&quot;),REGEXEXTRACT(J6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8,&quot;&quot;\d+ points?&quot;&quot;),REGEXEXTRACT(K6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8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9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9]);&quot;/grand-final/results/&quot;);LOWER([.B699]));[.B699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99,&quot;&quot;\d+ points?&quot;&quot;),REGEXEXTRACT(J69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99,&quot;&quot;\d+ points?&quot;&quot;),REGEXEXTRACT(K6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9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0]);&quot;/grand-final/results/&quot;);LOWER([.B700]));[.B700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1th</text:p>
          </table:table-cell>
          <table:table-cell table:style-name="ce4" table:formula="of:=IFERROR(__xludf.dummyfunction(&quot;INT(IF(REGEXMATCH(J700,&quot;&quot;\d+ points?&quot;&quot;),REGEXEXTRACT(J7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0,&quot;&quot;\d+ points?&quot;&quot;),REGEXEXTRACT(K7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0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1]);&quot;/grand-final/results/&quot;);LOWER([.B701]));[.B701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01,&quot;&quot;\d+ points?&quot;&quot;),REGEXEXTRACT(J7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1,&quot;&quot;\d+ points?&quot;&quot;),REGEXEXTRACT(K7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0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2]);&quot;/grand-final/results/&quot;);LOWER([.B702]));[.B702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02,&quot;&quot;\d+ points?&quot;&quot;),REGEXEXTRACT(J70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02,&quot;&quot;\d+ points?&quot;&quot;),REGEXEXTRACT(K7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0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3]);&quot;/grand-final/results/&quot;);LOWER([.B703]));[.B703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03,&quot;&quot;\d+ points?&quot;&quot;),REGEXEXTRACT(J7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3,&quot;&quot;\d+ points?&quot;&quot;),REGEXEXTRACT(K7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0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4]);&quot;/grand-final/results/&quot;);LOWER([.B704]));[.B704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04,&quot;&quot;\d+ points?&quot;&quot;),REGEXEXTRACT(J7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4,&quot;&quot;\d+ points?&quot;&quot;),REGEXEXTRACT(K70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0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0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5]);&quot;/grand-final/results/&quot;);LOWER([.B705]));[.B705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05,&quot;&quot;\d+ points?&quot;&quot;),REGEXEXTRACT(J70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05,&quot;&quot;\d+ points?&quot;&quot;),REGEXEXTRACT(K7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0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6]);&quot;/grand-final/results/&quot;);LOWER([.B706]));[.B706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06,&quot;&quot;\d+ points?&quot;&quot;),REGEXEXTRACT(J70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06,&quot;&quot;\d+ points?&quot;&quot;),REGEXEXTRACT(K706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0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06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7]);&quot;/grand-final/results/&quot;);LOWER([.B707]));[.B707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07,&quot;&quot;\d+ points?&quot;&quot;),REGEXEXTRACT(J70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07,&quot;&quot;\d+ points?&quot;&quot;),REGEXEXTRACT(K70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0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0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8]);&quot;/grand-final/results/&quot;);LOWER([.B708]));[.B708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08,&quot;&quot;\d+ points?&quot;&quot;),REGEXEXTRACT(J70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08,&quot;&quot;\d+ points?&quot;&quot;),REGEXEXTRACT(K7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0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09]);&quot;/grand-final/results/&quot;);LOWER([.B709]));[.B709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09,&quot;&quot;\d+ points?&quot;&quot;),REGEXEXTRACT(J70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09,&quot;&quot;\d+ points?&quot;&quot;),REGEXEXTRACT(K7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0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0]);&quot;/grand-final/results/&quot;);LOWER([.B710]));[.B710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10,&quot;&quot;\d+ points?&quot;&quot;),REGEXEXTRACT(J7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0,&quot;&quot;\d+ points?&quot;&quot;),REGEXEXTRACT(K7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1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1]);&quot;/grand-final/results/&quot;);LOWER([.B711]));[.B711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11,&quot;&quot;\d+ points?&quot;&quot;),REGEXEXTRACT(J7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1,&quot;&quot;\d+ points?&quot;&quot;),REGEXEXTRACT(K71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1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1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2]);&quot;/grand-final/results/&quot;);LOWER([.B712]));[.B712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12,&quot;&quot;\d+ points?&quot;&quot;),REGEXEXTRACT(J71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12,&quot;&quot;\d+ points?&quot;&quot;),REGEXEXTRACT(K712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1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12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3]);&quot;/grand-final/results/&quot;);LOWER([.B713]));[.B713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13,&quot;&quot;\d+ points?&quot;&quot;),REGEXEXTRACT(J7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3,&quot;&quot;\d+ points?&quot;&quot;),REGEXEXTRACT(K7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1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4]);&quot;/grand-final/results/&quot;);LOWER([.B714]));[.B714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14,&quot;&quot;\d+ points?&quot;&quot;),REGEXEXTRACT(J71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14,&quot;&quot;\d+ points?&quot;&quot;),REGEXEXTRACT(K7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4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1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5]);&quot;/grand-final/results/&quot;);LOWER([.B715]));[.B715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15,&quot;&quot;\d+ points?&quot;&quot;),REGEXEXTRACT(J7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5,&quot;&quot;\d+ points?&quot;&quot;),REGEXEXTRACT(K71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1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1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6]);&quot;/grand-final/results/&quot;);LOWER([.B716]));[.B716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16,&quot;&quot;\d+ points?&quot;&quot;),REGEXEXTRACT(J7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6,&quot;&quot;\d+ points?&quot;&quot;),REGEXEXTRACT(K7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1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7]);&quot;/grand-final/results/&quot;);LOWER([.B717]));[.B717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17,&quot;&quot;\d+ points?&quot;&quot;),REGEXEXTRACT(J71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17,&quot;&quot;\d+ points?&quot;&quot;),REGEXEXTRACT(K7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1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8]);&quot;/grand-final/results/&quot;);LOWER([.B718]));[.B718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18,&quot;&quot;\d+ points?&quot;&quot;),REGEXEXTRACT(J7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8,&quot;&quot;\d+ points?&quot;&quot;),REGEXEXTRACT(K71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1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9]);&quot;/grand-final/results/&quot;);LOWER([.B719]));[.B719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19,&quot;&quot;\d+ points?&quot;&quot;),REGEXEXTRACT(J7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19,&quot;&quot;\d+ points?&quot;&quot;),REGEXEXTRACT(K71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1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1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0]);&quot;/grand-final/results/&quot;);LOWER([.B720]));[.B720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20,&quot;&quot;\d+ points?&quot;&quot;),REGEXEXTRACT(J7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0,&quot;&quot;\d+ points?&quot;&quot;),REGEXEXTRACT(K72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2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2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1]);&quot;/grand-final/results/&quot;);LOWER([.B721]));[.B721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21,&quot;&quot;\d+ points?&quot;&quot;),REGEXEXTRACT(J721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21,&quot;&quot;\d+ points?&quot;&quot;),REGEXEXTRACT(K72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21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2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2]);&quot;/grand-final/results/&quot;);LOWER([.B722]));[.B722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22,&quot;&quot;\d+ points?&quot;&quot;),REGEXEXTRACT(J7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2,&quot;&quot;\d+ points?&quot;&quot;),REGEXEXTRACT(K7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2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3]);&quot;/grand-final/results/&quot;);LOWER([.B723]));[.B723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23,&quot;&quot;\d+ points?&quot;&quot;),REGEXEXTRACT(J72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3,&quot;&quot;\d+ points?&quot;&quot;),REGEXEXTRACT(K72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23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2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4]);&quot;/grand-final/results/&quot;);LOWER([.B724]));[.B724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24,&quot;&quot;\d+ points?&quot;&quot;),REGEXEXTRACT(J7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4,&quot;&quot;\d+ points?&quot;&quot;),REGEXEXTRACT(K7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2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5]);&quot;/grand-final/results/&quot;);LOWER([.B725]));[.B725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25,&quot;&quot;\d+ points?&quot;&quot;),REGEXEXTRACT(J7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5,&quot;&quot;\d+ points?&quot;&quot;),REGEXEXTRACT(K7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2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6]);&quot;/grand-final/results/&quot;);LOWER([.B726]));[.B726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26,&quot;&quot;\d+ points?&quot;&quot;),REGEXEXTRACT(J72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26,&quot;&quot;\d+ points?&quot;&quot;),REGEXEXTRACT(K7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2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7]);&quot;/grand-final/results/&quot;);LOWER([.B727]));[.B727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27,&quot;&quot;\d+ points?&quot;&quot;),REGEXEXTRACT(J7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7,&quot;&quot;\d+ points?&quot;&quot;),REGEXEXTRACT(K7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7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2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8]);&quot;/grand-final/results/&quot;);LOWER([.B728]));[.B728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728,&quot;&quot;\d+ points?&quot;&quot;),REGEXEXTRACT(J7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8,&quot;&quot;\d+ points?&quot;&quot;),REGEXEXTRACT(K7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8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728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9]);&quot;/grand-final/results/&quot;);LOWER([.B729]));[.B729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29,&quot;&quot;\d+ points?&quot;&quot;),REGEXEXTRACT(J72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29,&quot;&quot;\d+ points?&quot;&quot;),REGEXEXTRACT(K7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2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0]);&quot;/grand-final/results/&quot;);LOWER([.B730]));[.B730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30,&quot;&quot;\d+ points?&quot;&quot;),REGEXEXTRACT(J73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30,&quot;&quot;\d+ points?&quot;&quot;),REGEXEXTRACT(K7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3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1]);&quot;/grand-final/results/&quot;);LOWER([.B731]));[.B731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31,&quot;&quot;\d+ points?&quot;&quot;),REGEXEXTRACT(J73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31,&quot;&quot;\d+ points?&quot;&quot;),REGEXEXTRACT(K73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3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3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2]);&quot;/grand-final/results/&quot;);LOWER([.B732]));[.B732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32,&quot;&quot;\d+ points?&quot;&quot;),REGEXEXTRACT(J7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2,&quot;&quot;\d+ points?&quot;&quot;),REGEXEXTRACT(K73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3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3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3]);&quot;/grand-final/results/&quot;);LOWER([.B733]));[.B733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733,&quot;&quot;\d+ points?&quot;&quot;),REGEXEXTRACT(J7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3,&quot;&quot;\d+ points?&quot;&quot;),REGEXEXTRACT(K7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33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4]);&quot;/grand-final/results/&quot;);LOWER([.B734]));[.B734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34,&quot;&quot;\d+ points?&quot;&quot;),REGEXEXTRACT(J7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4,&quot;&quot;\d+ points?&quot;&quot;),REGEXEXTRACT(K73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3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3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5]);&quot;/grand-final/results/&quot;);LOWER([.B735]));[.B735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35,&quot;&quot;\d+ points?&quot;&quot;),REGEXEXTRACT(J7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5,&quot;&quot;\d+ points?&quot;&quot;),REGEXEXTRACT(K7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5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3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6]);&quot;/grand-final/results/&quot;);LOWER([.B736]));[.B736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736,&quot;&quot;\d+ points?&quot;&quot;),REGEXEXTRACT(J73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36,&quot;&quot;\d+ points?&quot;&quot;),REGEXEXTRACT(K73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3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3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7]);&quot;/grand-final/results/&quot;);LOWER([.B737]));[.B737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37,&quot;&quot;\d+ points?&quot;&quot;),REGEXEXTRACT(J7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7,&quot;&quot;\d+ points?&quot;&quot;),REGEXEXTRACT(K7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3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8]);&quot;/grand-final/results/&quot;);LOWER([.B738]));[.B738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38,&quot;&quot;\d+ points?&quot;&quot;),REGEXEXTRACT(J7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8,&quot;&quot;\d+ points?&quot;&quot;),REGEXEXTRACT(K7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3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9]);&quot;/grand-final/results/&quot;);LOWER([.B739]));[.B739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39,&quot;&quot;\d+ points?&quot;&quot;),REGEXEXTRACT(J7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9,&quot;&quot;\d+ points?&quot;&quot;),REGEXEXTRACT(K7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3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0]);&quot;/grand-final/results/&quot;);LOWER([.B740]));[.B740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40,&quot;&quot;\d+ points?&quot;&quot;),REGEXEXTRACT(J74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40,&quot;&quot;\d+ points?&quot;&quot;),REGEXEXTRACT(K74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4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4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1]);&quot;/grand-final/results/&quot;);LOWER([.B741]));[.B741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741,&quot;&quot;\d+ points?&quot;&quot;),REGEXEXTRACT(J7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1,&quot;&quot;\d+ points?&quot;&quot;),REGEXEXTRACT(K7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4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2]);&quot;/grand-final/results/&quot;);LOWER([.B742]));[.B742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42,&quot;&quot;\d+ points?&quot;&quot;),REGEXEXTRACT(J7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2,&quot;&quot;\d+ points?&quot;&quot;),REGEXEXTRACT(K7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4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3]);&quot;/grand-final/results/&quot;);LOWER([.B743]));[.B743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43,&quot;&quot;\d+ points?&quot;&quot;),REGEXEXTRACT(J74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43,&quot;&quot;\d+ points?&quot;&quot;),REGEXEXTRACT(K74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4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4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4]);&quot;/grand-final/results/&quot;);LOWER([.B744]));[.B744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44,&quot;&quot;\d+ points?&quot;&quot;),REGEXEXTRACT(J74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44,&quot;&quot;\d+ points?&quot;&quot;),REGEXEXTRACT(K744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4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44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5]);&quot;/grand-final/results/&quot;);LOWER([.B745]));[.B745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45,&quot;&quot;\d+ points?&quot;&quot;),REGEXEXTRACT(J7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5,&quot;&quot;\d+ points?&quot;&quot;),REGEXEXTRACT(K74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45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4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6]);&quot;/grand-final/results/&quot;);LOWER([.B746]));[.B746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46,&quot;&quot;\d+ points?&quot;&quot;),REGEXEXTRACT(J7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46,&quot;&quot;\d+ points?&quot;&quot;),REGEXEXTRACT(K74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4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4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7]);&quot;/grand-final/results/&quot;);LOWER([.B747]));[.B747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47,&quot;&quot;\d+ points?&quot;&quot;),REGEXEXTRACT(J7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7,&quot;&quot;\d+ points?&quot;&quot;),REGEXEXTRACT(K7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4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8]);&quot;/grand-final/results/&quot;);LOWER([.B748]));[.B748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48,&quot;&quot;\d+ points?&quot;&quot;),REGEXEXTRACT(J74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48,&quot;&quot;\d+ points?&quot;&quot;),REGEXEXTRACT(K7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4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9]);&quot;/grand-final/results/&quot;);LOWER([.B749]));[.B749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49,&quot;&quot;\d+ points?&quot;&quot;),REGEXEXTRACT(J7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9,&quot;&quot;\d+ points?&quot;&quot;),REGEXEXTRACT(K7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4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0]);&quot;/grand-final/results/&quot;);LOWER([.B750]));[.B750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50,&quot;&quot;\d+ points?&quot;&quot;),REGEXEXTRACT(J7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0,&quot;&quot;\d+ points?&quot;&quot;),REGEXEXTRACT(K7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0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50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1]);&quot;/grand-final/results/&quot;);LOWER([.B751]));[.B751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51,&quot;&quot;\d+ points?&quot;&quot;),REGEXEXTRACT(J7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1,&quot;&quot;\d+ points?&quot;&quot;),REGEXEXTRACT(K7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51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2]);&quot;/grand-final/results/&quot;);LOWER([.B752]));[.B752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52,&quot;&quot;\d+ points?&quot;&quot;),REGEXEXTRACT(J7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2,&quot;&quot;\d+ points?&quot;&quot;),REGEXEXTRACT(K752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5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52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3]);&quot;/grand-final/results/&quot;);LOWER([.B753]));[.B753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53,&quot;&quot;\d+ points?&quot;&quot;),REGEXEXTRACT(J7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3,&quot;&quot;\d+ points?&quot;&quot;),REGEXEXTRACT(K7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5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4]);&quot;/grand-final/results/&quot;);LOWER([.B754]));[.B754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54,&quot;&quot;\d+ points?&quot;&quot;),REGEXEXTRACT(J75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54,&quot;&quot;\d+ points?&quot;&quot;),REGEXEXTRACT(K754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5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54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5]);&quot;/grand-final/results/&quot;);LOWER([.B755]));[.B755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55,&quot;&quot;\d+ points?&quot;&quot;),REGEXEXTRACT(J75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55,&quot;&quot;\d+ points?&quot;&quot;),REGEXEXTRACT(K75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5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5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6]);&quot;/grand-final/results/&quot;);LOWER([.B756]));[.B756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56,&quot;&quot;\d+ points?&quot;&quot;),REGEXEXTRACT(J756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56,&quot;&quot;\d+ points?&quot;&quot;),REGEXEXTRACT(K7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6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56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7]);&quot;/grand-final/results/&quot;);LOWER([.B757]));[.B757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57,&quot;&quot;\d+ points?&quot;&quot;),REGEXEXTRACT(J757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57,&quot;&quot;\d+ points?&quot;&quot;),REGEXEXTRACT(K7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5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58]);&quot;/grand-final/results/&quot;);LOWER([.B758]));[.B758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58,&quot;&quot;\d+ points?&quot;&quot;),REGEXEXTRACT(J75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58,&quot;&quot;\d+ points?&quot;&quot;),REGEXEXTRACT(K7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5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59]);&quot;/grand-final/results/&quot;);LOWER([.B759]));[.B759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59,&quot;&quot;\d+ points?&quot;&quot;),REGEXEXTRACT(J7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9,&quot;&quot;\d+ points?&quot;&quot;),REGEXEXTRACT(K7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5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0]);&quot;/grand-final/results/&quot;);LOWER([.B760]));[.B760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60,&quot;&quot;\d+ points?&quot;&quot;),REGEXEXTRACT(J76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60,&quot;&quot;\d+ points?&quot;&quot;),REGEXEXTRACT(K76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6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6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1]);&quot;/grand-final/results/&quot;);LOWER([.B761]));[.B761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61,&quot;&quot;\d+ points?&quot;&quot;),REGEXEXTRACT(J7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1,&quot;&quot;\d+ points?&quot;&quot;),REGEXEXTRACT(K76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6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6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2]);&quot;/grand-final/results/&quot;);LOWER([.B762]));[.B762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62,&quot;&quot;\d+ points?&quot;&quot;),REGEXEXTRACT(J7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2,&quot;&quot;\d+ points?&quot;&quot;),REGEXEXTRACT(K7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62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3]);&quot;/grand-final/results/&quot;);LOWER([.B763]));[.B763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63,&quot;&quot;\d+ points?&quot;&quot;),REGEXEXTRACT(J7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3,&quot;&quot;\d+ points?&quot;&quot;),REGEXEXTRACT(K7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6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4]);&quot;/grand-final/results/&quot;);LOWER([.B764]));[.B764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64,&quot;&quot;\d+ points?&quot;&quot;),REGEXEXTRACT(J76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64,&quot;&quot;\d+ points?&quot;&quot;),REGEXEXTRACT(K764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6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64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5]);&quot;/grand-final/results/&quot;);LOWER([.B765]));[.B765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65,&quot;&quot;\d+ points?&quot;&quot;),REGEXEXTRACT(J7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5,&quot;&quot;\d+ points?&quot;&quot;),REGEXEXTRACT(K7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6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6]);&quot;/grand-final/results/&quot;);LOWER([.B766]));[.B766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66,&quot;&quot;\d+ points?&quot;&quot;),REGEXEXTRACT(J7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6,&quot;&quot;\d+ points?&quot;&quot;),REGEXEXTRACT(K7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6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7]);&quot;/grand-final/results/&quot;);LOWER([.B767]));[.B767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67,&quot;&quot;\d+ points?&quot;&quot;),REGEXEXTRACT(J76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67,&quot;&quot;\d+ points?&quot;&quot;),REGEXEXTRACT(K7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6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8]);&quot;/grand-final/results/&quot;);LOWER([.B768]));[.B768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68,&quot;&quot;\d+ points?&quot;&quot;),REGEXEXTRACT(J76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68,&quot;&quot;\d+ points?&quot;&quot;),REGEXEXTRACT(K76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68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6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9]);&quot;/grand-final/results/&quot;);LOWER([.B769]));[.B769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69,&quot;&quot;\d+ points?&quot;&quot;),REGEXEXTRACT(J7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9,&quot;&quot;\d+ points?&quot;&quot;),REGEXEXTRACT(K76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6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6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0]);&quot;/grand-final/results/&quot;);LOWER([.B770]));[.B770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770,&quot;&quot;\d+ points?&quot;&quot;),REGEXEXTRACT(J770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70,&quot;&quot;\d+ points?&quot;&quot;),REGEXEXTRACT(K77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70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7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1]);&quot;/grand-final/results/&quot;);LOWER([.B771]));[.B771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771,&quot;&quot;\d+ points?&quot;&quot;),REGEXEXTRACT(J7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1,&quot;&quot;\d+ points?&quot;&quot;),REGEXEXTRACT(K7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7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2]);&quot;/grand-final/results/&quot;);LOWER([.B772]));[.B772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72,&quot;&quot;\d+ points?&quot;&quot;),REGEXEXTRACT(J7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2,&quot;&quot;\d+ points?&quot;&quot;),REGEXEXTRACT(K7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2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7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3]);&quot;/grand-final/results/&quot;);LOWER([.B773]));[.B773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73,&quot;&quot;\d+ points?&quot;&quot;),REGEXEXTRACT(J77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73,&quot;&quot;\d+ points?&quot;&quot;),REGEXEXTRACT(K7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7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4]);&quot;/grand-final/results/&quot;);LOWER([.B774]));[.B774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74,&quot;&quot;\d+ points?&quot;&quot;),REGEXEXTRACT(J7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4,&quot;&quot;\d+ points?&quot;&quot;),REGEXEXTRACT(K7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7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5]);&quot;/grand-final/results/&quot;);LOWER([.B775]));[.B775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75,&quot;&quot;\d+ points?&quot;&quot;),REGEXEXTRACT(J77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75,&quot;&quot;\d+ points?&quot;&quot;),REGEXEXTRACT(K7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7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6]);&quot;/grand-final/results/&quot;);LOWER([.B776]));[.B776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76,&quot;&quot;\d+ points?&quot;&quot;),REGEXEXTRACT(J77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76,&quot;&quot;\d+ points?&quot;&quot;),REGEXEXTRACT(K77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7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7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7]);&quot;/grand-final/results/&quot;);LOWER([.B777]));[.B777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77,&quot;&quot;\d+ points?&quot;&quot;),REGEXEXTRACT(J7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7,&quot;&quot;\d+ points?&quot;&quot;),REGEXEXTRACT(K7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7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7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8]);&quot;/grand-final/results/&quot;);LOWER([.B778]));[.B778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78,&quot;&quot;\d+ points?&quot;&quot;),REGEXEXTRACT(J7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8,&quot;&quot;\d+ points?&quot;&quot;),REGEXEXTRACT(K77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7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7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9]);&quot;/grand-final/results/&quot;);LOWER([.B779]));[.B779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79,&quot;&quot;\d+ points?&quot;&quot;),REGEXEXTRACT(J77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79,&quot;&quot;\d+ points?&quot;&quot;),REGEXEXTRACT(K77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7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7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80]);&quot;/grand-final/results/&quot;);LOWER([.B780]));[.B780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80,&quot;&quot;\d+ points?&quot;&quot;),REGEXEXTRACT(J7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0,&quot;&quot;\d+ points?&quot;&quot;),REGEXEXTRACT(K78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8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8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81]);&quot;/grand-final/results/&quot;);LOWER([.B781]));[.B781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81,&quot;&quot;\d+ points?&quot;&quot;),REGEXEXTRACT(J7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1,&quot;&quot;\d+ points?&quot;&quot;),REGEXEXTRACT(K7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8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2]);&quot;/grand-final/results/&quot;);LOWER([.B782]));[.B782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82,&quot;&quot;\d+ points?&quot;&quot;),REGEXEXTRACT(J7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2,&quot;&quot;\d+ points?&quot;&quot;),REGEXEXTRACT(K78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8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8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3]);&quot;/grand-final/results/&quot;);LOWER([.B783]));[.B783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83,&quot;&quot;\d+ points?&quot;&quot;),REGEXEXTRACT(J78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83,&quot;&quot;\d+ points?&quot;&quot;),REGEXEXTRACT(K7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8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4]);&quot;/grand-final/results/&quot;);LOWER([.B784]));[.B784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84,&quot;&quot;\d+ points?&quot;&quot;),REGEXEXTRACT(J7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4,&quot;&quot;\d+ points?&quot;&quot;),REGEXEXTRACT(K78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8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8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5]);&quot;/grand-final/results/&quot;);LOWER([.B785]));[.B785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85,&quot;&quot;\d+ points?&quot;&quot;),REGEXEXTRACT(J7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5,&quot;&quot;\d+ points?&quot;&quot;),REGEXEXTRACT(K7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8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6]);&quot;/grand-final/results/&quot;);LOWER([.B786]));[.B786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786,&quot;&quot;\d+ points?&quot;&quot;),REGEXEXTRACT(J7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6,&quot;&quot;\d+ points?&quot;&quot;),REGEXEXTRACT(K7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8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7]);&quot;/grand-final/results/&quot;);LOWER([.B787]));[.B787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87,&quot;&quot;\d+ points?&quot;&quot;),REGEXEXTRACT(J7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7,&quot;&quot;\d+ points?&quot;&quot;),REGEXEXTRACT(K7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8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8]);&quot;/grand-final/results/&quot;);LOWER([.B788]));[.B788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88,&quot;&quot;\d+ points?&quot;&quot;),REGEXEXTRACT(J78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88,&quot;&quot;\d+ points?&quot;&quot;),REGEXEXTRACT(K78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8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8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9]);&quot;/grand-final/results/&quot;);LOWER([.B789]));[.B789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7th</text:p>
          </table:table-cell>
          <table:table-cell table:style-name="ce4" table:formula="of:=IFERROR(__xludf.dummyfunction(&quot;INT(IF(REGEXMATCH(J789,&quot;&quot;\d+ points?&quot;&quot;),REGEXEXTRACT(J7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9,&quot;&quot;\d+ points?&quot;&quot;),REGEXEXTRACT(K7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8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0]);&quot;/grand-final/results/&quot;);LOWER([.B790]));[.B790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90,&quot;&quot;\d+ points?&quot;&quot;),REGEXEXTRACT(J79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90,&quot;&quot;\d+ points?&quot;&quot;),REGEXEXTRACT(K7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9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1]);&quot;/grand-final/results/&quot;);LOWER([.B791]));[.B791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91,&quot;&quot;\d+ points?&quot;&quot;),REGEXEXTRACT(J7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1,&quot;&quot;\d+ points?&quot;&quot;),REGEXEXTRACT(K79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9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9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2]);&quot;/grand-final/results/&quot;);LOWER([.B792]));[.B792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92,&quot;&quot;\d+ points?&quot;&quot;),REGEXEXTRACT(J792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92,&quot;&quot;\d+ points?&quot;&quot;),REGEXEXTRACT(K79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92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9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3]);&quot;/grand-final/results/&quot;);LOWER([.B793]));[.B793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93,&quot;&quot;\d+ points?&quot;&quot;),REGEXEXTRACT(J7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3,&quot;&quot;\d+ points?&quot;&quot;),REGEXEXTRACT(K79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9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9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4]);&quot;/grand-final/results/&quot;);LOWER([.B794]));[.B794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94,&quot;&quot;\d+ points?&quot;&quot;),REGEXEXTRACT(J79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94,&quot;&quot;\d+ points?&quot;&quot;),REGEXEXTRACT(K79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9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9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5]);&quot;/grand-final/results/&quot;);LOWER([.B795]));[.B795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95,&quot;&quot;\d+ points?&quot;&quot;),REGEXEXTRACT(J79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95,&quot;&quot;\d+ points?&quot;&quot;),REGEXEXTRACT(K7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9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6]);&quot;/grand-final/results/&quot;);LOWER([.B796]));[.B796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96,&quot;&quot;\d+ points?&quot;&quot;),REGEXEXTRACT(J7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6,&quot;&quot;\d+ points?&quot;&quot;),REGEXEXTRACT(K79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96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9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7]);&quot;/grand-final/results/&quot;);LOWER([.B797]));[.B797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4th</text:p>
          </table:table-cell>
          <table:table-cell table:style-name="ce4" table:formula="of:=IFERROR(__xludf.dummyfunction(&quot;INT(IF(REGEXMATCH(J797,&quot;&quot;\d+ points?&quot;&quot;),REGEXEXTRACT(J7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7,&quot;&quot;\d+ points?&quot;&quot;),REGEXEXTRACT(K7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9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8]);&quot;/grand-final/results/&quot;);LOWER([.B798]));[.B798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98,&quot;&quot;\d+ points?&quot;&quot;),REGEXEXTRACT(J7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8,&quot;&quot;\d+ points?&quot;&quot;),REGEXEXTRACT(K7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98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9]);&quot;/grand-final/results/&quot;);LOWER([.B799]));[.B799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99,&quot;&quot;\d+ points?&quot;&quot;),REGEXEXTRACT(J79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99,&quot;&quot;\d+ points?&quot;&quot;),REGEXEXTRACT(K7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9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0]);&quot;/grand-final/results/&quot;);LOWER([.B800]));[.B800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00,&quot;&quot;\d+ points?&quot;&quot;),REGEXEXTRACT(J8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0,&quot;&quot;\d+ points?&quot;&quot;),REGEXEXTRACT(K8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0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0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1]);&quot;/grand-final/results/&quot;);LOWER([.B801]));[.B801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01,&quot;&quot;\d+ points?&quot;&quot;),REGEXEXTRACT(J8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1,&quot;&quot;\d+ points?&quot;&quot;),REGEXEXTRACT(K8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1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01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2]);&quot;/grand-final/results/&quot;);LOWER([.B802]));[.B802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02,&quot;&quot;\d+ points?&quot;&quot;),REGEXEXTRACT(J80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02,&quot;&quot;\d+ points?&quot;&quot;),REGEXEXTRACT(K8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0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3]);&quot;/grand-final/results/&quot;);LOWER([.B803]));[.B803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03,&quot;&quot;\d+ points?&quot;&quot;),REGEXEXTRACT(J80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03,&quot;&quot;\d+ points?&quot;&quot;),REGEXEXTRACT(K80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0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0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4]);&quot;/grand-final/results/&quot;);LOWER([.B804]));[.B804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04,&quot;&quot;\d+ points?&quot;&quot;),REGEXEXTRACT(J8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4,&quot;&quot;\d+ points?&quot;&quot;),REGEXEXTRACT(K80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0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0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5]);&quot;/grand-final/results/&quot;);LOWER([.B805]));[.B805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05,&quot;&quot;\d+ points?&quot;&quot;),REGEXEXTRACT(J80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05,&quot;&quot;\d+ points?&quot;&quot;),REGEXEXTRACT(K8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0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6]);&quot;/grand-final/results/&quot;);LOWER([.B806]));[.B806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06,&quot;&quot;\d+ points?&quot;&quot;),REGEXEXTRACT(J8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6,&quot;&quot;\d+ points?&quot;&quot;),REGEXEXTRACT(K80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0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0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7]);&quot;/grand-final/results/&quot;);LOWER([.B807]));[.B807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07,&quot;&quot;\d+ points?&quot;&quot;),REGEXEXTRACT(J80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07,&quot;&quot;\d+ points?&quot;&quot;),REGEXEXTRACT(K8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0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8]);&quot;/grand-final/results/&quot;);LOWER([.B808]));[.B808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808,&quot;&quot;\d+ points?&quot;&quot;),REGEXEXTRACT(J80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08,&quot;&quot;\d+ points?&quot;&quot;),REGEXEXTRACT(K80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0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0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9]);&quot;/grand-final/results/&quot;);LOWER([.B809]));[.B809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09,&quot;&quot;\d+ points?&quot;&quot;),REGEXEXTRACT(J80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09,&quot;&quot;\d+ points?&quot;&quot;),REGEXEXTRACT(K8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9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0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0]);&quot;/grand-final/results/&quot;);LOWER([.B810]));[.B810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10,&quot;&quot;\d+ points?&quot;&quot;),REGEXEXTRACT(J8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0,&quot;&quot;\d+ points?&quot;&quot;),REGEXEXTRACT(K8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0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1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1]);&quot;/grand-final/results/&quot;);LOWER([.B811]));[.B811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11,&quot;&quot;\d+ points?&quot;&quot;),REGEXEXTRACT(J8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1,&quot;&quot;\d+ points?&quot;&quot;),REGEXEXTRACT(K81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1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1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2]);&quot;/grand-final/results/&quot;);LOWER([.B812]));[.B812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12,&quot;&quot;\d+ points?&quot;&quot;),REGEXEXTRACT(J81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12,&quot;&quot;\d+ points?&quot;&quot;),REGEXEXTRACT(K81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1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1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3]);&quot;/grand-final/results/&quot;);LOWER([.B813]));[.B813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13,&quot;&quot;\d+ points?&quot;&quot;),REGEXEXTRACT(J8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3,&quot;&quot;\d+ points?&quot;&quot;),REGEXEXTRACT(K8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1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4]);&quot;/grand-final/results/&quot;);LOWER([.B814]));[.B814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14,&quot;&quot;\d+ points?&quot;&quot;),REGEXEXTRACT(J8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4,&quot;&quot;\d+ points?&quot;&quot;),REGEXEXTRACT(K8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1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5]);&quot;/grand-final/results/&quot;);LOWER([.B815]));[.B815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15,&quot;&quot;\d+ points?&quot;&quot;),REGEXEXTRACT(J8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5,&quot;&quot;\d+ points?&quot;&quot;),REGEXEXTRACT(K8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6]);&quot;/grand-final/results/&quot;);LOWER([.B816]));[.B816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16,&quot;&quot;\d+ points?&quot;&quot;),REGEXEXTRACT(J8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6,&quot;&quot;\d+ points?&quot;&quot;),REGEXEXTRACT(K81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1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1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7]);&quot;/grand-final/results/&quot;);LOWER([.B817]));[.B817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17,&quot;&quot;\d+ points?&quot;&quot;),REGEXEXTRACT(J8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7,&quot;&quot;\d+ points?&quot;&quot;),REGEXEXTRACT(K81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1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1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8]);&quot;/grand-final/results/&quot;);LOWER([.B818]));[.B818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18,&quot;&quot;\d+ points?&quot;&quot;),REGEXEXTRACT(J81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18,&quot;&quot;\d+ points?&quot;&quot;),REGEXEXTRACT(K81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1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1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9]);&quot;/grand-final/results/&quot;);LOWER([.B819]));[.B819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19,&quot;&quot;\d+ points?&quot;&quot;),REGEXEXTRACT(J81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9,&quot;&quot;\d+ points?&quot;&quot;),REGEXEXTRACT(K8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1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0]);&quot;/grand-final/results/&quot;);LOWER([.B820]));[.B820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20,&quot;&quot;\d+ points?&quot;&quot;),REGEXEXTRACT(J8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0,&quot;&quot;\d+ points?&quot;&quot;),REGEXEXTRACT(K82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2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2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1]);&quot;/grand-final/results/&quot;);LOWER([.B821]));[.B821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21,&quot;&quot;\d+ points?&quot;&quot;),REGEXEXTRACT(J82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21,&quot;&quot;\d+ points?&quot;&quot;),REGEXEXTRACT(K8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2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2]);&quot;/grand-final/results/&quot;);LOWER([.B822]));[.B822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22,&quot;&quot;\d+ points?&quot;&quot;),REGEXEXTRACT(J8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2,&quot;&quot;\d+ points?&quot;&quot;),REGEXEXTRACT(K8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2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3]);&quot;/grand-final/results/&quot;);LOWER([.B823]));[.B823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23,&quot;&quot;\d+ points?&quot;&quot;),REGEXEXTRACT(J82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23,&quot;&quot;\d+ points?&quot;&quot;),REGEXEXTRACT(K8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23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4]);&quot;/grand-final/results/&quot;);LOWER([.B824]));[.B824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24,&quot;&quot;\d+ points?&quot;&quot;),REGEXEXTRACT(J8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4,&quot;&quot;\d+ points?&quot;&quot;),REGEXEXTRACT(K8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4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2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5]);&quot;/grand-final/results/&quot;);LOWER([.B825]));[.B825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25,&quot;&quot;\d+ points?&quot;&quot;),REGEXEXTRACT(J8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5,&quot;&quot;\d+ points?&quot;&quot;),REGEXEXTRACT(K8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2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6]);&quot;/grand-final/results/&quot;);LOWER([.B826]));[.B826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26,&quot;&quot;\d+ points?&quot;&quot;),REGEXEXTRACT(J8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6,&quot;&quot;\d+ points?&quot;&quot;),REGEXEXTRACT(K8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2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7]);&quot;/grand-final/results/&quot;);LOWER([.B827]));[.B827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27,&quot;&quot;\d+ points?&quot;&quot;),REGEXEXTRACT(J82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27,&quot;&quot;\d+ points?&quot;&quot;),REGEXEXTRACT(K82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2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2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8]);&quot;/grand-final/results/&quot;);LOWER([.B828]));[.B828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28,&quot;&quot;\d+ points?&quot;&quot;),REGEXEXTRACT(J82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28,&quot;&quot;\d+ points?&quot;&quot;),REGEXEXTRACT(K82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2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2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9]);&quot;/grand-final/results/&quot;);LOWER([.B829]));[.B829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29,&quot;&quot;\d+ points?&quot;&quot;),REGEXEXTRACT(J82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29,&quot;&quot;\d+ points?&quot;&quot;),REGEXEXTRACT(K8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29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0]);&quot;/grand-final/results/&quot;);LOWER([.B830]));[.B830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30,&quot;&quot;\d+ points?&quot;&quot;),REGEXEXTRACT(J83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30,&quot;&quot;\d+ points?&quot;&quot;),REGEXEXTRACT(K830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3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30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1]);&quot;/grand-final/results/&quot;);LOWER([.B831]));[.B831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31,&quot;&quot;\d+ points?&quot;&quot;),REGEXEXTRACT(J8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1,&quot;&quot;\d+ points?&quot;&quot;),REGEXEXTRACT(K8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31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2]);&quot;/grand-final/results/&quot;);LOWER([.B832]));[.B832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32,&quot;&quot;\d+ points?&quot;&quot;),REGEXEXTRACT(J83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32,&quot;&quot;\d+ points?&quot;&quot;),REGEXEXTRACT(K83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3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3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3]);&quot;/grand-final/results/&quot;);LOWER([.B833]));[.B833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33,&quot;&quot;\d+ points?&quot;&quot;),REGEXEXTRACT(J8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3,&quot;&quot;\d+ points?&quot;&quot;),REGEXEXTRACT(K8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3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4]);&quot;/grand-final/results/&quot;);LOWER([.B834]));[.B834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34,&quot;&quot;\d+ points?&quot;&quot;),REGEXEXTRACT(J8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4,&quot;&quot;\d+ points?&quot;&quot;),REGEXEXTRACT(K8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3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5]);&quot;/grand-final/results/&quot;);LOWER([.B835]));[.B835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35,&quot;&quot;\d+ points?&quot;&quot;),REGEXEXTRACT(J8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5,&quot;&quot;\d+ points?&quot;&quot;),REGEXEXTRACT(K8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3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6]);&quot;/grand-final/results/&quot;);LOWER([.B836]));[.B836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36,&quot;&quot;\d+ points?&quot;&quot;),REGEXEXTRACT(J83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36,&quot;&quot;\d+ points?&quot;&quot;),REGEXEXTRACT(K83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3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3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7]);&quot;/grand-final/results/&quot;);LOWER([.B837]));[.B837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37,&quot;&quot;\d+ points?&quot;&quot;),REGEXEXTRACT(J8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7,&quot;&quot;\d+ points?&quot;&quot;),REGEXEXTRACT(K8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3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8]);&quot;/grand-final/results/&quot;);LOWER([.B838]));[.B838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38,&quot;&quot;\d+ points?&quot;&quot;),REGEXEXTRACT(J8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8,&quot;&quot;\d+ points?&quot;&quot;),REGEXEXTRACT(K838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38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38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9]);&quot;/grand-final/results/&quot;);LOWER([.B839]));[.B839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39,&quot;&quot;\d+ points?&quot;&quot;),REGEXEXTRACT(J83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39,&quot;&quot;\d+ points?&quot;&quot;),REGEXEXTRACT(K83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3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3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0]);&quot;/grand-final/results/&quot;);LOWER([.B840]));[.B840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40,&quot;&quot;\d+ points?&quot;&quot;),REGEXEXTRACT(J84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40,&quot;&quot;\d+ points?&quot;&quot;),REGEXEXTRACT(K8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4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1]);&quot;/grand-final/results/&quot;);LOWER([.B841]));[.B841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41,&quot;&quot;\d+ points?&quot;&quot;),REGEXEXTRACT(J8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1,&quot;&quot;\d+ points?&quot;&quot;),REGEXEXTRACT(K84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4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4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2]);&quot;/grand-final/results/&quot;);LOWER([.B842]));[.B842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42,&quot;&quot;\d+ points?&quot;&quot;),REGEXEXTRACT(J84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42,&quot;&quot;\d+ points?&quot;&quot;),REGEXEXTRACT(K84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4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4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3]);&quot;/grand-final/results/&quot;);LOWER([.B843]));[.B843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43,&quot;&quot;\d+ points?&quot;&quot;),REGEXEXTRACT(J8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3,&quot;&quot;\d+ points?&quot;&quot;),REGEXEXTRACT(K8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4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4]);&quot;/grand-final/results/&quot;);LOWER([.B844]));[.B844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44,&quot;&quot;\d+ points?&quot;&quot;),REGEXEXTRACT(J8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4,&quot;&quot;\d+ points?&quot;&quot;),REGEXEXTRACT(K8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4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44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5]);&quot;/grand-final/results/&quot;);LOWER([.B845]));[.B845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45,&quot;&quot;\d+ points?&quot;&quot;),REGEXEXTRACT(J8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5,&quot;&quot;\d+ points?&quot;&quot;),REGEXEXTRACT(K8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4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6]);&quot;/grand-final/results/&quot;);LOWER([.B846]));[.B846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46,&quot;&quot;\d+ points?&quot;&quot;),REGEXEXTRACT(J8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6,&quot;&quot;\d+ points?&quot;&quot;),REGEXEXTRACT(K8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4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7]);&quot;/grand-final/results/&quot;);LOWER([.B847]));[.B847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47,&quot;&quot;\d+ points?&quot;&quot;),REGEXEXTRACT(J84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47,&quot;&quot;\d+ points?&quot;&quot;),REGEXEXTRACT(K84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4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4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8]);&quot;/grand-final/results/&quot;);LOWER([.B848]));[.B848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3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48,&quot;&quot;\d+ points?&quot;&quot;),REGEXEXTRACT(J8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8,&quot;&quot;\d+ points?&quot;&quot;),REGEXEXTRACT(K84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4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4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9]);&quot;/grand-final/results/&quot;);LOWER([.B849]));[.B849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49,&quot;&quot;\d+ points?&quot;&quot;),REGEXEXTRACT(J8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9,&quot;&quot;\d+ points?&quot;&quot;),REGEXEXTRACT(K8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4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0]);&quot;/grand-final/results/&quot;);LOWER([.B850]));[.B850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50,&quot;&quot;\d+ points?&quot;&quot;),REGEXEXTRACT(J85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50,&quot;&quot;\d+ points?&quot;&quot;),REGEXEXTRACT(K8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50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1]);&quot;/grand-final/results/&quot;);LOWER([.B851]));[.B851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9th</text:p>
          </table:table-cell>
          <table:table-cell table:style-name="ce4" table:formula="of:=IFERROR(__xludf.dummyfunction(&quot;INT(IF(REGEXMATCH(J851,&quot;&quot;\d+ points?&quot;&quot;),REGEXEXTRACT(J8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1,&quot;&quot;\d+ points?&quot;&quot;),REGEXEXTRACT(K8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2]);&quot;/grand-final/results/&quot;);LOWER([.B852]));[.B852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52,&quot;&quot;\d+ points?&quot;&quot;),REGEXEXTRACT(J852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52,&quot;&quot;\d+ points?&quot;&quot;),REGEXEXTRACT(K85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5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5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3]);&quot;/grand-final/results/&quot;);LOWER([.B853]));[.B853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53,&quot;&quot;\d+ points?&quot;&quot;),REGEXEXTRACT(J85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53,&quot;&quot;\d+ points?&quot;&quot;),REGEXEXTRACT(K8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5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4]);&quot;/grand-final/results/&quot;);LOWER([.B854]));[.B854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54,&quot;&quot;\d+ points?&quot;&quot;),REGEXEXTRACT(J8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4,&quot;&quot;\d+ points?&quot;&quot;),REGEXEXTRACT(K85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5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5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5]);&quot;/grand-final/results/&quot;);LOWER([.B855]));[.B855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55,&quot;&quot;\d+ points?&quot;&quot;),REGEXEXTRACT(J8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5,&quot;&quot;\d+ points?&quot;&quot;),REGEXEXTRACT(K8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5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6]);&quot;/grand-final/results/&quot;);LOWER([.B856]));[.B856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56,&quot;&quot;\d+ points?&quot;&quot;),REGEXEXTRACT(J85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56,&quot;&quot;\d+ points?&quot;&quot;),REGEXEXTRACT(K85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5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5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7]);&quot;/grand-final/results/&quot;);LOWER([.B857]));[.B857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57,&quot;&quot;\d+ points?&quot;&quot;),REGEXEXTRACT(J8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7,&quot;&quot;\d+ points?&quot;&quot;),REGEXEXTRACT(K8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5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8]);&quot;/grand-final/results/&quot;);LOWER([.B858]));[.B858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58,&quot;&quot;\d+ points?&quot;&quot;),REGEXEXTRACT(J8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8,&quot;&quot;\d+ points?&quot;&quot;),REGEXEXTRACT(K85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5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5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9]);&quot;/grand-final/results/&quot;);LOWER([.B859]));[.B859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59,&quot;&quot;\d+ points?&quot;&quot;),REGEXEXTRACT(J8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9,&quot;&quot;\d+ points?&quot;&quot;),REGEXEXTRACT(K85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5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5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0]);&quot;/grand-final/results/&quot;);LOWER([.B860]));[.B860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860,&quot;&quot;\d+ points?&quot;&quot;),REGEXEXTRACT(J86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60,&quot;&quot;\d+ points?&quot;&quot;),REGEXEXTRACT(K86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6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6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1]);&quot;/grand-final/results/&quot;);LOWER([.B861]));[.B861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61,&quot;&quot;\d+ points?&quot;&quot;),REGEXEXTRACT(J8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1,&quot;&quot;\d+ points?&quot;&quot;),REGEXEXTRACT(K8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1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6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2]);&quot;/grand-final/results/&quot;);LOWER([.B862]));[.B862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62,&quot;&quot;\d+ points?&quot;&quot;),REGEXEXTRACT(J86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62,&quot;&quot;\d+ points?&quot;&quot;),REGEXEXTRACT(K8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6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3]);&quot;/grand-final/results/&quot;);LOWER([.B863]));[.B863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63,&quot;&quot;\d+ points?&quot;&quot;),REGEXEXTRACT(J8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3,&quot;&quot;\d+ points?&quot;&quot;),REGEXEXTRACT(K8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63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4]);&quot;/grand-final/results/&quot;);LOWER([.B864]));[.B864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64,&quot;&quot;\d+ points?&quot;&quot;),REGEXEXTRACT(J86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64,&quot;&quot;\d+ points?&quot;&quot;),REGEXEXTRACT(K86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6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6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5]);&quot;/grand-final/results/&quot;);LOWER([.B865]));[.B865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65,&quot;&quot;\d+ points?&quot;&quot;),REGEXEXTRACT(J8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5,&quot;&quot;\d+ points?&quot;&quot;),REGEXEXTRACT(K8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6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6]);&quot;/grand-final/results/&quot;);LOWER([.B866]));[.B866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66,&quot;&quot;\d+ points?&quot;&quot;),REGEXEXTRACT(J86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66,&quot;&quot;\d+ points?&quot;&quot;),REGEXEXTRACT(K8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6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7]);&quot;/grand-final/results/&quot;);LOWER([.B867]));[.B867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67,&quot;&quot;\d+ points?&quot;&quot;),REGEXEXTRACT(J8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7,&quot;&quot;\d+ points?&quot;&quot;),REGEXEXTRACT(K86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6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6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8]);&quot;/grand-final/results/&quot;);LOWER([.B868]));[.B868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68,&quot;&quot;\d+ points?&quot;&quot;),REGEXEXTRACT(J86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68,&quot;&quot;\d+ points?&quot;&quot;),REGEXEXTRACT(K86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6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6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9]);&quot;/grand-final/results/&quot;);LOWER([.B869]));[.B869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69,&quot;&quot;\d+ points?&quot;&quot;),REGEXEXTRACT(J86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69,&quot;&quot;\d+ points?&quot;&quot;),REGEXEXTRACT(K8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6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0]);&quot;/grand-final/results/&quot;);LOWER([.B870]));[.B870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70,&quot;&quot;\d+ points?&quot;&quot;),REGEXEXTRACT(J8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0,&quot;&quot;\d+ points?&quot;&quot;),REGEXEXTRACT(K87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7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7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1]);&quot;/grand-final/results/&quot;);LOWER([.B871]));[.B871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71,&quot;&quot;\d+ points?&quot;&quot;),REGEXEXTRACT(J87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71,&quot;&quot;\d+ points?&quot;&quot;),REGEXEXTRACT(K8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7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2]);&quot;/grand-final/results/&quot;);LOWER([.B872]));[.B872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72,&quot;&quot;\d+ points?&quot;&quot;),REGEXEXTRACT(J8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2,&quot;&quot;\d+ points?&quot;&quot;),REGEXEXTRACT(K8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7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3]);&quot;/grand-final/results/&quot;);LOWER([.B873]));[.B873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73,&quot;&quot;\d+ points?&quot;&quot;),REGEXEXTRACT(J8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3,&quot;&quot;\d+ points?&quot;&quot;),REGEXEXTRACT(K8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73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4]);&quot;/grand-final/results/&quot;);LOWER([.B874]));[.B874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74,&quot;&quot;\d+ points?&quot;&quot;),REGEXEXTRACT(J8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4,&quot;&quot;\d+ points?&quot;&quot;),REGEXEXTRACT(K8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7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5]);&quot;/grand-final/results/&quot;);LOWER([.B875]));[.B875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75,&quot;&quot;\d+ points?&quot;&quot;),REGEXEXTRACT(J87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75,&quot;&quot;\d+ points?&quot;&quot;),REGEXEXTRACT(K8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7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6]);&quot;/grand-final/results/&quot;);LOWER([.B876]));[.B876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876,&quot;&quot;\d+ points?&quot;&quot;),REGEXEXTRACT(J87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76,&quot;&quot;\d+ points?&quot;&quot;),REGEXEXTRACT(K87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7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7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7]);&quot;/grand-final/results/&quot;);LOWER([.B877]));[.B877]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77,&quot;&quot;\d+ points?&quot;&quot;),REGEXEXTRACT(J8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7,&quot;&quot;\d+ points?&quot;&quot;),REGEXEXTRACT(K8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7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78]);&quot;/grand-final/results/&quot;);LOWER([.B878]));[.B878]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78,&quot;&quot;\d+ points?&quot;&quot;),REGEXEXTRACT(J8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8,&quot;&quot;\d+ points?&quot;&quot;),REGEXEXTRACT(K8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7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79]);&quot;/grand-final/results/&quot;);LOWER([.B879]));[.B879]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79,&quot;&quot;\d+ points?&quot;&quot;),REGEXEXTRACT(J8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9,&quot;&quot;\d+ points?&quot;&quot;),REGEXEXTRACT(K8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9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79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0]);&quot;/grand-final/results/&quot;);LOWER([.B880]));[.B880]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80,&quot;&quot;\d+ points?&quot;&quot;),REGEXEXTRACT(J88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80,&quot;&quot;\d+ points?&quot;&quot;),REGEXEXTRACT(K88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8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8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1]);&quot;/grand-final/results/&quot;);LOWER([.B881]));[.B881]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81,&quot;&quot;\d+ points?&quot;&quot;),REGEXEXTRACT(J88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81,&quot;&quot;\d+ points?&quot;&quot;),REGEXEXTRACT(K8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8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2]);&quot;/grand-final/results/&quot;);LOWER([.B882]));[.B882]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82,&quot;&quot;\d+ points?&quot;&quot;),REGEXEXTRACT(J8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2,&quot;&quot;\d+ points?&quot;&quot;),REGEXEXTRACT(K8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8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3]);&quot;/grand-final/results/&quot;);LOWER([.B883]));[.B883]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83,&quot;&quot;\d+ points?&quot;&quot;),REGEXEXTRACT(J8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3,&quot;&quot;\d+ points?&quot;&quot;),REGEXEXTRACT(K883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8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83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4]);&quot;/grand-final/results/&quot;);LOWER([.B884]));[.B884]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84,&quot;&quot;\d+ points?&quot;&quot;),REGEXEXTRACT(J8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4,&quot;&quot;\d+ points?&quot;&quot;),REGEXEXTRACT(K88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8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8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5]);&quot;/grand-final/results/&quot;);LOWER([.B885]));[.B885]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85,&quot;&quot;\d+ points?&quot;&quot;),REGEXEXTRACT(J8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5,&quot;&quot;\d+ points?&quot;&quot;),REGEXEXTRACT(K8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8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6]);&quot;/grand-final/results/&quot;);LOWER([.B886]));[.B886]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86,&quot;&quot;\d+ points?&quot;&quot;),REGEXEXTRACT(J88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86,&quot;&quot;\d+ points?&quot;&quot;),REGEXEXTRACT(K8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8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7]);&quot;/grand-final/results/&quot;);LOWER([.B887]));[.B887]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87,&quot;&quot;\d+ points?&quot;&quot;),REGEXEXTRACT(J8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7,&quot;&quot;\d+ points?&quot;&quot;),REGEXEXTRACT(K8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8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8]);&quot;/grand-final/results/&quot;);LOWER([.B888]));[.B888]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88,&quot;&quot;\d+ points?&quot;&quot;),REGEXEXTRACT(J88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88,&quot;&quot;\d+ points?&quot;&quot;),REGEXEXTRACT(K88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8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8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9]);&quot;/grand-final/results/&quot;);LOWER([.B889]));[.B889]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89,&quot;&quot;\d+ points?&quot;&quot;),REGEXEXTRACT(J8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9,&quot;&quot;\d+ points?&quot;&quot;),REGEXEXTRACT(K88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89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8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0]);&quot;/grand-final/results/&quot;);LOWER([.B890]));[.B890]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90,&quot;&quot;\d+ points?&quot;&quot;),REGEXEXTRACT(J89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90,&quot;&quot;\d+ points?&quot;&quot;),REGEXEXTRACT(K8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9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1]);&quot;/grand-final/results/&quot;);LOWER([.B891]));[.B891]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91,&quot;&quot;\d+ points?&quot;&quot;),REGEXEXTRACT(J89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91,&quot;&quot;\d+ points?&quot;&quot;),REGEXEXTRACT(K89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9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9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2]);&quot;/grand-final/results/&quot;);LOWER([.B892]));[.B892]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92,&quot;&quot;\d+ points?&quot;&quot;),REGEXEXTRACT(J8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2,&quot;&quot;\d+ points?&quot;&quot;),REGEXEXTRACT(K89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92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9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3]);&quot;/grand-final/results/&quot;);LOWER([.B893]));[.B893]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93,&quot;&quot;\d+ points?&quot;&quot;),REGEXEXTRACT(J89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93,&quot;&quot;\d+ points?&quot;&quot;),REGEXEXTRACT(K8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9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4]);&quot;/grand-final/results/&quot;);LOWER([.B894]));[.B894]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94,&quot;&quot;\d+ points?&quot;&quot;),REGEXEXTRACT(J8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4,&quot;&quot;\d+ points?&quot;&quot;),REGEXEXTRACT(K8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9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5]);&quot;/grand-final/results/&quot;);LOWER([.B895]));[.B895]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95,&quot;&quot;\d+ points?&quot;&quot;),REGEXEXTRACT(J89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95,&quot;&quot;\d+ points?&quot;&quot;),REGEXEXTRACT(K8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9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6]);&quot;/grand-final/results/&quot;);LOWER([.B896]));[.B896]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96,&quot;&quot;\d+ points?&quot;&quot;),REGEXEXTRACT(J8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6,&quot;&quot;\d+ points?&quot;&quot;),REGEXEXTRACT(K8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9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7]);&quot;/grand-final/results/&quot;);LOWER([.B897]));[.B897]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97,&quot;&quot;\d+ points?&quot;&quot;),REGEXEXTRACT(J8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7,&quot;&quot;\d+ points?&quot;&quot;),REGEXEXTRACT(K8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9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8]);&quot;/grand-final/results/&quot;);LOWER([.B898]));[.B898]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98,&quot;&quot;\d+ points?&quot;&quot;),REGEXEXTRACT(J8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8,&quot;&quot;\d+ points?&quot;&quot;),REGEXEXTRACT(K8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9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9]);&quot;/grand-final/results/&quot;);LOWER([.B899]));[.B899]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99,&quot;&quot;\d+ points?&quot;&quot;),REGEXEXTRACT(J89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99,&quot;&quot;\d+ points?&quot;&quot;),REGEXEXTRACT(K8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9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900]);&quot;/grand-final/results/&quot;);LOWER([.B900]));[.B900]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900,&quot;&quot;\d+ points?&quot;&quot;),REGEXEXTRACT(J90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900,&quot;&quot;\d+ points?&quot;&quot;),REGEXEXTRACT(K900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90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900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901]);&quot;/grand-final/results/&quot;);LOWER([.B901]));[.B901]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901,&quot;&quot;\d+ points?&quot;&quot;),REGEXEXTRACT(J9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01,&quot;&quot;\d+ points?&quot;&quot;),REGEXEXTRACT(K90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90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90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 table:number-rows-repeated="63">
          <table:table-cell table:number-columns-repeated="4"/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1009"/>
        </table:table-row>
        <table:table-row table:style-name="ro2" table:number-rows-repeated="10476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Detailed Points'.$A$1" table:cell-range-address="$'Detailed Points'.$A$1:.$AE$901"/>
        </table:named-expressions>
        <calcext:conditional-formats>
          <calcext:conditional-format calcext:target-range-address="'Detailed Points'.L2:'Detailed Points'.M901">
            <calcext:color-scale>
              <calcext:color-scale-entry calcext:value="=0" calcext:type="formula" calcext:color="#e67c73"/>
              <calcext:color-scale-entry calcext:value="=1" calcext:type="formula" calcext:color="#fff2cc"/>
              <calcext:color-scale-entry calcext:value="=12" calcext:type="formula" calcext:color="#57bb8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Detailed Points'.A1:'Detailed Points'.AE9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iled_20_Points" style:display-name="PageStyle_Detailed Poi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15" meta:object-count="0"/>
    <meta:generator>LibreOfficeDev/6.0.5.2$Linux_X86_64 LibreOffice_project/</meta:generator>
  </office:meta>
</office:document-meta>
</file>